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075in"/>
    </style:style>
    <style:style style:name="co3" style:family="table-column">
      <style:table-column-properties fo:break-before="auto" style:column-width="0.9256in"/>
    </style:style>
    <style:style style:name="co4" style:family="table-column">
      <style:table-column-properties fo:break-before="auto" style:column-width="1.0646in"/>
    </style:style>
    <style:style style:name="co5" style:family="table-column">
      <style:table-column-properties fo:break-before="auto" style:column-width="1.4634in"/>
    </style:style>
    <style:style style:name="co6" style:family="table-column">
      <style:table-column-properties fo:break-before="auto" style:column-width="0.2311in"/>
    </style:style>
    <style:style style:name="co7" style:family="table-column">
      <style:table-column-properties fo:break-before="auto" style:column-width="1.289in"/>
    </style:style>
    <style:style style:name="co8" style:family="table-column">
      <style:table-column-properties fo:break-before="auto" style:column-width="1.8819in"/>
    </style:style>
    <style:style style:name="co9" style:family="table-column">
      <style:table-column-properties fo:break-before="auto" style:column-width="0.9783in"/>
    </style:style>
    <style:style style:name="co10" style:family="table-column">
      <style:table-column-properties fo:break-before="auto" style:column-width="1.4661in"/>
    </style:style>
    <style:style style:name="co11" style:family="table-column">
      <style:table-column-properties fo:break-before="auto" style:column-width="0.4882in"/>
    </style:style>
    <style:style style:name="co12" style:family="table-column">
      <style:table-column-properties fo:break-before="auto" style:column-width="1.3646in"/>
    </style:style>
    <style:style style:name="co13" style:family="table-column">
      <style:table-column-properties fo:break-before="auto" style:column-width="1.5701in"/>
    </style:style>
    <style:style style:name="co14" style:family="table-column">
      <style:table-column-properties fo:break-before="auto" style:column-width="2.002in"/>
    </style:style>
    <style:style style:name="co15" style:family="table-column">
      <style:table-column-properties fo:break-before="auto" style:column-width="2.148in"/>
    </style:style>
    <style:style style:name="co16" style:family="table-column">
      <style:table-column-properties fo:break-before="auto" style:column-width="1.3028in"/>
    </style:style>
    <style:style style:name="co17" style:family="table-column">
      <style:table-column-properties fo:break-before="auto" style:column-width="1.2736in"/>
    </style:style>
    <style:style style:name="co18" style:family="table-column">
      <style:table-column-properties fo:break-before="auto" style:column-width="1.128in"/>
    </style:style>
    <style:style style:name="co19" style:family="table-column">
      <style:table-column-properties fo:break-before="auto" style:column-width="1.2154in"/>
    </style:style>
    <style:style style:name="co20" style:family="table-column">
      <style:table-column-properties fo:break-before="auto" style:column-width="1.1661in"/>
    </style:style>
    <style:style style:name="co21" style:family="table-column">
      <style:table-column-properties fo:break-before="auto" style:column-width="1.052in"/>
    </style:style>
    <style:style style:name="co22" style:family="table-column">
      <style:table-column-properties fo:break-before="auto" style:column-width="1.012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37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" style:family="table-cell" style:parent-style-name="Default">
      <style:table-cell-properties fo:background-color="#ffd428"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>
      <style:table-cell-properties fo:background-color="#ffde59" style:text-align-source="fix" style:repeat-content="false" fo:border="0.74pt solid #000000"/>
      <style:paragraph-properties fo:text-align="center" fo:margin-left="0in"/>
    </style:style>
    <style:style style:name="ce4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</style:style>
    <style:style style:name="ce5" style:family="table-cell" style:parent-style-name="Default" style:data-style-name="N4">
      <style:table-cell-properties fo:background-color="#ffffd7" style:text-align-source="fix" style:repeat-content="false" fo:border="0.74pt solid #000000"/>
      <style:paragraph-properties fo:text-align="center" fo:margin-left="0in"/>
    </style:style>
    <style:style style:name="ce6" style:family="table-cell" style:parent-style-name="Default">
      <style:table-cell-properties fo:background-color="#ffff38"/>
    </style:style>
    <style:style style:name="ce39" style:family="table-cell" style:parent-style-name="Default" style:data-style-name="N1"/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4pt" style:font-size-asian="14pt" style:font-size-complex="14pt"/>
    </style:style>
    <style:style style:name="ce8" style:family="table-cell" style:parent-style-name="Default">
      <style:table-cell-properties fo:border-bottom="none" fo:border-left="0.74pt solid #000000" fo:border-right="none" fo:border-top="0.74pt solid #000000"/>
    </style:style>
    <style:style style:name="ce9" style:family="table-cell" style:parent-style-name="Default">
      <style:table-cell-properties fo:border-bottom="none" fo:border-left="0.74pt solid #000000" fo:border-right="none" fo:border-top="none"/>
    </style:style>
    <style:style style:name="ce10" style:family="table-cell" style:parent-style-name="Default">
      <style:table-cell-properties fo:border-bottom="0.74pt solid #000000" fo:background-color="#ffff00" fo:border-left="0.74pt solid #000000" fo:border-right="none" fo:border-top="0.74pt solid #000000"/>
    </style:style>
    <style:style style:name="ce44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12" style:family="table-cell" style:parent-style-name="Default" style:data-style-name="N2">
      <style:table-cell-properties fo:border-bottom="0.74pt solid #000000" fo:background-color="#ffff00" fo:border-left="none" fo:border-right="none" fo:border-top="0.74pt solid #000000"/>
    </style:style>
    <style:style style:name="ce13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0.74pt solid #000000"/>
      <style:paragraph-properties fo:text-align="center" fo:margin-left="0in"/>
    </style:style>
    <style:style style:name="ce14" style:family="table-cell" style:parent-style-name="Default" style:data-style-name="N142">
      <style:table-cell-properties fo:background-color="#ffffd7" style:text-align-source="fix" style:repeat-content="false" fo:border="0.74pt solid #000000"/>
      <style:paragraph-properties fo:text-align="center" fo:margin-left="0in"/>
    </style:style>
    <style:style style:name="ce15" style:family="table-cell" style:parent-style-name="Default">
      <style:table-cell-properties fo:border-bottom="0.74pt solid #000000" fo:background-color="#ffff00" fo:border-left="none" fo:border-right="none" fo:border-top="0.74pt solid #000000"/>
    </style:style>
    <style:style style:name="ce16" style:family="table-cell" style:parent-style-name="Default">
      <style:table-cell-properties fo:border-bottom="0.74pt solid #000000" fo:background-color="#ffff00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17" style:family="table-cell" style:parent-style-name="Default" style:data-style-name="N3">
      <style:table-cell-properties fo:background-color="#ffffd7" style:text-align-source="fix" style:repeat-content="false" fo:border="0.74pt solid #000000"/>
      <style:paragraph-properties fo:text-align="center" fo:margin-left="0in"/>
    </style:style>
    <style:style style:name="ce18" style:family="table-cell" style:parent-style-name="Default">
      <style:table-cell-properties fo:border-bottom="0.74pt solid #000000" fo:background-color="#ffff00" fo:border-left="none" fo:border-right="0.74pt solid #000000" fo:border-top="0.74pt solid #000000"/>
    </style:style>
    <style:style style:name="ce19" style:family="table-cell" style:parent-style-name="Default">
      <style:table-cell-properties fo:border-bottom="none" fo:border-left="none" fo:border-right="none" fo:border-top="0.74pt solid #000000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fo:border-bottom="0.74pt solid #000000" fo:border-left="none" fo:border-right="none" fo:border-top="none"/>
    </style:style>
    <style:style style:name="ce22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 style:data-style-name="N2">
      <style:table-cell-properties fo:border-bottom="none" fo:background-color="#ffffd7" style:text-align-source="fix" style:repeat-content="false" fo:border-left="0.74pt solid #000000" fo:border-right="none" fo:border-top="none"/>
      <style:paragraph-properties fo:text-align="center" fo:margin-left="0in"/>
    </style:style>
    <style:style style:name="ce24" style:family="table-cell" style:parent-style-name="Default" style:data-style-name="N2"/>
    <style:style style:name="ce25" style:family="table-cell" style:parent-style-name="Default">
      <style:table-cell-properties fo:background-color="#ffffd7" style:text-align-source="fix" style:repeat-content="false"/>
      <style:paragraph-properties fo:text-align="center" fo:margin-left="0in"/>
    </style:style>
    <style:style style:name="ce26" style:family="table-cell" style:parent-style-name="Default" style:data-style-name="N2">
      <style:table-cell-properties fo:background-color="#ffffd7" style:text-align-source="fix" style:repeat-content="false"/>
      <style:paragraph-properties fo:text-align="center" fo:margin-left="0in"/>
    </style:style>
    <style:style style:name="ce60" style:family="table-cell" style:parent-style-name="Default" style:data-style-name="N144"/>
    <style:style style:name="ce27" style:family="table-cell" style:parent-style-name="Default" style:data-style-name="N140">
      <style:table-cell-properties fo:background-color="#ffffd7" style:text-align-source="fix" style:repeat-content="false"/>
      <style:paragraph-properties fo:text-align="center" fo:margin-left="0in"/>
    </style:style>
    <style:style style:name="ce28" style:family="table-cell" style:parent-style-name="Default">
      <style:table-cell-properties fo:border-bottom="none" fo:border-left="none" fo:border-right="0.74pt solid #000000" fo:border-top="0.74pt solid #000000"/>
    </style:style>
    <style:style style:name="ce29" style:family="table-cell" style:parent-style-name="Default">
      <style:table-cell-properties fo:border-bottom="none" fo:border-left="none" fo:border-right="0.74pt solid #000000" fo:border-top="none"/>
    </style:style>
    <style:style style:name="ce30" style:family="table-cell" style:parent-style-name="Default" style:data-style-name="N140">
      <style:table-cell-properties fo:border-bottom="none" fo:background-color="#ffffd7" style:text-align-source="fix" style:repeat-content="false" fo:border-left="none" fo:border-right="0.74pt solid #000000" fo:border-top="none"/>
      <style:paragraph-properties fo:text-align="center" fo:margin-left="0in"/>
    </style:style>
    <style:style style:name="ce31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/>
      <style:paragraph-properties fo:text-align="center" fo:margin-left="0in"/>
    </style:style>
    <style:style style:name="ce32" style:family="table-cell" style:parent-style-name="Default">
      <style:table-cell-properties fo:border-bottom="0.74pt solid #000000" fo:border-left="none" fo:border-right="0.74pt solid #000000" fo:border-top="none"/>
    </style:style>
    <style:style style:name="ce68" style:family="table-cell" style:parent-style-name="Default">
      <style:table-cell-properties fo:background-color="#e6e905" style:text-align-source="fix" style:repeat-content="false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6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  <style:text-properties fo:font-size="14pt" style:font-size-asian="14pt" style:font-size-complex="14pt"/>
    </style:style>
    <style:style style:name="ce70" style:family="table-cell" style:parent-style-name="Default">
      <style:table-cell-properties fo:border-bottom="none" fo:border-left="0.06pt solid #000000" fo:border-right="none" fo:border-top="none"/>
      <style:text-properties fo:font-size="14pt" style:font-size-asian="14pt" style:font-size-complex="14pt"/>
    </style:style>
    <style:style style:name="ce71" style:family="table-cell" style:parent-style-name="Default">
      <style:table-cell-properties fo:border-bottom="0.06pt solid #000000" fo:border-left="0.06pt solid #000000" fo:border-right="none" fo:border-top="none"/>
      <style:text-properties fo:font-size="14pt" style:font-size-asian="14pt" style:font-size-complex="14pt"/>
    </style:style>
    <style:style style:name="ce72" style:family="table-cell" style:parent-style-name="Default">
      <style:table-cell-properties fo:border-bottom="none" fo:border-left="none" fo:border-right="none" fo:border-top="0.06pt solid #000000"/>
      <style:text-properties fo:font-size="14pt" style:font-size-asian="14pt" style:font-size-complex="14pt"/>
    </style:style>
    <style:style style:name="ce73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in"/>
      <style:text-properties fo:font-size="14pt" style:font-size-asian="14pt" style:font-size-complex="14pt"/>
    </style:style>
    <style:style style:name="ce74" style:family="table-cell" style:parent-style-name="Default" style:data-style-name="N2">
      <style:table-cell-properties fo:background-color="#ffffd7" style:text-align-source="fix" style:repeat-content="false" fo:border="0.06pt solid #000000"/>
      <style:paragraph-properties fo:text-align="center" fo:margin-left="0in"/>
      <style:text-properties fo:font-size="14pt" style:font-size-asian="14pt" style:font-size-complex="14pt"/>
    </style:style>
    <style:style style:name="ce75" style:family="table-cell" style:parent-style-name="Default" style:data-style-name="N2">
      <style:table-cell-properties fo:background-color="#ffd8ce" style:text-align-source="fix" style:repeat-content="false" fo:border="0.06pt solid #000000"/>
      <style:paragraph-properties fo:text-align="center" fo:margin-left="0in"/>
      <style:text-properties fo:font-size="14pt" style:font-size-asian="14pt" style:font-size-complex="14pt"/>
    </style:style>
    <style:style style:name="ce76" style:family="table-cell" style:parent-style-name="Default" style:data-style-name="N11">
      <style:table-cell-properties fo:background-color="#ffffd7" style:text-align-source="fix" style:repeat-content="false" fo:border="0.06pt solid #000000"/>
      <style:paragraph-properties fo:text-align="center" fo:margin-left="0in"/>
      <style:text-properties fo:font-size="14pt" style:font-size-asian="14pt" style:font-size-complex="14pt"/>
    </style:style>
    <style:style style:name="ce77" style:family="table-cell" style:parent-style-name="Default">
      <style:text-properties fo:font-size="14pt" style:font-size-asian="14pt" style:font-size-complex="14pt"/>
    </style:style>
    <style:style style:name="ce78" style:family="table-cell" style:parent-style-name="Default">
      <style:table-cell-properties fo:border-bottom="0.06pt solid #000000" fo:border-left="none" fo:border-right="none" fo:border-top="none"/>
      <style:text-properties fo:font-size="14pt" style:font-size-asian="14pt" style:font-size-complex="14pt"/>
    </style:style>
    <style:style style:name="ce79" style:family="table-cell" style:parent-style-name="Default" style:data-style-name="N4">
      <style:table-cell-properties fo:background-color="#ffffd7" style:text-align-source="fix" style:repeat-content="false" fo:border="0.06pt solid #000000"/>
      <style:paragraph-properties fo:text-align="center" fo:margin-left="0in"/>
      <style:text-properties fo:font-size="14pt" style:font-size-asian="14pt" style:font-size-complex="14pt"/>
    </style:style>
    <style:style style:name="ce80" style:family="table-cell" style:parent-style-name="Default" style:data-style-name="N4">
      <style:table-cell-properties fo:background-color="#ffff00" style:text-align-source="fix" style:repeat-content="false" fo:border="0.06pt solid #000000"/>
      <style:paragraph-properties fo:text-align="center" fo:margin-left="0in"/>
      <style:text-properties fo:font-size="14pt" style:font-size-asian="14pt" style:font-size-complex="14pt"/>
    </style:style>
    <style:style style:name="ce81" style:family="table-cell" style:parent-style-name="Default" style:data-style-name="N4"/>
    <style:style style:name="ce82" style:family="table-cell" style:parent-style-name="Default">
      <style:table-cell-properties fo:border-bottom="none" fo:border-left="none" fo:border-right="0.06pt solid #000000" fo:border-top="0.06pt solid #000000"/>
      <style:text-properties fo:font-size="14pt" style:font-size-asian="14pt" style:font-size-complex="14pt"/>
    </style:style>
    <style:style style:name="ce98" style:family="table-cell" style:parent-style-name="Default">
      <style:table-cell-properties fo:border-bottom="0.06pt solid #000000" fo:background-color="#e6e905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4pt" style:font-size-asian="14pt" style:font-size-complex="14pt"/>
    </style:style>
    <style:style style:name="ce99" style:family="table-cell" style:parent-style-name="Default">
      <style:table-cell-properties fo:border-bottom="0.06pt solid #000000" fo:background-color="#ffff00" style:text-align-source="fix" style:repeat-content="false" fo:border-left="0.74pt solid #000000" fo:border-right="0.06pt solid #000000" fo:border-top="0.06pt solid #000000"/>
      <style:paragraph-properties fo:text-align="center" fo:margin-left="0in"/>
      <style:text-properties fo:font-size="14pt" style:font-size-asian="14pt" style:font-size-complex="14pt"/>
    </style:style>
    <style:style style:name="ce100" style:family="table-cell" style:parent-style-name="Default">
      <style:table-cell-properties fo:border-bottom="0.74pt solid #000000" fo:border-left="0.74pt solid #000000" fo:border-right="none" fo:border-top="none"/>
    </style:style>
    <style:style style:name="ce101" style:family="table-cell" style:parent-style-name="Default">
      <style:table-cell-properties fo:border-bottom="none" fo:border-left="none" fo:border-right="none" fo:border-top="0.74pt solid #000000"/>
      <style:text-properties fo:font-size="14pt" style:font-size-asian="14pt" style:font-size-complex="14pt"/>
    </style:style>
    <style:style style:name="ce102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0.06pt solid #000000" fo:border-top="0.74pt solid #000000"/>
      <style:paragraph-properties fo:text-align="center" fo:margin-left="0in"/>
      <style:text-properties fo:font-size="14pt" style:font-size-asian="14pt" style:font-size-complex="14pt"/>
    </style:style>
    <style:style style:name="ce103" style:family="table-cell" style:parent-style-name="Default" style:data-style-name="N4">
      <style:table-cell-properties fo:border-bottom="0.74pt solid #000000" fo:background-color="#ffff00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14pt" style:font-size-asian="14pt" style:font-size-complex="14pt"/>
    </style:style>
    <style:style style:name="ce104" style:family="table-cell" style:parent-style-name="Default">
      <style:table-cell-properties fo:border-bottom="none" fo:border-left="none" fo:border-right="0.74pt solid #000000" fo:border-top="0.74pt solid #000000"/>
      <style:text-properties fo:font-size="14pt" style:font-size-asian="14pt" style:font-size-complex="14pt"/>
    </style:style>
    <style:style style:name="ce105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0.74pt solid #000000" fo:border-top="0.74pt solid #000000"/>
      <style:paragraph-properties fo:text-align="center" fo:margin-left="0in"/>
      <style:text-properties fo:font-size="14pt" style:font-size-asian="14pt" style:font-size-complex="14pt"/>
    </style:style>
    <style:style style:name="ce12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123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/>
      <style:text-properties fo:font-size="14pt" style:font-size-asian="14pt" style:font-size-complex="14pt"/>
    </style:style>
    <style:style style:name="ce124" style:family="table-cell" style:parent-style-name="Default">
      <style:table-cell-properties fo:border-bottom="none" fo:border-left="0.74pt solid #000000" fo:border-right="none" fo:border-top="none"/>
      <style:text-properties fo:font-size="14pt" style:font-size-asian="14pt" style:font-size-complex="14pt"/>
    </style:style>
    <style:style style:name="ce125" style:family="table-cell" style:parent-style-name="Default">
      <style:table-cell-properties fo:border="none"/>
      <style:text-properties fo:font-size="14pt" style:font-size-asian="14pt" style:font-size-complex="14pt"/>
    </style:style>
    <style:style style:name="ce118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  <style:text-properties fo:font-size="18pt" style:font-size-asian="18pt" style:font-size-complex="18pt"/>
    </style:style>
    <style:style style:name="ce126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  <style:text-properties fo:font-size="14pt" style:font-size-asian="14pt" style:font-size-complex="14pt"/>
    </style:style>
    <style:style style:name="ce127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in"/>
      <style:text-properties fo:font-size="14pt" style:font-size-asian="14pt" style:font-size-complex="14pt"/>
    </style:style>
    <style:style style:name="ce128" style:family="table-cell" style:parent-style-name="Default" style:data-style-name="N139">
      <style:table-cell-properties fo:background-color="#ffffd7" style:text-align-source="fix" style:repeat-content="false" fo:border="0.74pt solid #000000"/>
      <style:paragraph-properties fo:text-align="center" fo:margin-left="0in"/>
      <style:text-properties fo:font-size="14pt" style:font-size-asian="14pt" style:font-size-complex="14pt"/>
    </style:style>
    <style:style style:name="ce129" style:family="table-cell" style:parent-style-name="Default" style:data-style-name="N4">
      <style:table-cell-properties fo:background-color="#ffffd7" style:text-align-source="fix" style:repeat-content="false" fo:border="0.74pt solid #000000"/>
      <style:paragraph-properties fo:text-align="center" fo:margin-left="0in"/>
      <style:text-properties fo:font-size="14pt" style:font-size-asian="14pt" style:font-size-complex="14pt"/>
    </style:style>
    <style:style style:name="ce130" style:family="table-cell" style:parent-style-name="Default" style:data-style-name="N2">
      <style:table-cell-properties fo:background-color="#ffff00" style:text-align-source="fix" style:repeat-content="false" fo:border="0.74pt solid #000000"/>
      <style:paragraph-properties fo:text-align="center" fo:margin-left="0in"/>
      <style:text-properties fo:font-size="14pt" style:font-size-asian="14pt" style:font-size-complex="14pt"/>
    </style:style>
    <style:style style:name="ce131" style:family="table-cell" style:parent-style-name="Default" style:data-style-name="N2">
      <style:table-cell-properties fo:background-color="#ffffd7" style:text-align-source="fix" style:repeat-content="false" fo:border="0.74pt solid #000000"/>
      <style:paragraph-properties fo:text-align="center" fo:margin-left="0in"/>
      <style:text-properties fo:font-size="14pt" style:font-size-asian="14pt" style:font-size-complex="14pt"/>
    </style:style>
    <style:style style:name="ce132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end" fo:margin-left="0in"/>
      <style:text-properties fo:font-size="14pt" style:font-size-asian="14pt" style:font-size-complex="14pt"/>
    </style:style>
    <style:style style:name="ce121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istribuição de frequências" table:style-name="ta1">
        <table:shapes>
          <draw:frame draw:z-index="0" draw:style-name="gr1" draw:text-style-name="P1" svg:width="9.0567in" svg:height="5.835in" svg:x="17.9689in" svg:y="0.2016in">
            <draw:object draw:notify-on-update-of-ranges="'Distribuição de frequências'.P12:'Distribuição de frequências'.P25 'Distribuição de frequências'.Q10:'Distribuição de frequências'.Q10 'Distribuição de frequências'.Q12:'Distribuição de frequências'.Q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8.5402in" svg:height="5.7165in" svg:x="27.1457in" svg:y="0.237in">
            <draw:object draw:notify-on-update-of-ranges="'Distribuição de frequências'.P11:'Distribuição de frequências'.P26 'Distribuição de frequências'.P11:'Distribuição de frequências'.P26 'Distribuição de frequências'.R11:'Distribuição de frequências'.R2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9.4654in" svg:height="5.6874in" svg:x="35.8012in" svg:y="0.3071in">
            <draw:object draw:notify-on-update-of-ranges="'Distribuição de frequências'.O11:'Distribuição de frequências'.O25 'Distribuição de frequências'.S11:'Distribuição de frequências'.S2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8.9846in" svg:height="5.8606in" svg:x="18.0087in" svg:y="6.463in">
            <draw:object draw:notify-on-update-of-ranges="'Distribuição de frequências'.P48:'Distribuição de frequências'.P61 'Distribuição de frequências'.Q28:'Distribuição de frequências'.Q28 'Distribuição de frequências'.Q48:'Distribuição de frequências'.Q6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8.5213in" svg:height="5.7634in" svg:x="27.0917in" svg:y="6.5075in">
            <draw:object draw:notify-on-update-of-ranges="'Distribuição de frequências'.P47:'Distribuição de frequências'.P62 'Distribuição de frequências'.P47:'Distribuição de frequências'.P62 'Distribuição de frequências'.R47:'Distribuição de frequências'.R6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9.5248in" svg:height="5.7744in" svg:x="35.7728in" svg:y="6.5295in">
            <draw:object draw:notify-on-update-of-ranges="'Distribuição de frequências'.O47:'Distribuição de frequências'.O61 'Distribuição de frequências'.O47:'Distribuição de frequências'.O61 'Distribuição de frequências'.S47:'Distribuição de frequências'.S6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default-cell-style-name="ce9"/>
        <table:table-column table:style-name="co1" table:default-cell-style-name="ce5"/>
        <table:table-column table:style-name="co1" table:default-cell-style-name="ce14"/>
        <table:table-column table:style-name="co1" table:default-cell-style-name="ce5"/>
        <table:table-column table:style-name="co1" table:default-cell-style-name="ce14"/>
        <table:table-column table:style-name="co1" table:number-columns-repeated="2" table:default-cell-style-name="Default"/>
        <table:table-column table:style-name="co1" table:default-cell-style-name="ce23"/>
        <table:table-column table:style-name="co1" table:default-cell-style-name="ce25"/>
        <table:table-column table:style-name="co1" table:number-columns-repeated="2" table:default-cell-style-name="ce26"/>
        <table:table-column table:style-name="co1" table:default-cell-style-name="ce25"/>
        <table:table-column table:style-name="co1" table:default-cell-style-name="ce27"/>
        <table:table-column table:style-name="co1" table:default-cell-style-name="ce25"/>
        <table:table-column table:style-name="co1" table:default-cell-style-name="ce30"/>
        <table:table-row table:style-name="ro1">
          <table:table-cell table:number-columns-repeated="5"/>
          <table:table-cell table:style-name="Default" table:number-columns-repeated="5"/>
          <table:table-cell table:number-columns-repeated="2"/>
          <table:table-cell table:style-name="Default" table:number-columns-repeated="8"/>
        </table:table-row>
        <table:table-row table:style-name="ro2">
          <table:table-cell/>
          <table:table-cell table:style-name="ce2" office:value-type="string" calcext:value-type="string" table:number-columns-spanned="2" table:number-rows-spanned="1">
            <text:p>Dados</text:p>
          </table:table-cell>
          <table:covered-table-cell table:style-name="ce6"/>
          <table:table-cell table:number-columns-repeated="2"/>
          <table:table-cell table:style-name="ce7" office:value-type="string" calcext:value-type="string" table:number-columns-spanned="15" table:number-rows-spanned="1">
            <text:p>fread/fwrite</text:p>
          </table:table-cell>
          <table:covered-table-cell table:number-columns-repeated="4" table:style-name="Default"/>
          <table:covered-table-cell table:number-columns-repeated="2"/>
          <table:covered-table-cell table:number-columns-repeated="8" table:style-name="Default"/>
        </table:table-row>
        <table:table-row table:style-name="ro1">
          <table:table-cell/>
          <table:table-cell table:style-name="ce3" office:value-type="string" calcext:value-type="string">
            <text:p>Metodo</text:p>
          </table:table-cell>
          <table:table-cell table:style-name="ce3" office:value-type="string" calcext:value-type="string">
            <text:p>TempoGasto</text:p>
          </table:table-cell>
          <table:table-cell table:number-columns-repeated="2"/>
          <table:table-cell table:style-name="ce8"/>
          <table:table-cell table:style-name="ce44" office:value-type="string" calcext:value-type="string">
            <text:p>fi</text:p>
          </table:table-cell>
          <table:table-cell table:style-name="ce13" office:value-type="string" calcext:value-type="string">
            <text:p>pi</text:p>
          </table:table-cell>
          <table:table-cell table:style-name="ce13" office:value-type="string" calcext:value-type="string">
            <text:p>Fi</text:p>
          </table:table-cell>
          <table:table-cell table:style-name="ce16" office:value-type="string" calcext:value-type="string">
            <text:p>Pi</text:p>
          </table:table-cell>
          <table:table-cell table:style-name="ce19" table:number-columns-repeated="5"/>
          <table:table-cell table:style-name="Default"/>
          <table:table-cell table:style-name="ce19" table:number-columns-repeated="3"/>
          <table:table-cell table:style-name="ce28"/>
        </table:table-row>
        <table:table-row table:style-name="ro1">
          <table:table-cell/>
          <table:table-cell table:style-name="ce4" office:value-type="string" calcext:value-type="string">
            <text:p>fread/fwrite</text:p>
          </table:table-cell>
          <table:table-cell table:style-name="ce4" office:value-type="string" calcext:value-type="string">
            <text:p>read/write</text:p>
          </table:table-cell>
          <table:table-cell table:number-columns-repeated="3"/>
          <table:table-cell office:value-type="float" office:value="427.626" calcext:value-type="float">
            <text:p>427.63</text:p>
          </table:table-cell>
          <table:table-cell table:formula="of:=[.G4]/[.$G$34]" office:value-type="float" office:value="0.0350731401929086" calcext:value-type="float">
            <text:p>0.0351</text:p>
          </table:table-cell>
          <table:table-cell table:formula="of:=[.G4]" office:value-type="float" office:value="427.626" calcext:value-type="float">
            <text:p>427.63</text:p>
          </table:table-cell>
          <table:table-cell table:formula="of:=[.H4]" office:value-type="float" office:value="0.0350731401929086" calcext:value-type="float">
            <text:p>0.0351</text:p>
          </table:table-cell>
          <table:table-cell table:number-columns-repeated="2"/>
          <table:table-cell table:style-name="Default" office:value-type="string" calcext:value-type="string">
            <text:p>MAX</text:p>
          </table:table-cell>
          <table:table-cell table:style-name="Default" table:formula="of:=MAX([.B5:.B34])" office:value-type="float" office:value="727.043" calcext:value-type="float">
            <text:p>727.043</text:p>
          </table:table-cell>
          <table:table-cell table:style-name="Default" table:number-columns-repeated="5"/>
          <table:table-cell table:style-name="ce29"/>
        </table:table-row>
        <table:table-row table:style-name="ro1">
          <table:table-cell/>
          <table:table-cell table:style-name="ce5" office:value-type="float" office:value="427.626" calcext:value-type="float">
            <text:p>427.63</text:p>
          </table:table-cell>
          <table:table-cell table:style-name="ce5" office:value-type="float" office:value="469.539" calcext:value-type="float">
            <text:p>469.54</text:p>
          </table:table-cell>
          <table:table-cell table:number-columns-repeated="3"/>
          <table:table-cell office:value-type="float" office:value="463.197" calcext:value-type="float">
            <text:p>463.20</text:p>
          </table:table-cell>
          <table:table-cell table:formula="of:=[.G5]/[.$G$34]" office:value-type="float" office:value="0.0379906116979199" calcext:value-type="float">
            <text:p>0.0380</text:p>
          </table:table-cell>
          <table:table-cell table:formula="of:=[.G5]+[.I4]" office:value-type="float" office:value="890.823" calcext:value-type="float">
            <text:p>890.82</text:p>
          </table:table-cell>
          <table:table-cell table:formula="of:=[.H5]+[.J4]" office:value-type="float" office:value="0.0730637518908285" calcext:value-type="float">
            <text:p>0.0731</text:p>
          </table:table-cell>
          <table:table-cell table:number-columns-repeated="2"/>
          <table:table-cell table:style-name="Default" office:value-type="string" calcext:value-type="string">
            <text:p>MIN</text:p>
          </table:table-cell>
          <table:table-cell table:style-name="Default" table:formula="of:=MIN([.B5:.B34])" office:value-type="float" office:value="349.475" calcext:value-type="float">
            <text:p>349.475</text:p>
          </table:table-cell>
          <table:table-cell table:style-name="Default" table:number-columns-repeated="5"/>
          <table:table-cell table:style-name="ce29"/>
        </table:table-row>
        <table:table-row table:style-name="ro1">
          <table:table-cell/>
          <table:table-cell table:style-name="ce5" office:value-type="float" office:value="463.197" calcext:value-type="float">
            <text:p>463.20</text:p>
          </table:table-cell>
          <table:table-cell table:style-name="ce5" office:value-type="float" office:value="469.063" calcext:value-type="float">
            <text:p>469.06</text:p>
          </table:table-cell>
          <table:table-cell table:number-columns-repeated="3"/>
          <table:table-cell office:value-type="float" office:value="481.013" calcext:value-type="float">
            <text:p>481.01</text:p>
          </table:table-cell>
          <table:table-cell table:formula="of:=[.G6]/[.$G$34]" office:value-type="float" office:value="0.0394518490073371" calcext:value-type="float">
            <text:p>0.0395</text:p>
          </table:table-cell>
          <table:table-cell table:formula="of:=[.G6]+[.I5]" office:value-type="float" office:value="1371.836" calcext:value-type="float">
            <text:p>1,371.84</text:p>
          </table:table-cell>
          <table:table-cell table:formula="of:=[.H6]+[.J5]" office:value-type="float" office:value="0.112515600898166" calcext:value-type="float">
            <text:p>0.1125</text:p>
          </table:table-cell>
          <table:table-cell table:number-columns-repeated="2"/>
          <table:table-cell table:style-name="Default" office:value-type="string" calcext:value-type="string">
            <text:p>A</text:p>
          </table:table-cell>
          <table:table-cell table:style-name="Default" table:formula="of:=[.N4]-[.N5]" office:value-type="float" office:value="377.568" calcext:value-type="float">
            <text:p>377.568</text:p>
          </table:table-cell>
          <table:table-cell table:style-name="Default" table:number-columns-repeated="2"/>
          <table:table-cell table:style-name="ce60"/>
          <table:table-cell table:style-name="Default" table:number-columns-repeated="2"/>
          <table:table-cell table:style-name="ce29"/>
        </table:table-row>
        <table:table-row table:style-name="ro1">
          <table:table-cell/>
          <table:table-cell table:style-name="ce5" office:value-type="float" office:value="481.013" calcext:value-type="float">
            <text:p>481.01</text:p>
          </table:table-cell>
          <table:table-cell table:style-name="ce5" office:value-type="float" office:value="493.14" calcext:value-type="float">
            <text:p>493.14</text:p>
          </table:table-cell>
          <table:table-cell table:number-columns-repeated="3"/>
          <table:table-cell office:value-type="float" office:value="727.043" calcext:value-type="float">
            <text:p>727.04</text:p>
          </table:table-cell>
          <table:table-cell table:formula="of:=[.G7]/[.$G$34]" office:value-type="float" office:value="0.0596308013667851" calcext:value-type="float">
            <text:p>0.0596</text:p>
          </table:table-cell>
          <table:table-cell table:formula="of:=[.G7]+[.I6]" office:value-type="float" office:value="2098.879" calcext:value-type="float">
            <text:p>2,098.88</text:p>
          </table:table-cell>
          <table:table-cell table:formula="of:=[.H7]+[.J6]" office:value-type="float" office:value="0.172146402264951" calcext:value-type="float">
            <text:p>0.1721</text:p>
          </table:table-cell>
          <table:table-cell table:number-columns-repeated="2"/>
          <table:table-cell table:style-name="Default" office:value-type="string" calcext:value-type="string">
            <text:p>K</text:p>
          </table:table-cell>
          <table:table-cell table:style-name="ce39" table:formula="of:=ROUND(1+3.3*LOG10([.G34]))" office:value-type="float" office:value="14" calcext:value-type="float">
            <text:p>14</text:p>
          </table:table-cell>
          <table:table-cell table:style-name="Default" table:number-columns-repeated="5"/>
          <table:table-cell table:style-name="ce29"/>
        </table:table-row>
        <table:table-row table:style-name="ro1">
          <table:table-cell/>
          <table:table-cell table:style-name="ce5" office:value-type="float" office:value="727.043" calcext:value-type="float">
            <text:p>727.04</text:p>
          </table:table-cell>
          <table:table-cell table:style-name="ce5" office:value-type="float" office:value="461.354" calcext:value-type="float">
            <text:p>461.35</text:p>
          </table:table-cell>
          <table:table-cell table:number-columns-repeated="3"/>
          <table:table-cell office:value-type="float" office:value="517.853" calcext:value-type="float">
            <text:p>517.85</text:p>
          </table:table-cell>
          <table:table-cell table:formula="of:=[.G8]/[.$G$34]" office:value-type="float" office:value="0.0424734016835232" calcext:value-type="float">
            <text:p>0.0425</text:p>
          </table:table-cell>
          <table:table-cell table:formula="of:=[.G8]+[.I7]" office:value-type="float" office:value="2616.732" calcext:value-type="float">
            <text:p>2,616.73</text:p>
          </table:table-cell>
          <table:table-cell table:formula="of:=[.H8]+[.J7]" office:value-type="float" office:value="0.214619803948474" calcext:value-type="float">
            <text:p>0.2146</text:p>
          </table:table-cell>
          <table:table-cell table:number-columns-repeated="2"/>
          <table:table-cell table:style-name="Default" office:value-type="string" calcext:value-type="string">
            <text:p>h</text:p>
          </table:table-cell>
          <table:table-cell table:style-name="ce24" table:formula="of:=[.N6]/([.N7]-1)" office:value-type="float" office:value="29.0436923076923" calcext:value-type="float">
            <text:p>29.04</text:p>
          </table:table-cell>
          <table:table-cell table:style-name="Default" table:number-columns-repeated="5"/>
          <table:table-cell table:style-name="ce29"/>
        </table:table-row>
        <table:table-row table:style-name="ro1">
          <table:table-cell/>
          <table:table-cell table:style-name="ce5" office:value-type="float" office:value="517.853" calcext:value-type="float">
            <text:p>517.85</text:p>
          </table:table-cell>
          <table:table-cell table:style-name="ce5" office:value-type="float" office:value="499.829" calcext:value-type="float">
            <text:p>499.83</text:p>
          </table:table-cell>
          <table:table-cell table:number-columns-repeated="3"/>
          <table:table-cell office:value-type="float" office:value="499.933" calcext:value-type="float">
            <text:p>499.93</text:p>
          </table:table-cell>
          <table:table-cell table:formula="of:=[.G9]/[.$G$34]" office:value-type="float" office:value="0.0410036344751287" calcext:value-type="float">
            <text:p>0.0410</text:p>
          </table:table-cell>
          <table:table-cell table:formula="of:=[.G9]+[.I8]" office:value-type="float" office:value="3116.665" calcext:value-type="float">
            <text:p>3,116.67</text:p>
          </table:table-cell>
          <table:table-cell table:formula="of:=[.H9]+[.J8]" office:value-type="float" office:value="0.255623438423603" calcext:value-type="float">
            <text:p>0.2556</text:p>
          </table:table-cell>
          <table:table-cell table:number-columns-repeated="2"/>
          <table:table-cell table:style-name="Default" office:value-type="string" calcext:value-type="string">
            <text:p>Li1</text:p>
          </table:table-cell>
          <table:table-cell table:style-name="ce24" table:formula="of:=[.N5]-([.N8]/2)" office:value-type="float" office:value="334.953153846154" calcext:value-type="float">
            <text:p>334.95</text:p>
          </table:table-cell>
          <table:table-cell table:style-name="Default" table:number-columns-repeated="5"/>
          <table:table-cell table:style-name="ce29"/>
        </table:table-row>
        <table:table-row table:style-name="ro1">
          <table:table-cell/>
          <table:table-cell table:style-name="ce5" office:value-type="float" office:value="499.933" calcext:value-type="float">
            <text:p>499.93</text:p>
          </table:table-cell>
          <table:table-cell table:style-name="ce5" office:value-type="float" office:value="508.222" calcext:value-type="float">
            <text:p>508.22</text:p>
          </table:table-cell>
          <table:table-cell table:number-columns-repeated="3"/>
          <table:table-cell office:value-type="float" office:value="484.764" calcext:value-type="float">
            <text:p>484.76</text:p>
          </table:table-cell>
          <table:table-cell table:formula="of:=[.G10]/[.$G$34]" office:value-type="float" office:value="0.0397594994983353" calcext:value-type="float">
            <text:p>0.0398</text:p>
          </table:table-cell>
          <table:table-cell table:formula="of:=[.G10]+[.I9]" office:value-type="float" office:value="3601.429" calcext:value-type="float">
            <text:p>3,601.43</text:p>
          </table:table-cell>
          <table:table-cell table:formula="of:=[.H10]+[.J9]" office:value-type="float" office:value="0.295382937921938" calcext:value-type="float">
            <text:p>0.2954</text:p>
          </table:table-cell>
          <table:table-cell table:number-columns-repeated="2"/>
          <table:table-cell table:style-name="ce44" office:value-type="string" calcext:value-type="string" table:number-columns-spanned="3" table:number-rows-spanned="1">
            <text:p>fread/fwrite</text:p>
          </table:table-cell>
          <table:covered-table-cell table:number-columns-repeated="2" table:style-name="ce15"/>
          <table:table-cell table:style-name="ce13" office:value-type="string" calcext:value-type="string">
            <text:p>mi</text:p>
          </table:table-cell>
          <table:table-cell table:style-name="ce13" office:value-type="string" calcext:value-type="string">
            <text:p>fi</text:p>
          </table:table-cell>
          <table:table-cell table:style-name="ce13" office:value-type="string" calcext:value-type="string">
            <text:p>pi</text:p>
          </table:table-cell>
          <table:table-cell table:style-name="ce13" office:value-type="string" calcext:value-type="string">
            <text:p>Fi</text:p>
          </table:table-cell>
          <table:table-cell table:style-name="ce16" office:value-type="string" calcext:value-type="string">
            <text:p>Pi</text:p>
          </table:table-cell>
        </table:table-row>
        <table:table-row table:style-name="ro1">
          <table:table-cell/>
          <table:table-cell table:style-name="ce5" office:value-type="float" office:value="484.764" calcext:value-type="float">
            <text:p>484.76</text:p>
          </table:table-cell>
          <table:table-cell table:style-name="ce5" office:value-type="float" office:value="384.514" calcext:value-type="float">
            <text:p>384.51</text:p>
          </table:table-cell>
          <table:table-cell table:number-columns-repeated="3"/>
          <table:table-cell office:value-type="float" office:value="370.96" calcext:value-type="float">
            <text:p>370.96</text:p>
          </table:table-cell>
          <table:table-cell table:formula="of:=[.G11]/[.$G$34]" office:value-type="float" office:value="0.0304254935059172" calcext:value-type="float">
            <text:p>0.0304</text:p>
          </table:table-cell>
          <table:table-cell table:formula="of:=[.G11]+[.I10]" office:value-type="float" office:value="3972.389" calcext:value-type="float">
            <text:p>3,972.39</text:p>
          </table:table-cell>
          <table:table-cell table:formula="of:=[.H11]+[.J10]" office:value-type="float" office:value="0.325808431427855" calcext:value-type="float">
            <text:p>0.3258</text:p>
          </table:table-cell>
          <table:table-cell table:number-columns-repeated="2"/>
          <table:table-cell office:value-type="float" office:value="0" calcext:value-type="float">
            <text:p>0.00</text:p>
          </table:table-cell>
          <table:table-cell office:value-type="string" calcext:value-type="string">
            <text:p>--|</text:p>
          </table:table-cell>
          <table:table-cell table:number-columns-repeated="2" office:value-type="float" office:value="300" calcext:value-type="float">
            <text:p>30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00</text:p>
          </table:table-cell>
        </table:table-row>
        <table:table-row table:style-name="ro1">
          <table:table-cell/>
          <table:table-cell table:style-name="ce5" office:value-type="float" office:value="370.96" calcext:value-type="float">
            <text:p>370.96</text:p>
          </table:table-cell>
          <table:table-cell table:style-name="ce5" office:value-type="float" office:value="407.587" calcext:value-type="float">
            <text:p>407.59</text:p>
          </table:table-cell>
          <table:table-cell table:number-columns-repeated="3"/>
          <table:table-cell office:value-type="float" office:value="397.022" calcext:value-type="float">
            <text:p>397.02</text:p>
          </table:table-cell>
          <table:table-cell table:formula="of:=[.G12]/[.$G$34]" office:value-type="float" office:value="0.0325630533823223" calcext:value-type="float">
            <text:p>0.0326</text:p>
          </table:table-cell>
          <table:table-cell table:formula="of:=[.G12]+[.I11]" office:value-type="float" office:value="4369.411" calcext:value-type="float">
            <text:p>4,369.41</text:p>
          </table:table-cell>
          <table:table-cell table:formula="of:=[.H12]+[.J11]" office:value-type="float" office:value="0.358371484810177" calcext:value-type="float">
            <text:p>0.3584</text:p>
          </table:table-cell>
          <table:table-cell table:style-name="ce20"/>
          <table:table-cell table:style-name="ce22" office:value-type="float" office:value="1" calcext:value-type="float">
            <text:p>1</text:p>
          </table:table-cell>
          <table:table-cell table:formula="of:=[.N9]" office:value-type="float" office:value="334.953153846154" calcext:value-type="float">
            <text:p>334.95</text:p>
          </table:table-cell>
          <table:table-cell office:value-type="string" calcext:value-type="string">
            <text:p>--|</text:p>
          </table:table-cell>
          <table:table-cell table:formula="of:=[.N9]+[.$N$8]" office:value-type="float" office:value="363.996846153846" calcext:value-type="float">
            <text:p>364.00</text:p>
          </table:table-cell>
          <table:table-cell table:formula="of:=([.M12]+[.O12])/2" office:value-type="float" office:value="349.475" calcext:value-type="float">
            <text:p>349.48</text:p>
          </table:table-cell>
          <table:table-cell table:number-matrix-columns-spanned="1" table:number-matrix-rows-spanned="14" table:formula="of:=FREQUENCY([.B5:.B34];[.O12:.O24])" office:value-type="float" office:value="15" calcext:value-type="float">
            <text:p>15</text:p>
          </table:table-cell>
          <table:table-cell table:formula="of:=[.Q12]/[.$Q$27]" office:value-type="float" office:value="0.5" calcext:value-type="float">
            <text:p>0.5000</text:p>
          </table:table-cell>
          <table:table-cell table:formula="of:=[.Q12]" office:value-type="float" office:value="15" calcext:value-type="float">
            <text:p>15</text:p>
          </table:table-cell>
          <table:table-cell table:formula="of:=[.R12]" office:value-type="float" office:value="0.5" calcext:value-type="float">
            <text:p>0.5000</text:p>
          </table:table-cell>
        </table:table-row>
        <table:table-row table:style-name="ro1">
          <table:table-cell/>
          <table:table-cell table:style-name="ce5" office:value-type="float" office:value="397.022" calcext:value-type="float">
            <text:p>397.02</text:p>
          </table:table-cell>
          <table:table-cell table:style-name="ce5" office:value-type="float" office:value="439.315" calcext:value-type="float">
            <text:p>439.32</text:p>
          </table:table-cell>
          <table:table-cell table:number-columns-repeated="3"/>
          <table:table-cell office:value-type="float" office:value="499.645" calcext:value-type="float">
            <text:p>499.65</text:p>
          </table:table-cell>
          <table:table-cell table:formula="of:=[.G13]/[.$G$34]" office:value-type="float" office:value="0.0409800132164223" calcext:value-type="float">
            <text:p>0.0410</text:p>
          </table:table-cell>
          <table:table-cell table:formula="of:=[.G13]+[.I12]" office:value-type="float" office:value="4869.056" calcext:value-type="float">
            <text:p>4,869.06</text:p>
          </table:table-cell>
          <table:table-cell table:formula="of:=[.H13]+[.J12]" office:value-type="float" office:value="0.3993514980266" calcext:value-type="float">
            <text:p>0.3994</text:p>
          </table:table-cell>
          <table:table-cell table:style-name="ce20"/>
          <table:table-cell table:style-name="ce22" office:value-type="float" office:value="2" calcext:value-type="float">
            <text:p>2</text:p>
          </table:table-cell>
          <table:table-cell table:formula="of:=[.O12]" office:value-type="float" office:value="363.996846153846" calcext:value-type="float">
            <text:p>364.00</text:p>
          </table:table-cell>
          <table:table-cell office:value-type="string" calcext:value-type="string">
            <text:p>--|</text:p>
          </table:table-cell>
          <table:table-cell table:formula="of:=[.O12]+[.$N$8]" office:value-type="float" office:value="393.040538461539" calcext:value-type="float">
            <text:p>393.04</text:p>
          </table:table-cell>
          <table:table-cell table:formula="of:=([.M13]+[.O13])/2" office:value-type="float" office:value="378.518692307692" calcext:value-type="float">
            <text:p>378.52</text:p>
          </table:table-cell>
          <table:table-cell office:value-type="float" office:value="5" calcext:value-type="float">
            <text:p>5</text:p>
          </table:table-cell>
          <table:table-cell table:formula="of:=[.Q13]/[.$Q$27]" office:value-type="float" office:value="0.166666666666667" calcext:value-type="float">
            <text:p>0.1667</text:p>
          </table:table-cell>
          <table:table-cell table:formula="of:=[.Q13]+[.S12]" office:value-type="float" office:value="20" calcext:value-type="float">
            <text:p>20</text:p>
          </table:table-cell>
          <table:table-cell table:formula="of:=[.R13]+[.T12]" office:value-type="float" office:value="0.666666666666667" calcext:value-type="float">
            <text:p>0.6667</text:p>
          </table:table-cell>
        </table:table-row>
        <table:table-row table:style-name="ro1">
          <table:table-cell/>
          <table:table-cell table:style-name="ce5" office:value-type="float" office:value="499.645" calcext:value-type="float">
            <text:p>499.65</text:p>
          </table:table-cell>
          <table:table-cell table:style-name="ce5" office:value-type="float" office:value="630.51" calcext:value-type="float">
            <text:p>630.51</text:p>
          </table:table-cell>
          <table:table-cell table:number-columns-repeated="3"/>
          <table:table-cell office:value-type="float" office:value="391.028" calcext:value-type="float">
            <text:p>391.03</text:p>
          </table:table-cell>
          <table:table-cell table:formula="of:=[.G14]/[.$G$34]" office:value-type="float" office:value="0.0320714359354966" calcext:value-type="float">
            <text:p>0.0321</text:p>
          </table:table-cell>
          <table:table-cell table:formula="of:=[.G14]+[.I13]" office:value-type="float" office:value="5260.084" calcext:value-type="float">
            <text:p>5,260.08</text:p>
          </table:table-cell>
          <table:table-cell table:formula="of:=[.H14]+[.J13]" office:value-type="float" office:value="0.431422933962096" calcext:value-type="float">
            <text:p>0.4314</text:p>
          </table:table-cell>
          <table:table-cell table:style-name="ce20"/>
          <table:table-cell table:style-name="ce22" office:value-type="float" office:value="3" calcext:value-type="float">
            <text:p>3</text:p>
          </table:table-cell>
          <table:table-cell table:formula="of:=[.O13]" office:value-type="float" office:value="393.040538461539" calcext:value-type="float">
            <text:p>393.04</text:p>
          </table:table-cell>
          <table:table-cell office:value-type="string" calcext:value-type="string">
            <text:p>--|</text:p>
          </table:table-cell>
          <table:table-cell table:formula="of:=[.O13]+[.$N$8]" office:value-type="float" office:value="422.084230769231" calcext:value-type="float">
            <text:p>422.08</text:p>
          </table:table-cell>
          <table:table-cell table:formula="of:=([.M14]+[.O14])/2" office:value-type="float" office:value="407.562384615385" calcext:value-type="float">
            <text:p>407.56</text:p>
          </table:table-cell>
          <table:table-cell office:value-type="float" office:value="1" calcext:value-type="float">
            <text:p>1</text:p>
          </table:table-cell>
          <table:table-cell table:formula="of:=[.Q14]/[.$Q$27]" office:value-type="float" office:value="0.0333333333333333" calcext:value-type="float">
            <text:p>0.0333</text:p>
          </table:table-cell>
          <table:table-cell table:formula="of:=[.Q14]+[.S13]" office:value-type="float" office:value="21" calcext:value-type="float">
            <text:p>21</text:p>
          </table:table-cell>
          <table:table-cell table:formula="of:=[.R14]+[.T13]" office:value-type="float" office:value="0.7" calcext:value-type="float">
            <text:p>0.7000</text:p>
          </table:table-cell>
        </table:table-row>
        <table:table-row table:style-name="ro1">
          <table:table-cell/>
          <table:table-cell table:style-name="ce5" office:value-type="float" office:value="391.028" calcext:value-type="float">
            <text:p>391.03</text:p>
          </table:table-cell>
          <table:table-cell table:style-name="ce5" office:value-type="float" office:value="366.064" calcext:value-type="float">
            <text:p>366.06</text:p>
          </table:table-cell>
          <table:table-cell table:number-columns-repeated="3"/>
          <table:table-cell office:value-type="float" office:value="356.788" calcext:value-type="float">
            <text:p>356.79</text:p>
          </table:table-cell>
          <table:table-cell table:formula="of:=[.G15]/[.$G$34]" office:value-type="float" office:value="0.0292631307337427" calcext:value-type="float">
            <text:p>0.0293</text:p>
          </table:table-cell>
          <table:table-cell table:formula="of:=[.G15]+[.I14]" office:value-type="float" office:value="5616.872" calcext:value-type="float">
            <text:p>5,616.87</text:p>
          </table:table-cell>
          <table:table-cell table:formula="of:=[.H15]+[.J14]" office:value-type="float" office:value="0.460686064695839" calcext:value-type="float">
            <text:p>0.4607</text:p>
          </table:table-cell>
          <table:table-cell table:style-name="ce20"/>
          <table:table-cell table:style-name="ce22" office:value-type="float" office:value="4" calcext:value-type="float">
            <text:p>4</text:p>
          </table:table-cell>
          <table:table-cell table:formula="of:=[.O14]" office:value-type="float" office:value="422.084230769231" calcext:value-type="float">
            <text:p>422.08</text:p>
          </table:table-cell>
          <table:table-cell office:value-type="string" calcext:value-type="string">
            <text:p>--|</text:p>
          </table:table-cell>
          <table:table-cell table:formula="of:=[.O14]+[.$N$8]" office:value-type="float" office:value="451.127923076923" calcext:value-type="float">
            <text:p>451.13</text:p>
          </table:table-cell>
          <table:table-cell table:formula="of:=([.M15]+[.O15])/2" office:value-type="float" office:value="436.606076923077" calcext:value-type="float">
            <text:p>436.61</text:p>
          </table:table-cell>
          <table:table-cell office:value-type="float" office:value="1" calcext:value-type="float">
            <text:p>1</text:p>
          </table:table-cell>
          <table:table-cell table:formula="of:=[.Q15]/[.$Q$27]" office:value-type="float" office:value="0.0333333333333333" calcext:value-type="float">
            <text:p>0.0333</text:p>
          </table:table-cell>
          <table:table-cell table:formula="of:=[.Q15]+[.S14]" office:value-type="float" office:value="22" calcext:value-type="float">
            <text:p>22</text:p>
          </table:table-cell>
          <table:table-cell table:formula="of:=[.R15]+[.T14]" office:value-type="float" office:value="0.733333333333333" calcext:value-type="float">
            <text:p>0.7333</text:p>
          </table:table-cell>
        </table:table-row>
        <table:table-row table:style-name="ro1">
          <table:table-cell/>
          <table:table-cell table:style-name="ce5" office:value-type="float" office:value="356.788" calcext:value-type="float">
            <text:p>356.79</text:p>
          </table:table-cell>
          <table:table-cell table:style-name="ce5" office:value-type="float" office:value="371.895" calcext:value-type="float">
            <text:p>371.90</text:p>
          </table:table-cell>
          <table:table-cell table:number-columns-repeated="3"/>
          <table:table-cell office:value-type="float" office:value="375.19" calcext:value-type="float">
            <text:p>375.19</text:p>
          </table:table-cell>
          <table:table-cell table:formula="of:=[.G16]/[.$G$34]" office:value-type="float" office:value="0.0307724307431666" calcext:value-type="float">
            <text:p>0.0308</text:p>
          </table:table-cell>
          <table:table-cell table:formula="of:=[.G16]+[.I15]" office:value-type="float" office:value="5992.062" calcext:value-type="float">
            <text:p>5,992.06</text:p>
          </table:table-cell>
          <table:table-cell table:formula="of:=[.H16]+[.J15]" office:value-type="float" office:value="0.491458495439006" calcext:value-type="float">
            <text:p>0.4915</text:p>
          </table:table-cell>
          <table:table-cell table:style-name="ce20"/>
          <table:table-cell table:style-name="ce22" office:value-type="float" office:value="5" calcext:value-type="float">
            <text:p>5</text:p>
          </table:table-cell>
          <table:table-cell table:formula="of:=[.O15]" office:value-type="float" office:value="451.127923076923" calcext:value-type="float">
            <text:p>451.13</text:p>
          </table:table-cell>
          <table:table-cell office:value-type="string" calcext:value-type="string">
            <text:p>--|</text:p>
          </table:table-cell>
          <table:table-cell table:formula="of:=[.O15]+[.$N$8]" office:value-type="float" office:value="480.171615384615" calcext:value-type="float">
            <text:p>480.17</text:p>
          </table:table-cell>
          <table:table-cell table:formula="of:=([.M16]+[.O16])/2" office:value-type="float" office:value="465.649769230769" calcext:value-type="float">
            <text:p>465.65</text:p>
          </table:table-cell>
          <table:table-cell office:value-type="float" office:value="1" calcext:value-type="float">
            <text:p>1</text:p>
          </table:table-cell>
          <table:table-cell table:formula="of:=[.Q16]/[.$Q$27]" office:value-type="float" office:value="0.0333333333333333" calcext:value-type="float">
            <text:p>0.0333</text:p>
          </table:table-cell>
          <table:table-cell table:formula="of:=[.Q16]+[.S15]" office:value-type="float" office:value="23" calcext:value-type="float">
            <text:p>23</text:p>
          </table:table-cell>
          <table:table-cell table:formula="of:=[.R16]+[.T15]" office:value-type="float" office:value="0.766666666666667" calcext:value-type="float">
            <text:p>0.7667</text:p>
          </table:table-cell>
        </table:table-row>
        <table:table-row table:style-name="ro1">
          <table:table-cell/>
          <table:table-cell table:style-name="ce5" office:value-type="float" office:value="375.19" calcext:value-type="float">
            <text:p>375.19</text:p>
          </table:table-cell>
          <table:table-cell table:style-name="ce5" office:value-type="float" office:value="389.018" calcext:value-type="float">
            <text:p>389.02</text:p>
          </table:table-cell>
          <table:table-cell table:number-columns-repeated="3"/>
          <table:table-cell office:value-type="float" office:value="384.635" calcext:value-type="float">
            <text:p>384.64</text:p>
          </table:table-cell>
          <table:table-cell table:formula="of:=[.G17]/[.$G$34]" office:value-type="float" office:value="0.0315470932031715" calcext:value-type="float">
            <text:p>0.0315</text:p>
          </table:table-cell>
          <table:table-cell table:formula="of:=[.G17]+[.I16]" office:value-type="float" office:value="6376.697" calcext:value-type="float">
            <text:p>6,376.70</text:p>
          </table:table-cell>
          <table:table-cell table:formula="of:=[.H17]+[.J16]" office:value-type="float" office:value="0.523005588642177" calcext:value-type="float">
            <text:p>0.5230</text:p>
          </table:table-cell>
          <table:table-cell table:style-name="ce20"/>
          <table:table-cell table:style-name="ce22" office:value-type="float" office:value="6" calcext:value-type="float">
            <text:p>6</text:p>
          </table:table-cell>
          <table:table-cell table:formula="of:=[.O16]" office:value-type="float" office:value="480.171615384615" calcext:value-type="float">
            <text:p>480.17</text:p>
          </table:table-cell>
          <table:table-cell office:value-type="string" calcext:value-type="string">
            <text:p>--|</text:p>
          </table:table-cell>
          <table:table-cell table:formula="of:=[.O16]+[.$N$8]" office:value-type="float" office:value="509.215307692308" calcext:value-type="float">
            <text:p>509.22</text:p>
          </table:table-cell>
          <table:table-cell table:formula="of:=([.M17]+[.O17])/2" office:value-type="float" office:value="494.693461538462" calcext:value-type="float">
            <text:p>494.69</text:p>
          </table:table-cell>
          <table:table-cell office:value-type="float" office:value="4" calcext:value-type="float">
            <text:p>4</text:p>
          </table:table-cell>
          <table:table-cell table:formula="of:=[.Q17]/[.$Q$27]" office:value-type="float" office:value="0.133333333333333" calcext:value-type="float">
            <text:p>0.1333</text:p>
          </table:table-cell>
          <table:table-cell table:formula="of:=[.Q17]+[.S16]" office:value-type="float" office:value="27" calcext:value-type="float">
            <text:p>27</text:p>
          </table:table-cell>
          <table:table-cell table:formula="of:=[.R17]+[.T16]" office:value-type="float" office:value="0.9" calcext:value-type="float">
            <text:p>0.9000</text:p>
          </table:table-cell>
        </table:table-row>
        <table:table-row table:style-name="ro1">
          <table:table-cell/>
          <table:table-cell table:style-name="ce5" office:value-type="float" office:value="384.635" calcext:value-type="float">
            <text:p>384.64</text:p>
          </table:table-cell>
          <table:table-cell table:style-name="ce5" office:value-type="float" office:value="382.082" calcext:value-type="float">
            <text:p>382.08</text:p>
          </table:table-cell>
          <table:table-cell table:number-columns-repeated="3"/>
          <table:table-cell office:value-type="float" office:value="378.236" calcext:value-type="float">
            <text:p>378.24</text:p>
          </table:table-cell>
          <table:table-cell table:formula="of:=[.G18]/[.$G$34]" office:value-type="float" office:value="0.0310222583612899" calcext:value-type="float">
            <text:p>0.0310</text:p>
          </table:table-cell>
          <table:table-cell table:formula="of:=[.G18]+[.I17]" office:value-type="float" office:value="6754.933" calcext:value-type="float">
            <text:p>6,754.93</text:p>
          </table:table-cell>
          <table:table-cell table:formula="of:=[.H18]+[.J17]" office:value-type="float" office:value="0.554027847003467" calcext:value-type="float">
            <text:p>0.5540</text:p>
          </table:table-cell>
          <table:table-cell table:style-name="ce20"/>
          <table:table-cell table:style-name="ce22" office:value-type="float" office:value="7" calcext:value-type="float">
            <text:p>7</text:p>
          </table:table-cell>
          <table:table-cell table:formula="of:=[.O17]" office:value-type="float" office:value="509.215307692308" calcext:value-type="float">
            <text:p>509.22</text:p>
          </table:table-cell>
          <table:table-cell office:value-type="string" calcext:value-type="string">
            <text:p>--|</text:p>
          </table:table-cell>
          <table:table-cell table:formula="of:=[.O17]+[.$N$8]" office:value-type="float" office:value="538.259" calcext:value-type="float">
            <text:p>538.26</text:p>
          </table:table-cell>
          <table:table-cell table:formula="of:=([.M18]+[.O18])/2" office:value-type="float" office:value="523.737153846154" calcext:value-type="float">
            <text:p>523.74</text:p>
          </table:table-cell>
          <table:table-cell office:value-type="float" office:value="2" calcext:value-type="float">
            <text:p>2</text:p>
          </table:table-cell>
          <table:table-cell table:formula="of:=[.Q18]/[.$Q$27]" office:value-type="float" office:value="0.0666666666666667" calcext:value-type="float">
            <text:p>0.0667</text:p>
          </table:table-cell>
          <table:table-cell table:formula="of:=[.Q18]+[.S17]" office:value-type="float" office:value="29" calcext:value-type="float">
            <text:p>29</text:p>
          </table:table-cell>
          <table:table-cell table:formula="of:=[.R18]+[.T17]" office:value-type="float" office:value="0.966666666666667" calcext:value-type="float">
            <text:p>0.9667</text:p>
          </table:table-cell>
        </table:table-row>
        <table:table-row table:style-name="ro1">
          <table:table-cell/>
          <table:table-cell table:style-name="ce5" office:value-type="float" office:value="378.236" calcext:value-type="float">
            <text:p>378.24</text:p>
          </table:table-cell>
          <table:table-cell table:style-name="ce5" office:value-type="float" office:value="438.252" calcext:value-type="float">
            <text:p>438.25</text:p>
          </table:table-cell>
          <table:table-cell table:number-columns-repeated="3"/>
          <table:table-cell office:value-type="float" office:value="515.179" calcext:value-type="float">
            <text:p>515.18</text:p>
          </table:table-cell>
          <table:table-cell table:formula="of:=[.G19]/[.$G$34]" office:value-type="float" office:value="0.0422540848578956" calcext:value-type="float">
            <text:p>0.0423</text:p>
          </table:table-cell>
          <table:table-cell table:formula="of:=[.G19]+[.I18]" office:value-type="float" office:value="7270.112" calcext:value-type="float">
            <text:p>7,270.11</text:p>
          </table:table-cell>
          <table:table-cell table:formula="of:=[.H19]+[.J18]" office:value-type="float" office:value="0.596281931861363" calcext:value-type="float">
            <text:p>0.5963</text:p>
          </table:table-cell>
          <table:table-cell table:style-name="ce20"/>
          <table:table-cell table:style-name="ce22" office:value-type="float" office:value="8" calcext:value-type="float">
            <text:p>8</text:p>
          </table:table-cell>
          <table:table-cell table:formula="of:=[.O18]" office:value-type="float" office:value="538.259" calcext:value-type="float">
            <text:p>538.26</text:p>
          </table:table-cell>
          <table:table-cell office:value-type="string" calcext:value-type="string">
            <text:p>--|</text:p>
          </table:table-cell>
          <table:table-cell table:formula="of:=[.O18]+[.$N$8]" office:value-type="float" office:value="567.302692307692" calcext:value-type="float">
            <text:p>567.30</text:p>
          </table:table-cell>
          <table:table-cell table:formula="of:=([.M19]+[.O19])/2" office:value-type="float" office:value="552.780846153846" calcext:value-type="float">
            <text:p>552.78</text:p>
          </table:table-cell>
          <table:table-cell office:value-type="float" office:value="0" calcext:value-type="float">
            <text:p>0</text:p>
          </table:table-cell>
          <table:table-cell table:formula="of:=[.Q19]/[.$Q$27]" office:value-type="float" office:value="0" calcext:value-type="float">
            <text:p>0.0000</text:p>
          </table:table-cell>
          <table:table-cell table:formula="of:=[.Q19]+[.S18]" office:value-type="float" office:value="29" calcext:value-type="float">
            <text:p>29</text:p>
          </table:table-cell>
          <table:table-cell table:formula="of:=[.R19]+[.T18]" office:value-type="float" office:value="0.966666666666667" calcext:value-type="float">
            <text:p>0.9667</text:p>
          </table:table-cell>
        </table:table-row>
        <table:table-row table:style-name="ro1">
          <table:table-cell/>
          <table:table-cell table:style-name="ce5" office:value-type="float" office:value="515.179" calcext:value-type="float">
            <text:p>515.18</text:p>
          </table:table-cell>
          <table:table-cell table:style-name="ce5" office:value-type="float" office:value="396.261" calcext:value-type="float">
            <text:p>396.26</text:p>
          </table:table-cell>
          <table:table-cell table:number-columns-repeated="3"/>
          <table:table-cell office:value-type="float" office:value="349.959" calcext:value-type="float">
            <text:p>349.96</text:p>
          </table:table-cell>
          <table:table-cell table:formula="of:=[.G20]/[.$G$34]" office:value-type="float" office:value="0.0287030280403205" calcext:value-type="float">
            <text:p>0.0287</text:p>
          </table:table-cell>
          <table:table-cell table:formula="of:=[.G20]+[.I19]" office:value-type="float" office:value="7620.071" calcext:value-type="float">
            <text:p>7,620.07</text:p>
          </table:table-cell>
          <table:table-cell table:formula="of:=[.H20]+[.J19]" office:value-type="float" office:value="0.624984959901683" calcext:value-type="float">
            <text:p>0.6250</text:p>
          </table:table-cell>
          <table:table-cell table:style-name="ce20"/>
          <table:table-cell table:style-name="ce22" office:value-type="float" office:value="9" calcext:value-type="float">
            <text:p>9</text:p>
          </table:table-cell>
          <table:table-cell table:formula="of:=[.O19]" office:value-type="float" office:value="567.302692307692" calcext:value-type="float">
            <text:p>567.30</text:p>
          </table:table-cell>
          <table:table-cell office:value-type="string" calcext:value-type="string">
            <text:p>--|</text:p>
          </table:table-cell>
          <table:table-cell table:formula="of:=[.O19]+[.$N$8]" office:value-type="float" office:value="596.346384615385" calcext:value-type="float">
            <text:p>596.35</text:p>
          </table:table-cell>
          <table:table-cell table:formula="of:=([.M20]+[.O20])/2" office:value-type="float" office:value="581.824538461538" calcext:value-type="float">
            <text:p>581.82</text:p>
          </table:table-cell>
          <table:table-cell office:value-type="float" office:value="0" calcext:value-type="float">
            <text:p>0</text:p>
          </table:table-cell>
          <table:table-cell table:formula="of:=[.Q20]/[.$Q$27]" office:value-type="float" office:value="0" calcext:value-type="float">
            <text:p>0.0000</text:p>
          </table:table-cell>
          <table:table-cell table:formula="of:=[.Q20]+[.S19]" office:value-type="float" office:value="29" calcext:value-type="float">
            <text:p>29</text:p>
          </table:table-cell>
          <table:table-cell table:formula="of:=[.R20]+[.T19]" office:value-type="float" office:value="0.966666666666667" calcext:value-type="float">
            <text:p>0.9667</text:p>
          </table:table-cell>
        </table:table-row>
        <table:table-row table:style-name="ro1">
          <table:table-cell/>
          <table:table-cell table:style-name="ce5" office:value-type="float" office:value="349.959" calcext:value-type="float">
            <text:p>349.96</text:p>
          </table:table-cell>
          <table:table-cell table:style-name="ce5" office:value-type="float" office:value="353.701" calcext:value-type="float">
            <text:p>353.70</text:p>
          </table:table-cell>
          <table:table-cell table:number-columns-repeated="3"/>
          <table:table-cell office:value-type="float" office:value="349.475" calcext:value-type="float">
            <text:p>349.48</text:p>
          </table:table-cell>
          <table:table-cell table:formula="of:=[.G21]/[.$G$34]" office:value-type="float" office:value="0.0286633312027724" calcext:value-type="float">
            <text:p>0.0287</text:p>
          </table:table-cell>
          <table:table-cell table:formula="of:=[.G21]+[.I20]" office:value-type="float" office:value="7969.546" calcext:value-type="float">
            <text:p>7,969.55</text:p>
          </table:table-cell>
          <table:table-cell table:formula="of:=[.H21]+[.J20]" office:value-type="float" office:value="0.653648291104455" calcext:value-type="float">
            <text:p>0.6536</text:p>
          </table:table-cell>
          <table:table-cell table:style-name="ce20"/>
          <table:table-cell table:style-name="ce22" office:value-type="float" office:value="10" calcext:value-type="float">
            <text:p>10</text:p>
          </table:table-cell>
          <table:table-cell table:formula="of:=[.O20]" office:value-type="float" office:value="596.346384615385" calcext:value-type="float">
            <text:p>596.35</text:p>
          </table:table-cell>
          <table:table-cell office:value-type="string" calcext:value-type="string">
            <text:p>--|</text:p>
          </table:table-cell>
          <table:table-cell table:formula="of:=[.O20]+[.$N$8]" office:value-type="float" office:value="625.390076923077" calcext:value-type="float">
            <text:p>625.39</text:p>
          </table:table-cell>
          <table:table-cell table:formula="of:=([.M21]+[.O21])/2" office:value-type="float" office:value="610.868230769231" calcext:value-type="float">
            <text:p>610.87</text:p>
          </table:table-cell>
          <table:table-cell office:value-type="float" office:value="0" calcext:value-type="float">
            <text:p>0</text:p>
          </table:table-cell>
          <table:table-cell table:formula="of:=[.Q21]/[.$Q$27]" office:value-type="float" office:value="0" calcext:value-type="float">
            <text:p>0.0000</text:p>
          </table:table-cell>
          <table:table-cell table:formula="of:=[.Q21]+[.S20]" office:value-type="float" office:value="29" calcext:value-type="float">
            <text:p>29</text:p>
          </table:table-cell>
          <table:table-cell table:formula="of:=[.R21]+[.T20]" office:value-type="float" office:value="0.966666666666667" calcext:value-type="float">
            <text:p>0.9667</text:p>
          </table:table-cell>
        </table:table-row>
        <table:table-row table:style-name="ro1">
          <table:table-cell/>
          <table:table-cell table:style-name="ce5" office:value-type="float" office:value="349.475" calcext:value-type="float">
            <text:p>349.48</text:p>
          </table:table-cell>
          <table:table-cell table:style-name="ce5" office:value-type="float" office:value="356.248" calcext:value-type="float">
            <text:p>356.25</text:p>
          </table:table-cell>
          <table:table-cell table:number-columns-repeated="3"/>
          <table:table-cell office:value-type="float" office:value="350.129" calcext:value-type="float">
            <text:p>350.13</text:p>
          </table:table-cell>
          <table:table-cell table:formula="of:=[.G22]/[.$G$34]" office:value-type="float" office:value="0.028716971144418" calcext:value-type="float">
            <text:p>0.0287</text:p>
          </table:table-cell>
          <table:table-cell table:formula="of:=[.G22]+[.I21]" office:value-type="float" office:value="8319.675" calcext:value-type="float">
            <text:p>8,319.68</text:p>
          </table:table-cell>
          <table:table-cell table:formula="of:=[.H22]+[.J21]" office:value-type="float" office:value="0.682365262248873" calcext:value-type="float">
            <text:p>0.6824</text:p>
          </table:table-cell>
          <table:table-cell table:style-name="ce20"/>
          <table:table-cell table:style-name="ce22" office:value-type="float" office:value="11" calcext:value-type="float">
            <text:p>11</text:p>
          </table:table-cell>
          <table:table-cell table:formula="of:=[.O21]" office:value-type="float" office:value="625.390076923077" calcext:value-type="float">
            <text:p>625.39</text:p>
          </table:table-cell>
          <table:table-cell office:value-type="string" calcext:value-type="string">
            <text:p>--|</text:p>
          </table:table-cell>
          <table:table-cell table:formula="of:=[.O21]+[.$N$8]" office:value-type="float" office:value="654.433769230769" calcext:value-type="float">
            <text:p>654.43</text:p>
          </table:table-cell>
          <table:table-cell table:formula="of:=([.M22]+[.O22])/2" office:value-type="float" office:value="639.911923076923" calcext:value-type="float">
            <text:p>639.91</text:p>
          </table:table-cell>
          <table:table-cell office:value-type="float" office:value="0" calcext:value-type="float">
            <text:p>0</text:p>
          </table:table-cell>
          <table:table-cell table:formula="of:=[.Q22]/[.$Q$27]" office:value-type="float" office:value="0" calcext:value-type="float">
            <text:p>0.0000</text:p>
          </table:table-cell>
          <table:table-cell table:formula="of:=[.Q22]+[.S21]" office:value-type="float" office:value="29" calcext:value-type="float">
            <text:p>29</text:p>
          </table:table-cell>
          <table:table-cell table:formula="of:=[.R22]+[.T21]" office:value-type="float" office:value="0.966666666666667" calcext:value-type="float">
            <text:p>0.9667</text:p>
          </table:table-cell>
        </table:table-row>
        <table:table-row table:style-name="ro1">
          <table:table-cell/>
          <table:table-cell table:style-name="ce5" office:value-type="float" office:value="350.129" calcext:value-type="float">
            <text:p>350.13</text:p>
          </table:table-cell>
          <table:table-cell table:style-name="ce5" office:value-type="float" office:value="356.34" calcext:value-type="float">
            <text:p>356.34</text:p>
          </table:table-cell>
          <table:table-cell table:number-columns-repeated="3"/>
          <table:table-cell office:value-type="float" office:value="350.166" calcext:value-type="float">
            <text:p>350.17</text:p>
          </table:table-cell>
          <table:table-cell table:formula="of:=[.G23]/[.$G$34]" office:value-type="float" office:value="0.0287200058200157" calcext:value-type="float">
            <text:p>0.0287</text:p>
          </table:table-cell>
          <table:table-cell table:formula="of:=[.G23]+[.I22]" office:value-type="float" office:value="8669.841" calcext:value-type="float">
            <text:p>8,669.84</text:p>
          </table:table-cell>
          <table:table-cell table:formula="of:=[.H23]+[.J22]" office:value-type="float" office:value="0.711085268068889" calcext:value-type="float">
            <text:p>0.7111</text:p>
          </table:table-cell>
          <table:table-cell table:style-name="ce20"/>
          <table:table-cell table:style-name="ce22" office:value-type="float" office:value="12" calcext:value-type="float">
            <text:p>12</text:p>
          </table:table-cell>
          <table:table-cell table:formula="of:=[.O22]" office:value-type="float" office:value="654.433769230769" calcext:value-type="float">
            <text:p>654.43</text:p>
          </table:table-cell>
          <table:table-cell office:value-type="string" calcext:value-type="string">
            <text:p>--|</text:p>
          </table:table-cell>
          <table:table-cell table:formula="of:=[.O22]+[.$N$8]" office:value-type="float" office:value="683.477461538461" calcext:value-type="float">
            <text:p>683.48</text:p>
          </table:table-cell>
          <table:table-cell table:formula="of:=([.M23]+[.O23])/2" office:value-type="float" office:value="668.955615384615" calcext:value-type="float">
            <text:p>668.96</text:p>
          </table:table-cell>
          <table:table-cell office:value-type="float" office:value="0" calcext:value-type="float">
            <text:p>0</text:p>
          </table:table-cell>
          <table:table-cell table:formula="of:=[.Q23]/[.$Q$27]" office:value-type="float" office:value="0" calcext:value-type="float">
            <text:p>0.0000</text:p>
          </table:table-cell>
          <table:table-cell table:formula="of:=[.Q23]+[.S22]" office:value-type="float" office:value="29" calcext:value-type="float">
            <text:p>29</text:p>
          </table:table-cell>
          <table:table-cell table:formula="of:=[.R23]+[.T22]" office:value-type="float" office:value="0.966666666666667" calcext:value-type="float">
            <text:p>0.9667</text:p>
          </table:table-cell>
        </table:table-row>
        <table:table-row table:style-name="ro1">
          <table:table-cell/>
          <table:table-cell table:style-name="ce5" office:value-type="float" office:value="350.166" calcext:value-type="float">
            <text:p>350.17</text:p>
          </table:table-cell>
          <table:table-cell table:style-name="ce5" office:value-type="float" office:value="367.382" calcext:value-type="float">
            <text:p>367.38</text:p>
          </table:table-cell>
          <table:table-cell table:number-columns-repeated="3"/>
          <table:table-cell office:value-type="float" office:value="354.716" calcext:value-type="float">
            <text:p>354.72</text:p>
          </table:table-cell>
          <table:table-cell table:formula="of:=[.G24]/[.$G$34]" office:value-type="float" office:value="0.0290931889002721" calcext:value-type="float">
            <text:p>0.0291</text:p>
          </table:table-cell>
          <table:table-cell table:formula="of:=[.G24]+[.I23]" office:value-type="float" office:value="9024.557" calcext:value-type="float">
            <text:p>9,024.56</text:p>
          </table:table-cell>
          <table:table-cell table:formula="of:=[.H24]+[.J23]" office:value-type="float" office:value="0.740178456969161" calcext:value-type="float">
            <text:p>0.7402</text:p>
          </table:table-cell>
          <table:table-cell table:style-name="ce20"/>
          <table:table-cell table:style-name="ce22" office:value-type="float" office:value="13" calcext:value-type="float">
            <text:p>13</text:p>
          </table:table-cell>
          <table:table-cell table:formula="of:=[.O23]" office:value-type="float" office:value="683.477461538461" calcext:value-type="float">
            <text:p>683.48</text:p>
          </table:table-cell>
          <table:table-cell office:value-type="string" calcext:value-type="string">
            <text:p>--|</text:p>
          </table:table-cell>
          <table:table-cell table:formula="of:=[.O23]+[.$N$8]" office:value-type="float" office:value="712.521153846154" calcext:value-type="float">
            <text:p>712.52</text:p>
          </table:table-cell>
          <table:table-cell table:formula="of:=([.M24]+[.O24])/2" office:value-type="float" office:value="697.999307692307" calcext:value-type="float">
            <text:p>698.00</text:p>
          </table:table-cell>
          <table:table-cell office:value-type="float" office:value="0" calcext:value-type="float">
            <text:p>0</text:p>
          </table:table-cell>
          <table:table-cell table:formula="of:=[.Q24]/[.$Q$27]" office:value-type="float" office:value="0" calcext:value-type="float">
            <text:p>0.0000</text:p>
          </table:table-cell>
          <table:table-cell table:formula="of:=[.Q24]+[.S23]" office:value-type="float" office:value="29" calcext:value-type="float">
            <text:p>29</text:p>
          </table:table-cell>
          <table:table-cell table:formula="of:=[.R24]+[.T23]" office:value-type="float" office:value="0.966666666666667" calcext:value-type="float">
            <text:p>0.9667</text:p>
          </table:table-cell>
        </table:table-row>
        <table:table-row table:style-name="ro1">
          <table:table-cell/>
          <table:table-cell table:style-name="ce5" office:value-type="float" office:value="354.716" calcext:value-type="float">
            <text:p>354.72</text:p>
          </table:table-cell>
          <table:table-cell table:style-name="ce5" office:value-type="float" office:value="356.191" calcext:value-type="float">
            <text:p>356.19</text:p>
          </table:table-cell>
          <table:table-cell table:number-columns-repeated="3"/>
          <table:table-cell office:value-type="float" office:value="354.768" calcext:value-type="float">
            <text:p>354.77</text:p>
          </table:table-cell>
          <table:table-cell table:formula="of:=[.G25]/[.$G$34]" office:value-type="float" office:value="0.0290974538497608" calcext:value-type="float">
            <text:p>0.0291</text:p>
          </table:table-cell>
          <table:table-cell table:formula="of:=[.G25]+[.I24]" office:value-type="float" office:value="9379.325" calcext:value-type="float">
            <text:p>9,379.33</text:p>
          </table:table-cell>
          <table:table-cell table:formula="of:=[.H25]+[.J24]" office:value-type="float" office:value="0.769275910818922" calcext:value-type="float">
            <text:p>0.7693</text:p>
          </table:table-cell>
          <table:table-cell/>
          <table:table-cell table:style-name="ce22" office:value-type="float" office:value="14" calcext:value-type="float">
            <text:p>14</text:p>
          </table:table-cell>
          <table:table-cell table:formula="of:=[.O24]" office:value-type="float" office:value="712.521153846154" calcext:value-type="float">
            <text:p>712.52</text:p>
          </table:table-cell>
          <table:table-cell office:value-type="string" calcext:value-type="string">
            <text:p>--|</text:p>
          </table:table-cell>
          <table:table-cell table:formula="of:=[.O24]+[.$N$8]" office:value-type="float" office:value="741.564846153846" calcext:value-type="float">
            <text:p>741.56</text:p>
          </table:table-cell>
          <table:table-cell table:formula="of:=([.M25]+[.O25])/2" office:value-type="float" office:value="727.043" calcext:value-type="float">
            <text:p>727.04</text:p>
          </table:table-cell>
          <table:table-cell office:value-type="float" office:value="1" calcext:value-type="float">
            <text:p>1</text:p>
          </table:table-cell>
          <table:table-cell table:formula="of:=[.Q25]/[.$Q$27]" office:value-type="float" office:value="0.0333333333333333" calcext:value-type="float">
            <text:p>0.0333</text:p>
          </table:table-cell>
          <table:table-cell table:formula="of:=[.Q25]+[.S24]" office:value-type="float" office:value="30" calcext:value-type="float">
            <text:p>30</text:p>
          </table:table-cell>
          <table:table-cell table:style-name="ce31" table:formula="of:=[.R25]+[.T24]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5" office:value-type="float" office:value="354.768" calcext:value-type="float">
            <text:p>354.77</text:p>
          </table:table-cell>
          <table:table-cell table:style-name="ce5" office:value-type="float" office:value="357.152" calcext:value-type="float">
            <text:p>357.15</text:p>
          </table:table-cell>
          <table:table-cell table:number-columns-repeated="3"/>
          <table:table-cell office:value-type="float" office:value="350.351" calcext:value-type="float">
            <text:p>350.35</text:p>
          </table:table-cell>
          <table:table-cell table:formula="of:=[.G26]/[.$G$34]" office:value-type="float" office:value="0.0287351791980041" calcext:value-type="float">
            <text:p>0.0287</text:p>
          </table:table-cell>
          <table:table-cell table:formula="of:=[.G26]+[.I25]" office:value-type="float" office:value="9729.676" calcext:value-type="float">
            <text:p>9,729.68</text:p>
          </table:table-cell>
          <table:table-cell table:formula="of:=[.H26]+[.J25]" office:value-type="float" office:value="0.798011090016926" calcext:value-type="float">
            <text:p>0.7980</text:p>
          </table:table-cell>
          <table:table-cell table:number-columns-repeated="2"/>
          <table:table-cell office:value-type="float" office:value="0" calcext:value-type="float">
            <text:p>0.00</text:p>
          </table:table-cell>
          <table:table-cell office:value-type="string" calcext:value-type="string">
            <text:p>--|</text:p>
          </table:table-cell>
          <table:table-cell office:value-type="float" office:value="0" calcext:value-type="float">
            <text:p>0.00</text:p>
          </table:table-cell>
          <table:table-cell office:value-type="float" office:value="750" calcext:value-type="float">
            <text:p>75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00</text:p>
          </table:table-cell>
        </table:table-row>
        <table:table-row table:style-name="ro1">
          <table:table-cell/>
          <table:table-cell table:style-name="ce5" office:value-type="float" office:value="350.351" calcext:value-type="float">
            <text:p>350.35</text:p>
          </table:table-cell>
          <table:table-cell table:style-name="ce5" office:value-type="float" office:value="359.267" calcext:value-type="float">
            <text:p>359.27</text:p>
          </table:table-cell>
          <table:table-cell table:number-columns-repeated="3"/>
          <table:table-cell office:value-type="float" office:value="353.006" calcext:value-type="float">
            <text:p>353.01</text:p>
          </table:table-cell>
          <table:table-cell table:formula="of:=[.G27]/[.$G$34]" office:value-type="float" office:value="0.0289529376767032" calcext:value-type="float">
            <text:p>0.0290</text:p>
          </table:table-cell>
          <table:table-cell table:formula="of:=[.G27]+[.I26]" office:value-type="float" office:value="10082.682" calcext:value-type="float">
            <text:p>10,082.68</text:p>
          </table:table-cell>
          <table:table-cell table:formula="of:=[.H27]+[.J26]" office:value-type="float" office:value="0.826964027693629" calcext:value-type="float">
            <text:p>0.8270</text:p>
          </table:table-cell>
          <table:table-cell table:number-columns-repeated="2"/>
          <table:table-cell table:style-name="ce44" office:value-type="string" calcext:value-type="string" table:number-columns-spanned="2" table:number-rows-spanned="1">
            <text:p>TOTAL</text:p>
          </table:table-cell>
          <table:covered-table-cell table:style-name="ce13"/>
          <table:table-cell table:style-name="ce15" table:number-columns-repeated="2"/>
          <table:table-cell table:style-name="ce13" table:formula="of:=SUM([.Q12:.Q25])" office:value-type="float" office:value="30" calcext:value-type="float">
            <text:p>30</text:p>
          </table:table-cell>
          <table:table-cell table:style-name="ce13" table:formula="of:=SUM([.R12:.R25])" office:value-type="float" office:value="1" calcext:value-type="float">
            <text:p>1</text:p>
          </table:table-cell>
          <table:table-cell table:style-name="ce15"/>
          <table:table-cell table:style-name="ce18"/>
        </table:table-row>
        <table:table-row table:style-name="ro1">
          <table:table-cell/>
          <table:table-cell table:style-name="ce5" office:value-type="float" office:value="353.006" calcext:value-type="float">
            <text:p>353.01</text:p>
          </table:table-cell>
          <table:table-cell table:style-name="ce5" office:value-type="float" office:value="359.18" calcext:value-type="float">
            <text:p>359.18</text:p>
          </table:table-cell>
          <table:table-cell table:number-columns-repeated="3"/>
          <table:table-cell office:value-type="float" office:value="354.617" calcext:value-type="float">
            <text:p>354.62</text:p>
          </table:table-cell>
          <table:table-cell table:formula="of:=[.G28]/[.$G$34]" office:value-type="float" office:value="0.0290850690925918" calcext:value-type="float">
            <text:p>0.0291</text:p>
          </table:table-cell>
          <table:table-cell table:formula="of:=[.G28]+[.I27]" office:value-type="float" office:value="10437.299" calcext:value-type="float">
            <text:p>10,437.30</text:p>
          </table:table-cell>
          <table:table-cell table:formula="of:=[.H28]+[.J27]" office:value-type="float" office:value="0.856049096786221" calcext:value-type="float">
            <text:p>0.8560</text:p>
          </table:table-cell>
          <table:table-cell table:number-columns-repeated="2"/>
          <table:table-cell table:style-name="Default" table:number-columns-repeated="7"/>
          <table:table-cell table:style-name="ce29"/>
        </table:table-row>
        <table:table-row table:style-name="ro1">
          <table:table-cell/>
          <table:table-cell table:style-name="ce5" office:value-type="float" office:value="354.617" calcext:value-type="float">
            <text:p>354.62</text:p>
          </table:table-cell>
          <table:table-cell table:style-name="ce5" office:value-type="float" office:value="358.185" calcext:value-type="float">
            <text:p>358.19</text:p>
          </table:table-cell>
          <table:table-cell table:number-columns-repeated="3"/>
          <table:table-cell office:value-type="float" office:value="352.828" calcext:value-type="float">
            <text:p>352.83</text:p>
          </table:table-cell>
          <table:table-cell table:formula="of:=[.G29]/[.$G$34]" office:value-type="float" office:value="0.0289383384265305" calcext:value-type="float">
            <text:p>0.0289</text:p>
          </table:table-cell>
          <table:table-cell table:formula="of:=[.G29]+[.I28]" office:value-type="float" office:value="10790.127" calcext:value-type="float">
            <text:p>10,790.13</text:p>
          </table:table-cell>
          <table:table-cell table:formula="of:=[.H29]+[.J28]" office:value-type="float" office:value="0.884987435212752" calcext:value-type="float">
            <text:p>0.8850</text:p>
          </table:table-cell>
          <table:table-cell table:number-columns-repeated="2"/>
          <table:table-cell table:style-name="Default" table:number-columns-repeated="7"/>
          <table:table-cell table:style-name="ce29"/>
        </table:table-row>
        <table:table-row table:style-name="ro1">
          <table:table-cell/>
          <table:table-cell table:style-name="ce5" office:value-type="float" office:value="352.828" calcext:value-type="float">
            <text:p>352.83</text:p>
          </table:table-cell>
          <table:table-cell table:style-name="ce5" office:value-type="float" office:value="357.628" calcext:value-type="float">
            <text:p>357.63</text:p>
          </table:table-cell>
          <table:table-cell table:number-columns-repeated="3"/>
          <table:table-cell office:value-type="float" office:value="351.101" calcext:value-type="float">
            <text:p>351.10</text:p>
          </table:table-cell>
          <table:table-cell table:formula="of:=[.G30]/[.$G$34]" office:value-type="float" office:value="0.0287966928925519" calcext:value-type="float">
            <text:p>0.0288</text:p>
          </table:table-cell>
          <table:table-cell table:formula="of:=[.G30]+[.I29]" office:value-type="float" office:value="11141.228" calcext:value-type="float">
            <text:p>11,141.23</text:p>
          </table:table-cell>
          <table:table-cell table:formula="of:=[.H30]+[.J29]" office:value-type="float" office:value="0.913784128105304" calcext:value-type="float">
            <text:p>0.9138</text:p>
          </table:table-cell>
          <table:table-cell table:number-columns-repeated="2"/>
          <table:table-cell table:style-name="Default" table:number-columns-repeated="7"/>
          <table:table-cell table:style-name="ce29"/>
        </table:table-row>
        <table:table-row table:style-name="ro1">
          <table:table-cell/>
          <table:table-cell table:style-name="ce5" office:value-type="float" office:value="351.101" calcext:value-type="float">
            <text:p>351.10</text:p>
          </table:table-cell>
          <table:table-cell table:style-name="ce5" office:value-type="float" office:value="357.849" calcext:value-type="float">
            <text:p>357.85</text:p>
          </table:table-cell>
          <table:table-cell table:number-columns-repeated="3"/>
          <table:table-cell office:value-type="float" office:value="351.07" calcext:value-type="float">
            <text:p>351.07</text:p>
          </table:table-cell>
          <table:table-cell table:formula="of:=[.G31]/[.$G$34]" office:value-type="float" office:value="0.0287941503265106" calcext:value-type="float">
            <text:p>0.0288</text:p>
          </table:table-cell>
          <table:table-cell table:formula="of:=[.G31]+[.I30]" office:value-type="float" office:value="11492.298" calcext:value-type="float">
            <text:p>11,492.30</text:p>
          </table:table-cell>
          <table:table-cell table:formula="of:=[.H31]+[.J30]" office:value-type="float" office:value="0.942578278431814" calcext:value-type="float">
            <text:p>0.9426</text:p>
          </table:table-cell>
          <table:table-cell table:number-columns-repeated="2"/>
          <table:table-cell table:style-name="Default" table:number-columns-repeated="7"/>
          <table:table-cell table:style-name="ce29"/>
        </table:table-row>
        <table:table-row table:style-name="ro1">
          <table:table-cell/>
          <table:table-cell table:style-name="ce5" office:value-type="float" office:value="351.07" calcext:value-type="float">
            <text:p>351.07</text:p>
          </table:table-cell>
          <table:table-cell table:style-name="ce5" office:value-type="float" office:value="358.153" calcext:value-type="float">
            <text:p>358.15</text:p>
          </table:table-cell>
          <table:table-cell table:number-columns-repeated="3"/>
          <table:table-cell office:value-type="float" office:value="350.182" calcext:value-type="float">
            <text:p>350.18</text:p>
          </table:table-cell>
          <table:table-cell table:formula="of:=[.G32]/[.$G$34]" office:value-type="float" office:value="0.028721318112166" calcext:value-type="float">
            <text:p>0.0287</text:p>
          </table:table-cell>
          <table:table-cell table:formula="of:=[.G32]+[.I31]" office:value-type="float" office:value="11842.48" calcext:value-type="float">
            <text:p>11,842.48</text:p>
          </table:table-cell>
          <table:table-cell table:formula="of:=[.H32]+[.J31]" office:value-type="float" office:value="0.97129959654398" calcext:value-type="float">
            <text:p>0.9713</text:p>
          </table:table-cell>
          <table:table-cell table:number-columns-repeated="2"/>
          <table:table-cell table:style-name="Default" table:number-columns-repeated="7"/>
          <table:table-cell table:style-name="ce29"/>
        </table:table-row>
        <table:table-row table:style-name="ro1">
          <table:table-cell/>
          <table:table-cell table:style-name="ce5" office:value-type="float" office:value="350.182" calcext:value-type="float">
            <text:p>350.18</text:p>
          </table:table-cell>
          <table:table-cell table:style-name="ce5" office:value-type="float" office:value="355.68" calcext:value-type="float">
            <text:p>355.68</text:p>
          </table:table-cell>
          <table:table-cell table:number-columns-repeated="3"/>
          <table:table-cell office:value-type="float" office:value="349.927" calcext:value-type="float">
            <text:p>349.93</text:p>
          </table:table-cell>
          <table:table-cell table:formula="of:=[.G33]/[.$G$34]" office:value-type="float" office:value="0.0287004034560198" calcext:value-type="float">
            <text:p>0.0287</text:p>
          </table:table-cell>
          <table:table-cell table:formula="of:=[.G33]+[.I32]" office:value-type="float" office:value="12192.407" calcext:value-type="float">
            <text:p>12,192.41</text:p>
          </table:table-cell>
          <table:table-cell table:style-name="ce17" table:formula="of:=[.H33]+[.J32]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7"/>
          <table:table-cell table:style-name="ce29"/>
        </table:table-row>
        <table:table-row table:style-name="ro1">
          <table:table-cell/>
          <table:table-cell table:style-name="ce5" office:value-type="float" office:value="349.927" calcext:value-type="float">
            <text:p>349.93</text:p>
          </table:table-cell>
          <table:table-cell table:style-name="ce5" office:value-type="float" office:value="354.067" calcext:value-type="float">
            <text:p>354.07</text:p>
          </table:table-cell>
          <table:table-cell table:number-columns-repeated="2"/>
          <table:table-cell table:style-name="ce10" office:value-type="string" calcext:value-type="string">
            <text:p>TOTAL</text:p>
          </table:table-cell>
          <table:table-cell table:style-name="ce12" table:formula="of:=SUM([.G4:.G33])" office:value-type="float" office:value="12192.407" calcext:value-type="float">
            <text:p>12192.41</text:p>
          </table:table-cell>
          <table:table-cell table:style-name="ce15" table:formula="of:=SUM([.H4:.H33])" office:value-type="float" office:value="1" calcext:value-type="float">
            <text:p>1</text:p>
          </table:table-cell>
          <table:table-cell table:style-name="ce15"/>
          <table:table-cell table:style-name="ce18"/>
          <table:table-cell table:style-name="ce21" table:number-columns-repeated="9"/>
          <table:table-cell table:style-name="ce32"/>
        </table:table-row>
        <table:table-row table:style-name="ro1">
          <table:table-cell table:style-name="ce1" table:number-columns-repeated="3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8"/>
        </table:table-row>
        <table:table-row table:style-name="ro1">
          <table:table-cell table:number-columns-repeated="5"/>
          <table:table-cell table:style-name="Default" table:number-columns-repeated="5"/>
          <table:table-cell table:number-columns-repeated="2"/>
          <table:table-cell table:style-name="Default" table:number-columns-repeated="8"/>
        </table:table-row>
        <table:table-row table:style-name="ro2">
          <table:table-cell table:number-columns-repeated="5"/>
          <table:table-cell table:style-name="ce7" office:value-type="string" calcext:value-type="string" table:number-columns-spanned="15" table:number-rows-spanned="1">
            <text:p>read/write</text:p>
          </table:table-cell>
          <table:covered-table-cell table:number-columns-repeated="4" table:style-name="Default"/>
          <table:covered-table-cell table:number-columns-repeated="2"/>
          <table:covered-table-cell table:number-columns-repeated="8" table:style-name="Default"/>
        </table:table-row>
        <table:table-row table:style-name="ro1">
          <table:table-cell table:number-columns-repeated="5"/>
          <table:table-cell table:style-name="ce8"/>
          <table:table-cell table:style-name="ce44" office:value-type="string" calcext:value-type="string">
            <text:p>fi</text:p>
          </table:table-cell>
          <table:table-cell table:style-name="ce13" office:value-type="string" calcext:value-type="string">
            <text:p>pi</text:p>
          </table:table-cell>
          <table:table-cell table:style-name="ce13" office:value-type="string" calcext:value-type="string">
            <text:p>Fi</text:p>
          </table:table-cell>
          <table:table-cell table:style-name="ce16" office:value-type="string" calcext:value-type="string">
            <text:p>Pi</text:p>
          </table:table-cell>
          <table:table-cell table:style-name="ce19" table:number-columns-repeated="9"/>
          <table:table-cell table:style-name="ce28"/>
        </table:table-row>
        <table:table-row table:style-name="ro1">
          <table:table-cell table:number-columns-repeated="6"/>
          <table:table-cell office:value-type="float" office:value="469.539" calcext:value-type="float">
            <text:p>469.54</text:p>
          </table:table-cell>
          <table:table-cell table:formula="of:=[.G39]/[.$G$69]" office:value-type="float" office:value="0.0387610920160599" calcext:value-type="float">
            <text:p>0.0388</text:p>
          </table:table-cell>
          <table:table-cell table:formula="of:=[.G39]" office:value-type="float" office:value="469.539" calcext:value-type="float">
            <text:p>469.54</text:p>
          </table:table-cell>
          <table:table-cell table:formula="of:=[.H39]" office:value-type="float" office:value="0.0387610920160599" calcext:value-type="float">
            <text:p>0.0388</text:p>
          </table:table-cell>
          <table:table-cell table:number-columns-repeated="2"/>
          <table:table-cell table:style-name="Default" office:value-type="string" calcext:value-type="string">
            <text:p>MAX</text:p>
          </table:table-cell>
          <table:table-cell table:style-name="Default" table:formula="of:=MAX([.C5:.C34])" office:value-type="float" office:value="630.51" calcext:value-type="float">
            <text:p>630.51</text:p>
          </table:table-cell>
          <table:table-cell table:style-name="Default"/>
          <table:table-cell table:style-name="Default" office:value-type="string" calcext:value-type="string">
            <text:p>Moda</text:p>
          </table:table-cell>
          <table:table-cell table:style-name="Default" table:formula="of:=MODE([.Q47:.Q61])" office:value-type="float" office:value="0" calcext:value-type="float">
            <text:p>0</text:p>
          </table:table-cell>
          <table:table-cell table:style-name="Default" table:number-columns-repeated="2"/>
          <table:table-cell table:style-name="ce29"/>
        </table:table-row>
        <table:table-row table:style-name="ro1">
          <table:table-cell table:number-columns-repeated="6"/>
          <table:table-cell office:value-type="float" office:value="469.063" calcext:value-type="float">
            <text:p>469.06</text:p>
          </table:table-cell>
          <table:table-cell table:formula="of:=[.G40]/[.$G$69]" office:value-type="float" office:value="0.0387217975595831" calcext:value-type="float">
            <text:p>0.0387</text:p>
          </table:table-cell>
          <table:table-cell table:formula="of:=[.G40]+[.I39]" office:value-type="float" office:value="938.602" calcext:value-type="float">
            <text:p>938.60</text:p>
          </table:table-cell>
          <table:table-cell table:formula="of:=[.H40]+[.J39]" office:value-type="float" office:value="0.077482889575643" calcext:value-type="float">
            <text:p>0.0775</text:p>
          </table:table-cell>
          <table:table-cell table:number-columns-repeated="2"/>
          <table:table-cell table:style-name="Default" office:value-type="string" calcext:value-type="string">
            <text:p>MIN</text:p>
          </table:table-cell>
          <table:table-cell table:style-name="Default" table:formula="of:=MIN([.C5:.C34])" office:value-type="float" office:value="353.701" calcext:value-type="float">
            <text:p>353.701</text:p>
          </table:table-cell>
          <table:table-cell table:style-name="Default"/>
          <table:table-cell table:style-name="Default" office:value-type="string" calcext:value-type="string">
            <text:p>Mediana</text:p>
          </table:table-cell>
          <table:table-cell table:style-name="Default" table:formula="of:=MEDIAN([.Q47:.Q61])" office:value-type="float" office:value="1" calcext:value-type="float">
            <text:p>1</text:p>
          </table:table-cell>
          <table:table-cell table:style-name="Default" table:number-columns-repeated="2"/>
          <table:table-cell table:style-name="ce29"/>
        </table:table-row>
        <table:table-row table:style-name="ro1">
          <table:table-cell table:number-columns-repeated="6"/>
          <table:table-cell office:value-type="float" office:value="493.14" calcext:value-type="float">
            <text:p>493.14</text:p>
          </table:table-cell>
          <table:table-cell table:formula="of:=[.G41]/[.$G$69]" office:value-type="float" office:value="0.0407093871154468" calcext:value-type="float">
            <text:p>0.0407</text:p>
          </table:table-cell>
          <table:table-cell table:formula="of:=[.G41]+[.I40]" office:value-type="float" office:value="1431.742" calcext:value-type="float">
            <text:p>1,431.74</text:p>
          </table:table-cell>
          <table:table-cell table:formula="of:=[.H41]+[.J40]" office:value-type="float" office:value="0.11819227669109" calcext:value-type="float">
            <text:p>0.1182</text:p>
          </table:table-cell>
          <table:table-cell table:number-columns-repeated="2"/>
          <table:table-cell table:style-name="Default" office:value-type="string" calcext:value-type="string">
            <text:p>A</text:p>
          </table:table-cell>
          <table:table-cell table:style-name="Default" table:formula="of:=[.N39]-[.N40]" office:value-type="float" office:value="276.809" calcext:value-type="float">
            <text:p>276.809</text:p>
          </table:table-cell>
          <table:table-cell table:style-name="Default"/>
          <table:table-cell table:style-name="Default" office:value-type="string" calcext:value-type="string">
            <text:p>Media</text:p>
          </table:table-cell>
          <table:table-cell table:style-name="ce60" table:formula="of:=AVERAGE([.Q48:.Q61])" office:value-type="float" office:value="2.14285714285714" calcext:value-type="float">
            <text:p>2.143</text:p>
          </table:table-cell>
          <table:table-cell table:style-name="Default" table:number-columns-repeated="2"/>
          <table:table-cell table:style-name="ce29"/>
        </table:table-row>
        <table:table-row table:style-name="ro1">
          <table:table-cell table:number-columns-repeated="3"/>
          <table:table-cell table:style-name="ce39"/>
          <table:table-cell table:number-columns-repeated="2"/>
          <table:table-cell office:value-type="float" office:value="461.354" calcext:value-type="float">
            <text:p>461.35</text:p>
          </table:table-cell>
          <table:table-cell table:formula="of:=[.G42]/[.$G$69]" office:value-type="float" office:value="0.0380854089776936" calcext:value-type="float">
            <text:p>0.0381</text:p>
          </table:table-cell>
          <table:table-cell table:formula="of:=[.G42]+[.I41]" office:value-type="float" office:value="1893.096" calcext:value-type="float">
            <text:p>1,893.10</text:p>
          </table:table-cell>
          <table:table-cell table:formula="of:=[.H42]+[.J41]" office:value-type="float" office:value="0.156277685668783" calcext:value-type="float">
            <text:p>0.1563</text:p>
          </table:table-cell>
          <table:table-cell table:number-columns-repeated="2"/>
          <table:table-cell table:style-name="Default" office:value-type="string" calcext:value-type="string">
            <text:p>K</text:p>
          </table:table-cell>
          <table:table-cell table:style-name="ce39" table:formula="of:=ROUND(1+3.3*LOG10([.G69]))" office:value-type="float" office:value="14" calcext:value-type="float">
            <text:p>14</text:p>
          </table:table-cell>
          <table:table-cell table:style-name="Default" table:number-columns-repeated="5"/>
          <table:table-cell table:style-name="ce29"/>
        </table:table-row>
        <table:table-row table:style-name="ro1">
          <table:table-cell table:number-columns-repeated="3"/>
          <table:table-cell table:style-name="ce39"/>
          <table:table-cell table:number-columns-repeated="2"/>
          <table:table-cell office:value-type="float" office:value="499.829" calcext:value-type="float">
            <text:p>499.83</text:p>
          </table:table-cell>
          <table:table-cell table:formula="of:=[.G43]/[.$G$69]" office:value-type="float" office:value="0.0412615732906003" calcext:value-type="float">
            <text:p>0.0413</text:p>
          </table:table-cell>
          <table:table-cell table:formula="of:=[.G43]+[.I42]" office:value-type="float" office:value="2392.925" calcext:value-type="float">
            <text:p>2,392.93</text:p>
          </table:table-cell>
          <table:table-cell table:formula="of:=[.H43]+[.J42]" office:value-type="float" office:value="0.197539258959384" calcext:value-type="float">
            <text:p>0.1975</text:p>
          </table:table-cell>
          <table:table-cell table:number-columns-repeated="2"/>
          <table:table-cell table:style-name="Default" office:value-type="string" calcext:value-type="string">
            <text:p>h</text:p>
          </table:table-cell>
          <table:table-cell table:style-name="ce24" table:formula="of:=[.N41]/([.N42]-1)" office:value-type="float" office:value="21.293" calcext:value-type="float">
            <text:p>21.29</text:p>
          </table:table-cell>
          <table:table-cell table:style-name="Default" table:number-columns-repeated="5"/>
          <table:table-cell table:style-name="ce29"/>
        </table:table-row>
        <table:table-row table:style-name="ro1">
          <table:table-cell table:number-columns-repeated="6"/>
          <table:table-cell office:value-type="float" office:value="508.222" calcext:value-type="float">
            <text:p>508.22</text:p>
          </table:table-cell>
          <table:table-cell table:formula="of:=[.G44]/[.$G$69]" office:value-type="float" office:value="0.0419544270158304" calcext:value-type="float">
            <text:p>0.0420</text:p>
          </table:table-cell>
          <table:table-cell table:formula="of:=[.G44]+[.I43]" office:value-type="float" office:value="2901.147" calcext:value-type="float">
            <text:p>2,901.15</text:p>
          </table:table-cell>
          <table:table-cell table:formula="of:=[.H44]+[.J43]" office:value-type="float" office:value="0.239493685975214" calcext:value-type="float">
            <text:p>0.2395</text:p>
          </table:table-cell>
          <table:table-cell table:number-columns-repeated="2"/>
          <table:table-cell table:style-name="Default" office:value-type="string" calcext:value-type="string">
            <text:p>Li1</text:p>
          </table:table-cell>
          <table:table-cell table:style-name="ce24" table:formula="of:=[.N40]-([.N43]/2)" office:value-type="float" office:value="343.0545" calcext:value-type="float">
            <text:p>343.05</text:p>
          </table:table-cell>
          <table:table-cell table:style-name="Default" table:number-columns-repeated="5"/>
          <table:table-cell table:style-name="ce29"/>
        </table:table-row>
        <table:table-row table:style-name="ro1">
          <table:table-cell table:number-columns-repeated="6"/>
          <table:table-cell office:value-type="float" office:value="384.514" calcext:value-type="float">
            <text:p>384.51</text:p>
          </table:table-cell>
          <table:table-cell table:formula="of:=[.G45]/[.$G$69]" office:value-type="float" office:value="0.031742161003587" calcext:value-type="float">
            <text:p>0.0317</text:p>
          </table:table-cell>
          <table:table-cell table:formula="of:=[.G45]+[.I44]" office:value-type="float" office:value="3285.661" calcext:value-type="float">
            <text:p>3,285.66</text:p>
          </table:table-cell>
          <table:table-cell table:formula="of:=[.H45]+[.J44]" office:value-type="float" office:value="0.271235846978801" calcext:value-type="float">
            <text:p>0.2712</text:p>
          </table:table-cell>
          <table:table-cell table:number-columns-repeated="2"/>
          <table:table-cell table:style-name="Default" table:number-columns-repeated="7"/>
          <table:table-cell table:style-name="ce29"/>
        </table:table-row>
        <table:table-row table:style-name="ro1">
          <table:table-cell table:number-columns-repeated="6"/>
          <table:table-cell office:value-type="float" office:value="407.587" calcext:value-type="float">
            <text:p>407.59</text:p>
          </table:table-cell>
          <table:table-cell table:formula="of:=[.G46]/[.$G$69]" office:value-type="float" office:value="0.0336468689747812" calcext:value-type="float">
            <text:p>0.0336</text:p>
          </table:table-cell>
          <table:table-cell table:formula="of:=[.G46]+[.I45]" office:value-type="float" office:value="3693.248" calcext:value-type="float">
            <text:p>3,693.25</text:p>
          </table:table-cell>
          <table:table-cell table:formula="of:=[.H46]+[.J45]" office:value-type="float" office:value="0.304882715953582" calcext:value-type="float">
            <text:p>0.3049</text:p>
          </table:table-cell>
          <table:table-cell table:number-columns-repeated="2"/>
          <table:table-cell table:style-name="ce44" office:value-type="string" calcext:value-type="string" table:number-columns-spanned="3" table:number-rows-spanned="1">
            <text:p>read/write</text:p>
          </table:table-cell>
          <table:covered-table-cell table:number-columns-repeated="2" table:style-name="ce15"/>
          <table:table-cell table:style-name="ce13" office:value-type="string" calcext:value-type="string">
            <text:p>mi</text:p>
          </table:table-cell>
          <table:table-cell table:style-name="ce13" office:value-type="string" calcext:value-type="string">
            <text:p>fi</text:p>
          </table:table-cell>
          <table:table-cell table:style-name="ce13" office:value-type="string" calcext:value-type="string">
            <text:p>pi</text:p>
          </table:table-cell>
          <table:table-cell table:style-name="ce13" office:value-type="string" calcext:value-type="string">
            <text:p>Fi</text:p>
          </table:table-cell>
          <table:table-cell table:style-name="ce16" office:value-type="string" calcext:value-type="string">
            <text:p>Pi</text:p>
          </table:table-cell>
        </table:table-row>
        <table:table-row table:style-name="ro1">
          <table:table-cell table:number-columns-repeated="6"/>
          <table:table-cell office:value-type="float" office:value="439.315" calcext:value-type="float">
            <text:p>439.32</text:p>
          </table:table-cell>
          <table:table-cell table:formula="of:=[.G47]/[.$G$69]" office:value-type="float" office:value="0.0362660591325435" calcext:value-type="float">
            <text:p>0.0363</text:p>
          </table:table-cell>
          <table:table-cell table:formula="of:=[.G47]+[.I46]" office:value-type="float" office:value="4132.563" calcext:value-type="float">
            <text:p>4,132.56</text:p>
          </table:table-cell>
          <table:table-cell table:formula="of:=[.H47]+[.J46]" office:value-type="float" office:value="0.341148775086126" calcext:value-type="float">
            <text:p>0.3411</text:p>
          </table:table-cell>
          <table:table-cell table:number-columns-repeated="2"/>
          <table:table-cell office:value-type="float" office:value="0" calcext:value-type="float">
            <text:p>0.00</text:p>
          </table:table-cell>
          <table:table-cell office:value-type="string" calcext:value-type="string">
            <text:p>--|</text:p>
          </table:table-cell>
          <table:table-cell table:number-columns-repeated="2" office:value-type="float" office:value="300" calcext:value-type="float">
            <text:p>30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00</text:p>
          </table:table-cell>
        </table:table-row>
        <table:table-row table:style-name="ro1">
          <table:table-cell table:number-columns-repeated="6"/>
          <table:table-cell office:value-type="float" office:value="630.51" calcext:value-type="float">
            <text:p>630.51</text:p>
          </table:table-cell>
          <table:table-cell table:formula="of:=[.G48]/[.$G$69]" office:value-type="float" office:value="0.0520494700696767" calcext:value-type="float">
            <text:p>0.0520</text:p>
          </table:table-cell>
          <table:table-cell table:formula="of:=[.G48]+[.I47]" office:value-type="float" office:value="4763.073" calcext:value-type="float">
            <text:p>4,763.07</text:p>
          </table:table-cell>
          <table:table-cell table:formula="of:=[.H48]+[.J47]" office:value-type="float" office:value="0.393198245155803" calcext:value-type="float">
            <text:p>0.3932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formula="of:=[.N44]" office:value-type="float" office:value="343.0545" calcext:value-type="float">
            <text:p>343.05</text:p>
          </table:table-cell>
          <table:table-cell office:value-type="string" calcext:value-type="string">
            <text:p>--|</text:p>
          </table:table-cell>
          <table:table-cell table:formula="of:=[.M48]+[.$N$43]" office:value-type="float" office:value="364.3475" calcext:value-type="float">
            <text:p>364.35</text:p>
          </table:table-cell>
          <table:table-cell table:formula="of:=([.M48]+[.O48])/2" office:value-type="float" office:value="353.701" calcext:value-type="float">
            <text:p>353.70</text:p>
          </table:table-cell>
          <table:table-cell table:number-matrix-columns-spanned="1" table:number-matrix-rows-spanned="14" table:formula="of:=FREQUENCY([.C5:.C34];[.O48:.O60])" office:value-type="float" office:value="13" calcext:value-type="float">
            <text:p>13</text:p>
          </table:table-cell>
          <table:table-cell table:formula="of:=[.Q48]/[.$Q$63]" office:value-type="float" office:value="0.433333333333333" calcext:value-type="float">
            <text:p>0.4333</text:p>
          </table:table-cell>
          <table:table-cell table:formula="of:=[.Q48]" office:value-type="float" office:value="13" calcext:value-type="float">
            <text:p>13</text:p>
          </table:table-cell>
          <table:table-cell table:formula="of:=[.R48]" office:value-type="float" office:value="0.433333333333333" calcext:value-type="float">
            <text:p>0.4333</text:p>
          </table:table-cell>
        </table:table-row>
        <table:table-row table:style-name="ro1">
          <table:table-cell table:number-columns-repeated="6"/>
          <table:table-cell office:value-type="float" office:value="366.064" calcext:value-type="float">
            <text:p>366.06</text:p>
          </table:table-cell>
          <table:table-cell table:formula="of:=[.G49]/[.$G$69]" office:value-type="float" office:value="0.0302190880582166" calcext:value-type="float">
            <text:p>0.0302</text:p>
          </table:table-cell>
          <table:table-cell table:formula="of:=[.G49]+[.I48]" office:value-type="float" office:value="5129.137" calcext:value-type="float">
            <text:p>5,129.14</text:p>
          </table:table-cell>
          <table:table-cell table:formula="of:=[.H49]+[.J48]" office:value-type="float" office:value="0.423417333214019" calcext:value-type="float">
            <text:p>0.4234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table:formula="of:=[.O48]" office:value-type="float" office:value="364.3475" calcext:value-type="float">
            <text:p>364.35</text:p>
          </table:table-cell>
          <table:table-cell office:value-type="string" calcext:value-type="string">
            <text:p>--|</text:p>
          </table:table-cell>
          <table:table-cell table:formula="of:=[.M49]+[.$N$43]" office:value-type="float" office:value="385.6405" calcext:value-type="float">
            <text:p>385.64</text:p>
          </table:table-cell>
          <table:table-cell table:formula="of:=([.M49]+[.O49])/2" office:value-type="float" office:value="374.994" calcext:value-type="float">
            <text:p>374.99</text:p>
          </table:table-cell>
          <table:table-cell office:value-type="float" office:value="5" calcext:value-type="float">
            <text:p>5</text:p>
          </table:table-cell>
          <table:table-cell table:formula="of:=[.Q49]/[.$Q$63]" office:value-type="float" office:value="0.166666666666667" calcext:value-type="float">
            <text:p>0.1667</text:p>
          </table:table-cell>
          <table:table-cell table:formula="of:=[.Q49]+[.S48]" office:value-type="float" office:value="18" calcext:value-type="float">
            <text:p>18</text:p>
          </table:table-cell>
          <table:table-cell table:formula="of:=[.R49]+[.T48]" office:value-type="float" office:value="0.6" calcext:value-type="float">
            <text:p>0.6000</text:p>
          </table:table-cell>
        </table:table-row>
        <table:table-row table:style-name="ro1">
          <table:table-cell table:number-columns-repeated="6"/>
          <table:table-cell office:value-type="float" office:value="371.895" calcext:value-type="float">
            <text:p>371.90</text:p>
          </table:table-cell>
          <table:table-cell table:formula="of:=[.G50]/[.$G$69]" office:value-type="float" office:value="0.0307004451500569" calcext:value-type="float">
            <text:p>0.0307</text:p>
          </table:table-cell>
          <table:table-cell table:formula="of:=[.G50]+[.I49]" office:value-type="float" office:value="5501.032" calcext:value-type="float">
            <text:p>5,501.03</text:p>
          </table:table-cell>
          <table:table-cell table:formula="of:=[.H50]+[.J49]" office:value-type="float" office:value="0.454117778364076" calcext:value-type="float">
            <text:p>0.4541</text:p>
          </table:table-cell>
          <table:table-cell/>
          <table:table-cell table:style-name="ce20" office:value-type="float" office:value="3" calcext:value-type="float">
            <text:p>3</text:p>
          </table:table-cell>
          <table:table-cell table:formula="of:=[.O49]" office:value-type="float" office:value="385.6405" calcext:value-type="float">
            <text:p>385.64</text:p>
          </table:table-cell>
          <table:table-cell office:value-type="string" calcext:value-type="string">
            <text:p>--|</text:p>
          </table:table-cell>
          <table:table-cell table:formula="of:=[.M50]+[.$N$43]" office:value-type="float" office:value="406.9335" calcext:value-type="float">
            <text:p>406.93</text:p>
          </table:table-cell>
          <table:table-cell table:formula="of:=([.M50]+[.O50])/2" office:value-type="float" office:value="396.287" calcext:value-type="float">
            <text:p>396.29</text:p>
          </table:table-cell>
          <table:table-cell office:value-type="float" office:value="2" calcext:value-type="float">
            <text:p>2</text:p>
          </table:table-cell>
          <table:table-cell table:formula="of:=[.Q50]/[.$Q$63]" office:value-type="float" office:value="0.0666666666666667" calcext:value-type="float">
            <text:p>0.0667</text:p>
          </table:table-cell>
          <table:table-cell table:formula="of:=[.Q50]+[.S49]" office:value-type="float" office:value="20" calcext:value-type="float">
            <text:p>20</text:p>
          </table:table-cell>
          <table:table-cell table:formula="of:=[.R50]+[.T49]" office:value-type="float" office:value="0.666666666666667" calcext:value-type="float">
            <text:p>0.6667</text:p>
          </table:table-cell>
        </table:table-row>
        <table:table-row table:style-name="ro1">
          <table:table-cell table:number-columns-repeated="6"/>
          <table:table-cell office:value-type="float" office:value="389.018" calcext:value-type="float">
            <text:p>389.02</text:p>
          </table:table-cell>
          <table:table-cell table:formula="of:=[.G51]/[.$G$69]" office:value-type="float" office:value="0.0321139724152916" calcext:value-type="float">
            <text:p>0.0321</text:p>
          </table:table-cell>
          <table:table-cell table:formula="of:=[.G51]+[.I50]" office:value-type="float" office:value="5890.05" calcext:value-type="float">
            <text:p>5,890.05</text:p>
          </table:table-cell>
          <table:table-cell table:formula="of:=[.H51]+[.J50]" office:value-type="float" office:value="0.486231750779368" calcext:value-type="float">
            <text:p>0.4862</text:p>
          </table:table-cell>
          <table:table-cell/>
          <table:table-cell table:style-name="ce20" office:value-type="float" office:value="4" calcext:value-type="float">
            <text:p>4</text:p>
          </table:table-cell>
          <table:table-cell table:formula="of:=[.O50]" office:value-type="float" office:value="406.9335" calcext:value-type="float">
            <text:p>406.93</text:p>
          </table:table-cell>
          <table:table-cell office:value-type="string" calcext:value-type="string">
            <text:p>--|</text:p>
          </table:table-cell>
          <table:table-cell table:formula="of:=[.M51]+[.$N$43]" office:value-type="float" office:value="428.2265" calcext:value-type="float">
            <text:p>428.23</text:p>
          </table:table-cell>
          <table:table-cell table:formula="of:=([.M51]+[.O51])/2" office:value-type="float" office:value="417.58" calcext:value-type="float">
            <text:p>417.58</text:p>
          </table:table-cell>
          <table:table-cell office:value-type="float" office:value="1" calcext:value-type="float">
            <text:p>1</text:p>
          </table:table-cell>
          <table:table-cell table:formula="of:=[.Q51]/[.$Q$63]" office:value-type="float" office:value="0.0333333333333333" calcext:value-type="float">
            <text:p>0.0333</text:p>
          </table:table-cell>
          <table:table-cell table:formula="of:=[.Q51]+[.S50]" office:value-type="float" office:value="21" calcext:value-type="float">
            <text:p>21</text:p>
          </table:table-cell>
          <table:table-cell table:formula="of:=[.R51]+[.T50]" office:value-type="float" office:value="0.7" calcext:value-type="float">
            <text:p>0.7000</text:p>
          </table:table-cell>
        </table:table-row>
        <table:table-row table:style-name="ro1">
          <table:table-cell table:number-columns-repeated="6"/>
          <table:table-cell office:value-type="float" office:value="382.082" calcext:value-type="float">
            <text:p>382.08</text:p>
          </table:table-cell>
          <table:table-cell table:formula="of:=[.G52]/[.$G$69]" office:value-type="float" office:value="0.0315413960494872" calcext:value-type="float">
            <text:p>0.0315</text:p>
          </table:table-cell>
          <table:table-cell table:formula="of:=[.G52]+[.I51]" office:value-type="float" office:value="6272.132" calcext:value-type="float">
            <text:p>6,272.13</text:p>
          </table:table-cell>
          <table:table-cell table:formula="of:=[.H52]+[.J51]" office:value-type="float" office:value="0.517773146828855" calcext:value-type="float">
            <text:p>0.5178</text:p>
          </table:table-cell>
          <table:table-cell/>
          <table:table-cell table:style-name="ce20" office:value-type="float" office:value="5" calcext:value-type="float">
            <text:p>5</text:p>
          </table:table-cell>
          <table:table-cell table:formula="of:=[.O51]" office:value-type="float" office:value="428.2265" calcext:value-type="float">
            <text:p>428.23</text:p>
          </table:table-cell>
          <table:table-cell office:value-type="string" calcext:value-type="string">
            <text:p>--|</text:p>
          </table:table-cell>
          <table:table-cell table:formula="of:=[.M52]+[.$N$43]" office:value-type="float" office:value="449.5195" calcext:value-type="float">
            <text:p>449.52</text:p>
          </table:table-cell>
          <table:table-cell table:formula="of:=([.M52]+[.O52])/2" office:value-type="float" office:value="438.873" calcext:value-type="float">
            <text:p>438.87</text:p>
          </table:table-cell>
          <table:table-cell office:value-type="float" office:value="2" calcext:value-type="float">
            <text:p>2</text:p>
          </table:table-cell>
          <table:table-cell table:formula="of:=[.Q52]/[.$Q$63]" office:value-type="float" office:value="0.0666666666666667" calcext:value-type="float">
            <text:p>0.0667</text:p>
          </table:table-cell>
          <table:table-cell table:formula="of:=[.Q52]+[.S51]" office:value-type="float" office:value="23" calcext:value-type="float">
            <text:p>23</text:p>
          </table:table-cell>
          <table:table-cell table:formula="of:=[.R52]+[.T51]" office:value-type="float" office:value="0.766666666666667" calcext:value-type="float">
            <text:p>0.7667</text:p>
          </table:table-cell>
        </table:table-row>
        <table:table-row table:style-name="ro1">
          <table:table-cell table:number-columns-repeated="6"/>
          <table:table-cell office:value-type="float" office:value="438.252" calcext:value-type="float">
            <text:p>438.25</text:p>
          </table:table-cell>
          <table:table-cell table:formula="of:=[.G53]/[.$G$69]" office:value-type="float" office:value="0.036178307016504" calcext:value-type="float">
            <text:p>0.0362</text:p>
          </table:table-cell>
          <table:table-cell table:formula="of:=[.G53]+[.I52]" office:value-type="float" office:value="6710.384" calcext:value-type="float">
            <text:p>6,710.38</text:p>
          </table:table-cell>
          <table:table-cell table:formula="of:=[.H53]+[.J52]" office:value-type="float" office:value="0.553951453845359" calcext:value-type="float">
            <text:p>0.5540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 table:formula="of:=[.O52]" office:value-type="float" office:value="449.5195" calcext:value-type="float">
            <text:p>449.52</text:p>
          </table:table-cell>
          <table:table-cell office:value-type="string" calcext:value-type="string">
            <text:p>--|</text:p>
          </table:table-cell>
          <table:table-cell table:formula="of:=[.M53]+[.$N$43]" office:value-type="float" office:value="470.8125" calcext:value-type="float">
            <text:p>470.81</text:p>
          </table:table-cell>
          <table:table-cell table:formula="of:=([.M53]+[.O53])/2" office:value-type="float" office:value="460.166" calcext:value-type="float">
            <text:p>460.17</text:p>
          </table:table-cell>
          <table:table-cell office:value-type="float" office:value="3" calcext:value-type="float">
            <text:p>3</text:p>
          </table:table-cell>
          <table:table-cell table:formula="of:=[.Q53]/[.$Q$63]" office:value-type="float" office:value="0.1" calcext:value-type="float">
            <text:p>0.1000</text:p>
          </table:table-cell>
          <table:table-cell table:formula="of:=[.Q53]+[.S52]" office:value-type="float" office:value="26" calcext:value-type="float">
            <text:p>26</text:p>
          </table:table-cell>
          <table:table-cell table:formula="of:=[.R53]+[.T52]" office:value-type="float" office:value="0.866666666666667" calcext:value-type="float">
            <text:p>0.8667</text:p>
          </table:table-cell>
        </table:table-row>
        <table:table-row table:style-name="ro1">
          <table:table-cell table:number-columns-repeated="6"/>
          <table:table-cell office:value-type="float" office:value="396.261" calcext:value-type="float">
            <text:p>396.26</text:p>
          </table:table-cell>
          <table:table-cell table:formula="of:=[.G54]/[.$G$69]" office:value-type="float" office:value="0.0327118920544958" calcext:value-type="float">
            <text:p>0.0327</text:p>
          </table:table-cell>
          <table:table-cell table:formula="of:=[.G54]+[.I53]" office:value-type="float" office:value="7106.645" calcext:value-type="float">
            <text:p>7,106.65</text:p>
          </table:table-cell>
          <table:table-cell table:formula="of:=[.H54]+[.J53]" office:value-type="float" office:value="0.586663345899855" calcext:value-type="float">
            <text:p>0.5867</text:p>
          </table:table-cell>
          <table:table-cell/>
          <table:table-cell table:style-name="ce20" office:value-type="float" office:value="7" calcext:value-type="float">
            <text:p>7</text:p>
          </table:table-cell>
          <table:table-cell table:formula="of:=[.O53]" office:value-type="float" office:value="470.8125" calcext:value-type="float">
            <text:p>470.81</text:p>
          </table:table-cell>
          <table:table-cell office:value-type="string" calcext:value-type="string">
            <text:p>--|</text:p>
          </table:table-cell>
          <table:table-cell table:formula="of:=[.M54]+[.$N$43]" office:value-type="float" office:value="492.1055" calcext:value-type="float">
            <text:p>492.11</text:p>
          </table:table-cell>
          <table:table-cell table:formula="of:=([.M54]+[.O54])/2" office:value-type="float" office:value="481.459" calcext:value-type="float">
            <text:p>481.46</text:p>
          </table:table-cell>
          <table:table-cell office:value-type="float" office:value="0" calcext:value-type="float">
            <text:p>0</text:p>
          </table:table-cell>
          <table:table-cell table:formula="of:=[.Q54]/[.$Q$63]" office:value-type="float" office:value="0" calcext:value-type="float">
            <text:p>0.0000</text:p>
          </table:table-cell>
          <table:table-cell table:formula="of:=[.Q54]+[.S53]" office:value-type="float" office:value="26" calcext:value-type="float">
            <text:p>26</text:p>
          </table:table-cell>
          <table:table-cell table:formula="of:=[.R54]+[.T53]" office:value-type="float" office:value="0.866666666666667" calcext:value-type="float">
            <text:p>0.8667</text:p>
          </table:table-cell>
        </table:table-row>
        <table:table-row table:style-name="ro1">
          <table:table-cell table:number-columns-repeated="6"/>
          <table:table-cell office:value-type="float" office:value="353.701" calcext:value-type="float">
            <text:p>353.70</text:p>
          </table:table-cell>
          <table:table-cell table:formula="of:=[.G55]/[.$G$69]" office:value-type="float" office:value="0.0291985053577496" calcext:value-type="float">
            <text:p>0.0292</text:p>
          </table:table-cell>
          <table:table-cell table:formula="of:=[.G55]+[.I54]" office:value-type="float" office:value="7460.346" calcext:value-type="float">
            <text:p>7,460.35</text:p>
          </table:table-cell>
          <table:table-cell table:formula="of:=[.H55]+[.J54]" office:value-type="float" office:value="0.615861851257604" calcext:value-type="float">
            <text:p>0.6159</text:p>
          </table:table-cell>
          <table:table-cell/>
          <table:table-cell table:style-name="ce20" office:value-type="float" office:value="8" calcext:value-type="float">
            <text:p>8</text:p>
          </table:table-cell>
          <table:table-cell table:formula="of:=[.O54]" office:value-type="float" office:value="492.1055" calcext:value-type="float">
            <text:p>492.11</text:p>
          </table:table-cell>
          <table:table-cell office:value-type="string" calcext:value-type="string">
            <text:p>--|</text:p>
          </table:table-cell>
          <table:table-cell table:formula="of:=[.M55]+[.$N$43]" office:value-type="float" office:value="513.3985" calcext:value-type="float">
            <text:p>513.40</text:p>
          </table:table-cell>
          <table:table-cell table:formula="of:=([.M55]+[.O55])/2" office:value-type="float" office:value="502.752" calcext:value-type="float">
            <text:p>502.75</text:p>
          </table:table-cell>
          <table:table-cell office:value-type="float" office:value="3" calcext:value-type="float">
            <text:p>3</text:p>
          </table:table-cell>
          <table:table-cell table:formula="of:=[.Q55]/[.$Q$63]" office:value-type="float" office:value="0.1" calcext:value-type="float">
            <text:p>0.1000</text:p>
          </table:table-cell>
          <table:table-cell table:formula="of:=[.Q55]+[.S54]" office:value-type="float" office:value="29" calcext:value-type="float">
            <text:p>29</text:p>
          </table:table-cell>
          <table:table-cell table:formula="of:=[.R55]+[.T54]" office:value-type="float" office:value="0.966666666666667" calcext:value-type="float">
            <text:p>0.9667</text:p>
          </table:table-cell>
        </table:table-row>
        <table:table-row table:style-name="ro1">
          <table:table-cell table:number-columns-repeated="6"/>
          <table:table-cell office:value-type="float" office:value="356.248" calcext:value-type="float">
            <text:p>356.25</text:p>
          </table:table-cell>
          <table:table-cell table:formula="of:=[.G56]/[.$G$69]" office:value-type="float" office:value="0.029408763720452" calcext:value-type="float">
            <text:p>0.0294</text:p>
          </table:table-cell>
          <table:table-cell table:formula="of:=[.G56]+[.I55]" office:value-type="float" office:value="7816.594" calcext:value-type="float">
            <text:p>7,816.59</text:p>
          </table:table-cell>
          <table:table-cell table:formula="of:=[.H56]+[.J55]" office:value-type="float" office:value="0.645270614978056" calcext:value-type="float">
            <text:p>0.6453</text:p>
          </table:table-cell>
          <table:table-cell/>
          <table:table-cell table:style-name="ce20" office:value-type="float" office:value="9" calcext:value-type="float">
            <text:p>9</text:p>
          </table:table-cell>
          <table:table-cell table:formula="of:=[.O55]" office:value-type="float" office:value="513.3985" calcext:value-type="float">
            <text:p>513.40</text:p>
          </table:table-cell>
          <table:table-cell office:value-type="string" calcext:value-type="string">
            <text:p>--|</text:p>
          </table:table-cell>
          <table:table-cell table:formula="of:=[.M56]+[.$N$43]" office:value-type="float" office:value="534.6915" calcext:value-type="float">
            <text:p>534.69</text:p>
          </table:table-cell>
          <table:table-cell table:formula="of:=([.M56]+[.O56])/2" office:value-type="float" office:value="524.045" calcext:value-type="float">
            <text:p>524.05</text:p>
          </table:table-cell>
          <table:table-cell office:value-type="float" office:value="0" calcext:value-type="float">
            <text:p>0</text:p>
          </table:table-cell>
          <table:table-cell table:formula="of:=[.Q56]/[.$Q$63]" office:value-type="float" office:value="0" calcext:value-type="float">
            <text:p>0.0000</text:p>
          </table:table-cell>
          <table:table-cell table:formula="of:=[.Q56]+[.S55]" office:value-type="float" office:value="29" calcext:value-type="float">
            <text:p>29</text:p>
          </table:table-cell>
          <table:table-cell table:formula="of:=[.R56]+[.T55]" office:value-type="float" office:value="0.966666666666667" calcext:value-type="float">
            <text:p>0.9667</text:p>
          </table:table-cell>
        </table:table-row>
        <table:table-row table:style-name="ro1">
          <table:table-cell table:number-columns-repeated="6"/>
          <table:table-cell office:value-type="float" office:value="356.34" calcext:value-type="float">
            <text:p>356.34</text:p>
          </table:table-cell>
          <table:table-cell table:formula="of:=[.G57]/[.$G$69]" office:value-type="float" office:value="0.029416358447334" calcext:value-type="float">
            <text:p>0.0294</text:p>
          </table:table-cell>
          <table:table-cell table:formula="of:=[.G57]+[.I56]" office:value-type="float" office:value="8172.934" calcext:value-type="float">
            <text:p>8,172.93</text:p>
          </table:table-cell>
          <table:table-cell table:formula="of:=[.H57]+[.J56]" office:value-type="float" office:value="0.67468697342539" calcext:value-type="float">
            <text:p>0.6747</text:p>
          </table:table-cell>
          <table:table-cell/>
          <table:table-cell table:style-name="ce20" office:value-type="float" office:value="10" calcext:value-type="float">
            <text:p>10</text:p>
          </table:table-cell>
          <table:table-cell table:formula="of:=[.O56]" office:value-type="float" office:value="534.6915" calcext:value-type="float">
            <text:p>534.69</text:p>
          </table:table-cell>
          <table:table-cell office:value-type="string" calcext:value-type="string">
            <text:p>--|</text:p>
          </table:table-cell>
          <table:table-cell table:formula="of:=[.M57]+[.$N$43]" office:value-type="float" office:value="555.9845" calcext:value-type="float">
            <text:p>555.98</text:p>
          </table:table-cell>
          <table:table-cell table:formula="of:=([.M57]+[.O57])/2" office:value-type="float" office:value="545.338" calcext:value-type="float">
            <text:p>545.34</text:p>
          </table:table-cell>
          <table:table-cell office:value-type="float" office:value="0" calcext:value-type="float">
            <text:p>0</text:p>
          </table:table-cell>
          <table:table-cell table:formula="of:=[.Q57]/[.$Q$63]" office:value-type="float" office:value="0" calcext:value-type="float">
            <text:p>0.0000</text:p>
          </table:table-cell>
          <table:table-cell table:formula="of:=[.Q57]+[.S56]" office:value-type="float" office:value="29" calcext:value-type="float">
            <text:p>29</text:p>
          </table:table-cell>
          <table:table-cell table:formula="of:=[.R57]+[.T56]" office:value-type="float" office:value="0.966666666666667" calcext:value-type="float">
            <text:p>0.9667</text:p>
          </table:table-cell>
        </table:table-row>
        <table:table-row table:style-name="ro1">
          <table:table-cell table:number-columns-repeated="6"/>
          <table:table-cell office:value-type="float" office:value="367.382" calcext:value-type="float">
            <text:p>367.38</text:p>
          </table:table-cell>
          <table:table-cell table:formula="of:=[.G58]/[.$G$69]" office:value-type="float" office:value="0.03032789077594" calcext:value-type="float">
            <text:p>0.0303</text:p>
          </table:table-cell>
          <table:table-cell table:formula="of:=[.G58]+[.I57]" office:value-type="float" office:value="8540.316" calcext:value-type="float">
            <text:p>8,540.32</text:p>
          </table:table-cell>
          <table:table-cell table:formula="of:=[.H58]+[.J57]" office:value-type="float" office:value="0.70501486420133" calcext:value-type="float">
            <text:p>0.7050</text:p>
          </table:table-cell>
          <table:table-cell/>
          <table:table-cell table:style-name="ce20" office:value-type="float" office:value="11" calcext:value-type="float">
            <text:p>11</text:p>
          </table:table-cell>
          <table:table-cell table:formula="of:=[.O57]" office:value-type="float" office:value="555.9845" calcext:value-type="float">
            <text:p>555.98</text:p>
          </table:table-cell>
          <table:table-cell office:value-type="string" calcext:value-type="string">
            <text:p>--|</text:p>
          </table:table-cell>
          <table:table-cell table:formula="of:=[.M58]+[.$N$43]" office:value-type="float" office:value="577.2775" calcext:value-type="float">
            <text:p>577.28</text:p>
          </table:table-cell>
          <table:table-cell table:formula="of:=([.M58]+[.O58])/2" office:value-type="float" office:value="566.631" calcext:value-type="float">
            <text:p>566.63</text:p>
          </table:table-cell>
          <table:table-cell office:value-type="float" office:value="0" calcext:value-type="float">
            <text:p>0</text:p>
          </table:table-cell>
          <table:table-cell table:formula="of:=[.Q58]/[.$Q$63]" office:value-type="float" office:value="0" calcext:value-type="float">
            <text:p>0.0000</text:p>
          </table:table-cell>
          <table:table-cell table:formula="of:=[.Q58]+[.S57]" office:value-type="float" office:value="29" calcext:value-type="float">
            <text:p>29</text:p>
          </table:table-cell>
          <table:table-cell table:formula="of:=[.R58]+[.T57]" office:value-type="float" office:value="0.966666666666667" calcext:value-type="float">
            <text:p>0.9667</text:p>
          </table:table-cell>
        </table:table-row>
        <table:table-row table:style-name="ro1">
          <table:table-cell table:number-columns-repeated="6"/>
          <table:table-cell office:value-type="float" office:value="356.191" calcext:value-type="float">
            <text:p>356.19</text:p>
          </table:table-cell>
          <table:table-cell table:formula="of:=[.G59]/[.$G$69]" office:value-type="float" office:value="0.0294040582918403" calcext:value-type="float">
            <text:p>0.0294</text:p>
          </table:table-cell>
          <table:table-cell table:formula="of:=[.G59]+[.I58]" office:value-type="float" office:value="8896.507" calcext:value-type="float">
            <text:p>8,896.51</text:p>
          </table:table-cell>
          <table:table-cell table:formula="of:=[.H59]+[.J58]" office:value-type="float" office:value="0.73441892249317" calcext:value-type="float">
            <text:p>0.7344</text:p>
          </table:table-cell>
          <table:table-cell/>
          <table:table-cell table:style-name="ce20" office:value-type="float" office:value="12" calcext:value-type="float">
            <text:p>12</text:p>
          </table:table-cell>
          <table:table-cell table:formula="of:=[.O58]" office:value-type="float" office:value="577.2775" calcext:value-type="float">
            <text:p>577.28</text:p>
          </table:table-cell>
          <table:table-cell office:value-type="string" calcext:value-type="string">
            <text:p>--|</text:p>
          </table:table-cell>
          <table:table-cell table:formula="of:=[.M59]+[.$N$43]" office:value-type="float" office:value="598.5705" calcext:value-type="float">
            <text:p>598.57</text:p>
          </table:table-cell>
          <table:table-cell table:formula="of:=([.M59]+[.O59])/2" office:value-type="float" office:value="587.924" calcext:value-type="float">
            <text:p>587.92</text:p>
          </table:table-cell>
          <table:table-cell office:value-type="float" office:value="0" calcext:value-type="float">
            <text:p>0</text:p>
          </table:table-cell>
          <table:table-cell table:formula="of:=[.Q59]/[.$Q$63]" office:value-type="float" office:value="0" calcext:value-type="float">
            <text:p>0.0000</text:p>
          </table:table-cell>
          <table:table-cell table:formula="of:=[.Q59]+[.S58]" office:value-type="float" office:value="29" calcext:value-type="float">
            <text:p>29</text:p>
          </table:table-cell>
          <table:table-cell table:formula="of:=[.R59]+[.T58]" office:value-type="float" office:value="0.966666666666667" calcext:value-type="float">
            <text:p>0.9667</text:p>
          </table:table-cell>
        </table:table-row>
        <table:table-row table:style-name="ro1">
          <table:table-cell table:number-columns-repeated="6"/>
          <table:table-cell office:value-type="float" office:value="357.152" calcext:value-type="float">
            <text:p>357.15</text:p>
          </table:table-cell>
          <table:table-cell table:formula="of:=[.G60]/[.$G$69]" office:value-type="float" office:value="0.0294833901672062" calcext:value-type="float">
            <text:p>0.0295</text:p>
          </table:table-cell>
          <table:table-cell table:formula="of:=[.G60]+[.I59]" office:value-type="float" office:value="9253.659" calcext:value-type="float">
            <text:p>9,253.66</text:p>
          </table:table-cell>
          <table:table-cell table:formula="of:=[.H60]+[.J59]" office:value-type="float" office:value="0.763902312660377" calcext:value-type="float">
            <text:p>0.7639</text:p>
          </table:table-cell>
          <table:table-cell/>
          <table:table-cell table:style-name="ce20" office:value-type="float" office:value="13" calcext:value-type="float">
            <text:p>13</text:p>
          </table:table-cell>
          <table:table-cell table:formula="of:=[.O59]" office:value-type="float" office:value="598.5705" calcext:value-type="float">
            <text:p>598.57</text:p>
          </table:table-cell>
          <table:table-cell office:value-type="string" calcext:value-type="string">
            <text:p>--|</text:p>
          </table:table-cell>
          <table:table-cell table:formula="of:=[.M60]+[.$N$43]" office:value-type="float" office:value="619.8635" calcext:value-type="float">
            <text:p>619.86</text:p>
          </table:table-cell>
          <table:table-cell table:formula="of:=([.M60]+[.O60])/2" office:value-type="float" office:value="609.217" calcext:value-type="float">
            <text:p>609.22</text:p>
          </table:table-cell>
          <table:table-cell office:value-type="float" office:value="0" calcext:value-type="float">
            <text:p>0</text:p>
          </table:table-cell>
          <table:table-cell table:formula="of:=[.Q60]/[.$Q$63]" office:value-type="float" office:value="0" calcext:value-type="float">
            <text:p>0.0000</text:p>
          </table:table-cell>
          <table:table-cell table:formula="of:=[.Q60]+[.S59]" office:value-type="float" office:value="29" calcext:value-type="float">
            <text:p>29</text:p>
          </table:table-cell>
          <table:table-cell table:formula="of:=[.R60]+[.T59]" office:value-type="float" office:value="0.966666666666667" calcext:value-type="float">
            <text:p>0.9667</text:p>
          </table:table-cell>
        </table:table-row>
        <table:table-row table:style-name="ro1">
          <table:table-cell table:number-columns-repeated="6"/>
          <table:table-cell office:value-type="float" office:value="359.267" calcext:value-type="float">
            <text:p>359.27</text:p>
          </table:table-cell>
          <table:table-cell table:formula="of:=[.G61]/[.$G$69]" office:value-type="float" office:value="0.0296579863341145" calcext:value-type="float">
            <text:p>0.0297</text:p>
          </table:table-cell>
          <table:table-cell table:formula="of:=[.G61]+[.I60]" office:value-type="float" office:value="9612.926" calcext:value-type="float">
            <text:p>9,612.93</text:p>
          </table:table-cell>
          <table:table-cell table:formula="of:=[.H61]+[.J60]" office:value-type="float" office:value="0.793560298994491" calcext:value-type="float">
            <text:p>0.7936</text:p>
          </table:table-cell>
          <table:table-cell/>
          <table:table-cell table:style-name="ce20" office:value-type="float" office:value="14" calcext:value-type="float">
            <text:p>14</text:p>
          </table:table-cell>
          <table:table-cell table:formula="of:=[.O60]" office:value-type="float" office:value="619.8635" calcext:value-type="float">
            <text:p>619.86</text:p>
          </table:table-cell>
          <table:table-cell office:value-type="string" calcext:value-type="string">
            <text:p>--|</text:p>
          </table:table-cell>
          <table:table-cell table:formula="of:=[.M61]+[.$N$43]" office:value-type="float" office:value="641.1565" calcext:value-type="float">
            <text:p>641.16</text:p>
          </table:table-cell>
          <table:table-cell table:formula="of:=([.M61]+[.O61])/2" office:value-type="float" office:value="630.51" calcext:value-type="float">
            <text:p>630.51</text:p>
          </table:table-cell>
          <table:table-cell office:value-type="float" office:value="1" calcext:value-type="float">
            <text:p>1</text:p>
          </table:table-cell>
          <table:table-cell table:formula="of:=[.Q61]/[.$Q$63]" office:value-type="float" office:value="0.0333333333333333" calcext:value-type="float">
            <text:p>0.0333</text:p>
          </table:table-cell>
          <table:table-cell table:formula="of:=[.Q61]+[.S60]" office:value-type="float" office:value="30" calcext:value-type="float">
            <text:p>30</text:p>
          </table:table-cell>
          <table:table-cell table:formula="of:=[.R61]+[.T60]" office:value-type="float" office:value="1" calcext:value-type="float">
            <text:p>1.0000</text:p>
          </table:table-cell>
        </table:table-row>
        <table:table-row table:style-name="ro1">
          <table:table-cell table:number-columns-repeated="6"/>
          <table:table-cell office:value-type="float" office:value="359.18" calcext:value-type="float">
            <text:p>359.18</text:p>
          </table:table-cell>
          <table:table-cell table:formula="of:=[.G62]/[.$G$69]" office:value-type="float" office:value="0.0296508043641282" calcext:value-type="float">
            <text:p>0.0297</text:p>
          </table:table-cell>
          <table:table-cell table:formula="of:=[.G62]+[.I61]" office:value-type="float" office:value="9972.106" calcext:value-type="float">
            <text:p>9,972.11</text:p>
          </table:table-cell>
          <table:table-cell table:formula="of:=[.H62]+[.J61]" office:value-type="float" office:value="0.823211103358619" calcext:value-type="float">
            <text:p>0.8232</text:p>
          </table:table-cell>
          <table:table-cell/>
          <table:table-cell table:style-name="ce20"/>
          <table:table-cell office:value-type="float" office:value="0" calcext:value-type="float">
            <text:p>0.00</text:p>
          </table:table-cell>
          <table:table-cell office:value-type="string" calcext:value-type="string">
            <text:p>--|</text:p>
          </table:table-cell>
          <table:table-cell office:value-type="float" office:value="0" calcext:value-type="float">
            <text:p>0.00</text:p>
          </table:table-cell>
          <table:table-cell office:value-type="float" office:value="680" calcext:value-type="float">
            <text:p>68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00</text:p>
          </table:table-cell>
        </table:table-row>
        <table:table-row table:style-name="ro1">
          <table:table-cell table:number-columns-repeated="6"/>
          <table:table-cell office:value-type="float" office:value="358.185" calcext:value-type="float">
            <text:p>358.19</text:p>
          </table:table-cell>
          <table:table-cell table:formula="of:=[.G63]/[.$G$69]" office:value-type="float" office:value="0.0295686657418711" calcext:value-type="float">
            <text:p>0.0296</text:p>
          </table:table-cell>
          <table:table-cell table:formula="of:=[.G63]+[.I62]" office:value-type="float" office:value="10330.291" calcext:value-type="float">
            <text:p>10,330.29</text:p>
          </table:table-cell>
          <table:table-cell table:formula="of:=[.H63]+[.J62]" office:value-type="float" office:value="0.85277976910049" calcext:value-type="float">
            <text:p>0.8528</text:p>
          </table:table-cell>
          <table:table-cell/>
          <table:table-cell table:style-name="ce20"/>
          <table:table-cell table:style-name="ce44" office:value-type="string" calcext:value-type="string" table:number-columns-spanned="2" table:number-rows-spanned="1">
            <text:p>TOTAL</text:p>
          </table:table-cell>
          <table:covered-table-cell table:style-name="ce13"/>
          <table:table-cell table:style-name="ce15" table:number-columns-repeated="2"/>
          <table:table-cell table:style-name="ce13" table:formula="of:=SUM([.Q47:.Q61])" office:value-type="float" office:value="30" calcext:value-type="float">
            <text:p>30</text:p>
          </table:table-cell>
          <table:table-cell table:style-name="ce13" table:formula="of:=SUM([.R47:.R61])" office:value-type="float" office:value="1" calcext:value-type="float">
            <text:p>1</text:p>
          </table:table-cell>
          <table:table-cell table:style-name="ce15"/>
          <table:table-cell table:style-name="ce18"/>
        </table:table-row>
        <table:table-row table:style-name="ro1">
          <table:table-cell table:number-columns-repeated="6"/>
          <table:table-cell office:value-type="float" office:value="357.628" calcext:value-type="float">
            <text:p>357.63</text:p>
          </table:table-cell>
          <table:table-cell table:formula="of:=[.G64]/[.$G$69]" office:value-type="float" office:value="0.0295226846236829" calcext:value-type="float">
            <text:p>0.0295</text:p>
          </table:table-cell>
          <table:table-cell table:formula="of:=[.G64]+[.I63]" office:value-type="float" office:value="10687.919" calcext:value-type="float">
            <text:p>10,687.92</text:p>
          </table:table-cell>
          <table:table-cell table:formula="of:=[.H64]+[.J63]" office:value-type="float" office:value="0.882302453724173" calcext:value-type="float">
            <text:p>0.8823</text:p>
          </table:table-cell>
          <table:table-cell table:number-columns-repeated="2"/>
          <table:table-cell table:style-name="Default" table:number-columns-repeated="7"/>
          <table:table-cell table:style-name="ce29"/>
        </table:table-row>
        <table:table-row table:style-name="ro1">
          <table:table-cell table:number-columns-repeated="6"/>
          <table:table-cell office:value-type="float" office:value="357.849" calcext:value-type="float">
            <text:p>357.85</text:p>
          </table:table-cell>
          <table:table-cell table:formula="of:=[.G65]/[.$G$69]" office:value-type="float" office:value="0.0295409284784757" calcext:value-type="float">
            <text:p>0.0295</text:p>
          </table:table-cell>
          <table:table-cell table:formula="of:=[.G65]+[.I64]" office:value-type="float" office:value="11045.768" calcext:value-type="float">
            <text:p>11,045.77</text:p>
          </table:table-cell>
          <table:table-cell table:formula="of:=[.H65]+[.J64]" office:value-type="float" office:value="0.911843382202649" calcext:value-type="float">
            <text:p>0.9118</text:p>
          </table:table-cell>
          <table:table-cell table:number-columns-repeated="2"/>
          <table:table-cell table:style-name="Default" table:number-columns-repeated="7"/>
          <table:table-cell table:style-name="ce29"/>
        </table:table-row>
        <table:table-row table:style-name="ro1">
          <table:table-cell table:number-columns-repeated="6"/>
          <table:table-cell office:value-type="float" office:value="358.153" calcext:value-type="float">
            <text:p>358.15</text:p>
          </table:table-cell>
          <table:table-cell table:formula="of:=[.G66]/[.$G$69]" office:value-type="float" office:value="0.0295660240977382" calcext:value-type="float">
            <text:p>0.0296</text:p>
          </table:table-cell>
          <table:table-cell table:formula="of:=[.G66]+[.I65]" office:value-type="float" office:value="11403.921" calcext:value-type="float">
            <text:p>11,403.92</text:p>
          </table:table-cell>
          <table:table-cell table:formula="of:=[.H66]+[.J65]" office:value-type="float" office:value="0.941409406300387" calcext:value-type="float">
            <text:p>0.9414</text:p>
          </table:table-cell>
          <table:table-cell table:number-columns-repeated="2"/>
          <table:table-cell table:style-name="Default" table:number-columns-repeated="7"/>
          <table:table-cell table:style-name="ce29"/>
        </table:table-row>
        <table:table-row table:style-name="ro1">
          <table:table-cell table:number-columns-repeated="6"/>
          <table:table-cell office:value-type="float" office:value="355.68" calcext:value-type="float">
            <text:p>355.68</text:p>
          </table:table-cell>
          <table:table-cell table:formula="of:=[.G67]/[.$G$69]" office:value-type="float" office:value="0.0293618745370931" calcext:value-type="float">
            <text:p>0.0294</text:p>
          </table:table-cell>
          <table:table-cell table:formula="of:=[.G67]+[.I66]" office:value-type="float" office:value="11759.601" calcext:value-type="float">
            <text:p>11,759.60</text:p>
          </table:table-cell>
          <table:table-cell table:formula="of:=[.H67]+[.J66]" office:value-type="float" office:value="0.97077128083748" calcext:value-type="float">
            <text:p>0.9708</text:p>
          </table:table-cell>
          <table:table-cell table:number-columns-repeated="2"/>
          <table:table-cell table:style-name="Default" table:number-columns-repeated="7"/>
          <table:table-cell table:style-name="ce29"/>
        </table:table-row>
        <table:table-row table:style-name="ro1">
          <table:table-cell table:number-columns-repeated="6"/>
          <table:table-cell office:value-type="float" office:value="354.067" calcext:value-type="float">
            <text:p>354.07</text:p>
          </table:table-cell>
          <table:table-cell table:formula="of:=[.G68]/[.$G$69]" office:value-type="float" office:value="0.0292287191625196" calcext:value-type="float">
            <text:p>0.0292</text:p>
          </table:table-cell>
          <table:table-cell table:formula="of:=[.G68]+[.I67]" office:value-type="float" office:value="12113.668" calcext:value-type="float">
            <text:p>12,113.67</text:p>
          </table:table-cell>
          <table:table-cell table:style-name="ce17" table:formula="of:=[.H68]+[.J67]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7"/>
          <table:table-cell table:style-name="ce29"/>
        </table:table-row>
        <table:table-row table:style-name="ro1">
          <table:table-cell table:number-columns-repeated="5"/>
          <table:table-cell table:style-name="ce10" office:value-type="string" calcext:value-type="string">
            <text:p>TOTAL</text:p>
          </table:table-cell>
          <table:table-cell table:style-name="ce12" table:formula="of:=SUM([.G39:.G68])" office:value-type="float" office:value="12113.668" calcext:value-type="float">
            <text:p>12113.67</text:p>
          </table:table-cell>
          <table:table-cell table:style-name="ce15" table:formula="of:=SUM([.H39:.H68])" office:value-type="float" office:value="1" calcext:value-type="float">
            <text:p>1</text:p>
          </table:table-cell>
          <table:table-cell table:style-name="ce15"/>
          <table:table-cell table:style-name="ce18"/>
          <table:table-cell table:style-name="ce21" table:number-columns-repeated="9"/>
          <table:table-cell table:style-name="ce32"/>
        </table:table-row>
      </table:table>
      <table:table table:name="Todas as medidas descritivas" table:style-name="ta1">
        <table:table-column table:style-name="co1" table:default-cell-style-name="ce69"/>
        <table:table-column table:style-name="co5" table:default-cell-style-name="ce74"/>
        <table:table-column table:style-name="co6" table:default-cell-style-name="ce77"/>
        <table:table-column table:style-name="co7" table:default-cell-style-name="ce79"/>
        <table:table-column table:style-name="co8" table:default-cell-style-name="ce74"/>
        <table:table-column table:style-name="co1" table:default-cell-style-name="Default"/>
        <table:table-column table:style-name="co9" table:default-cell-style-name="ce99"/>
        <table:table-column table:style-name="co10" table:default-cell-style-name="Default"/>
        <table:table-column table:style-name="co11" table:default-cell-style-name="Default"/>
        <table:table-column table:style-name="co12" table:default-cell-style-name="ce79"/>
        <table:table-column table:style-name="co13" table:default-cell-style-name="ce74"/>
        <table:table-row table:style-name="ro2">
          <table:table-cell table:style-name="ce68" office:value-type="string" calcext:value-type="string" table:number-columns-spanned="5" table:number-rows-spanned="1">
            <text:p>fread/fwrite</text:p>
          </table:table-cell>
          <table:covered-table-cell table:number-columns-repeated="3" table:style-name="ce72"/>
          <table:covered-table-cell table:style-name="ce82"/>
          <table:table-cell/>
          <table:table-cell table:style-name="ce98" office:value-type="string" calcext:value-type="string" table:number-columns-spanned="5" table:number-rows-spanned="1">
            <text:p>read/write</text:p>
          </table:table-cell>
          <table:covered-table-cell table:number-columns-repeated="3" table:style-name="ce101"/>
          <table:covered-table-cell table:style-name="ce104"/>
        </table:table-row>
        <table:table-row table:style-name="ro2">
          <table:table-cell office:value-type="string" calcext:value-type="string">
            <text:p>n</text:p>
          </table:table-cell>
          <table:table-cell table:style-name="ce73" table:formula="of:=COUNT([.D3:.D32])" office:value-type="float" office:value="30" calcext:value-type="float">
            <text:p>30</text:p>
          </table:table-cell>
          <table:table-cell/>
          <table:table-cell table:style-name="ce69" office:value-type="string" calcext:value-type="string">
            <text:p>valores (seg)</text:p>
          </table:table-cell>
          <table:table-cell table:style-name="ce69" office:value-type="string" calcext:value-type="string">
            <text:p>(x-média)^3</text:p>
          </table:table-cell>
          <table:table-cell/>
          <table:table-cell office:value-type="string" calcext:value-type="string">
            <text:p>n</text:p>
          </table:table-cell>
          <table:table-cell table:style-name="ce73" table:formula="of:=COUNT([.J3:.J32])" office:value-type="float" office:value="30" calcext:value-type="float">
            <text:p>30</text:p>
          </table:table-cell>
          <table:table-cell table:style-name="ce19"/>
          <table:table-cell table:style-name="ce102" office:value-type="string" calcext:value-type="string">
            <text:p>valores (seg)</text:p>
          </table:table-cell>
          <table:table-cell table:style-name="ce105" office:value-type="string" calcext:value-type="string">
            <text:p>(x-média)^3</text:p>
          </table:table-cell>
        </table:table-row>
        <table:table-row table:style-name="ro2">
          <table:table-cell office:value-type="string" calcext:value-type="string">
            <text:p>média</text:p>
          </table:table-cell>
          <table:table-cell table:formula="of:=AVERAGE([.D3:.D32])" office:value-type="float" office:value="406.413566666667" calcext:value-type="float">
            <text:p>406.41</text:p>
          </table:table-cell>
          <table:table-cell/>
          <table:table-cell table:formula="of:=[$'Distribuição de frequências'.B5]" office:value-type="float" office:value="427.626" calcext:value-type="float">
            <text:p>427.63</text:p>
          </table:table-cell>
          <table:table-cell table:formula="of:=([.D3]-[.$B$3])^3" office:value-type="float" office:value="9544.90194570467" calcext:value-type="float">
            <text:p>9544.90</text:p>
          </table:table-cell>
          <table:table-cell/>
          <table:table-cell office:value-type="string" calcext:value-type="string">
            <text:p>média</text:p>
          </table:table-cell>
          <table:table-cell table:style-name="ce74" table:formula="of:=AVERAGE([.J3:.J32])" office:value-type="float" office:value="403.788933333333" calcext:value-type="float">
            <text:p>403.79</text:p>
          </table:table-cell>
          <table:table-cell/>
          <table:table-cell table:formula="of:=[$'Distribuição de frequências'.C5]" office:value-type="float" office:value="469.539" calcext:value-type="float">
            <text:p>469.54</text:p>
          </table:table-cell>
          <table:table-cell table:formula="of:=([.J3]-[.$H$3])^3" office:value-type="float" office:value="284242.223988377" calcext:value-type="float">
            <text:p>284242.22</text:p>
          </table:table-cell>
        </table:table-row>
        <table:table-row table:style-name="ro2">
          <table:table-cell office:value-type="string" calcext:value-type="string">
            <text:p>moda</text:p>
          </table:table-cell>
          <table:table-cell table:style-name="ce75" table:formula="of:=COM.MICROSOFT.MODE.MULT([.D3:.D32])" office:value-type="string" office:string-value="" calcext:value-type="error">
            <text:p>#VALOR!</text:p>
          </table:table-cell>
          <table:table-cell/>
          <table:table-cell table:formula="of:=[$'Distribuição de frequências'.B6]" office:value-type="float" office:value="463.197" calcext:value-type="float">
            <text:p>463.20</text:p>
          </table:table-cell>
          <table:table-cell table:formula="of:=([.D4]-[.$B$3])^3" office:value-type="float" office:value="183090.134634491" calcext:value-type="float">
            <text:p>183090.13</text:p>
          </table:table-cell>
          <table:table-cell/>
          <table:table-cell office:value-type="string" calcext:value-type="string">
            <text:p>moda</text:p>
          </table:table-cell>
          <table:table-cell table:style-name="ce75" table:number-matrix-columns-spanned="1" table:number-matrix-rows-spanned="1" table:formula="of:=COM.MICROSOFT.MODE.MULT([.J3:.J32])" office:value-type="string" office:string-value="" calcext:value-type="error">
            <text:p>#VALOR!</text:p>
          </table:table-cell>
          <table:table-cell/>
          <table:table-cell table:formula="of:=[$'Distribuição de frequências'.C6]" office:value-type="float" office:value="469.063" calcext:value-type="float">
            <text:p>469.06</text:p>
          </table:table-cell>
          <table:table-cell table:formula="of:=([.J4]-[.$H$3])^3" office:value-type="float" office:value="278113.46253071" calcext:value-type="float">
            <text:p>278113.46</text:p>
          </table:table-cell>
        </table:table-row>
        <table:table-row table:style-name="ro2">
          <table:table-cell office:value-type="string" calcext:value-type="string">
            <text:p>mediana</text:p>
          </table:table-cell>
          <table:table-cell table:formula="of:=MEDIAN([.D3:.D32])" office:value-type="float" office:value="363.874" calcext:value-type="float">
            <text:p>363.87</text:p>
          </table:table-cell>
          <table:table-cell/>
          <table:table-cell table:formula="of:=[$'Distribuição de frequências'.B7]" office:value-type="float" office:value="481.013" calcext:value-type="float">
            <text:p>481.01</text:p>
          </table:table-cell>
          <table:table-cell table:formula="of:=([.D5]-[.$B$3])^3" office:value-type="float" office:value="415151.475299864" calcext:value-type="float">
            <text:p>415151.48</text:p>
          </table:table-cell>
          <table:table-cell/>
          <table:table-cell office:value-type="string" calcext:value-type="string">
            <text:p>mediana</text:p>
          </table:table-cell>
          <table:table-cell table:style-name="ce74" table:formula="of:=MEDIAN([.J3:.J32])" office:value-type="float" office:value="369.6385" calcext:value-type="float">
            <text:p>369.64</text:p>
          </table:table-cell>
          <table:table-cell/>
          <table:table-cell table:formula="of:=[$'Distribuição de frequências'.C7]" office:value-type="float" office:value="493.14" calcext:value-type="float">
            <text:p>493.14</text:p>
          </table:table-cell>
          <table:table-cell table:formula="of:=([.J5]-[.$H$3])^3" office:value-type="float" office:value="713344.347631983" calcext:value-type="float">
            <text:p>713344.35</text:p>
          </table:table-cell>
        </table:table-row>
        <table:table-row table:style-name="ro2">
          <table:table-cell office:value-type="string" calcext:value-type="string">
            <text:p>Q1</text:p>
          </table:table-cell>
          <table:table-cell table:formula="of:=QUARTILE([.D3:.D32];1)" office:value-type="float" office:value="351.07775" calcext:value-type="float">
            <text:p>351.08</text:p>
          </table:table-cell>
          <table:table-cell/>
          <table:table-cell table:formula="of:=[$'Distribuição de frequências'.B8]" office:value-type="float" office:value="727.043" calcext:value-type="float">
            <text:p>727.04</text:p>
          </table:table-cell>
          <table:table-cell table:formula="of:=([.D6]-[.$B$3])^3" office:value-type="float" office:value="32961742.5082411" calcext:value-type="float">
            <text:p>32961742.51</text:p>
          </table:table-cell>
          <table:table-cell/>
          <table:table-cell office:value-type="string" calcext:value-type="string">
            <text:p>Q1</text:p>
          </table:table-cell>
          <table:table-cell table:style-name="ce74" table:formula="of:=QUARTILE([.J3:.J32];1)" office:value-type="float" office:value="357.68325" calcext:value-type="float">
            <text:p>357.68</text:p>
          </table:table-cell>
          <table:table-cell/>
          <table:table-cell table:formula="of:=[$'Distribuição de frequências'.C8]" office:value-type="float" office:value="461.354" calcext:value-type="float">
            <text:p>461.35</text:p>
          </table:table-cell>
          <table:table-cell table:formula="of:=([.J6]-[.$H$3])^3" office:value-type="float" office:value="190755.485583738" calcext:value-type="float">
            <text:p>190755.49</text:p>
          </table:table-cell>
        </table:table-row>
        <table:table-row table:style-name="ro2">
          <table:table-cell office:value-type="string" calcext:value-type="string">
            <text:p>Q2</text:p>
          </table:table-cell>
          <table:table-cell table:formula="of:=QUARTILE([.D3:.D32];2)" office:value-type="float" office:value="363.874" calcext:value-type="float">
            <text:p>363.87</text:p>
          </table:table-cell>
          <table:table-cell/>
          <table:table-cell table:formula="of:=[$'Distribuição de frequências'.B9]" office:value-type="float" office:value="517.853" calcext:value-type="float">
            <text:p>517.85</text:p>
          </table:table-cell>
          <table:table-cell table:formula="of:=([.D7]-[.$B$3])^3" office:value-type="float" office:value="1383938.16200623" calcext:value-type="float">
            <text:p>1383938.16</text:p>
          </table:table-cell>
          <table:table-cell/>
          <table:table-cell office:value-type="string" calcext:value-type="string">
            <text:p>Q2</text:p>
          </table:table-cell>
          <table:table-cell table:style-name="ce74" table:formula="of:=QUARTILE([.J3:.J32];2)" office:value-type="float" office:value="369.6385" calcext:value-type="float">
            <text:p>369.64</text:p>
          </table:table-cell>
          <table:table-cell/>
          <table:table-cell table:formula="of:=[$'Distribuição de frequências'.C9]" office:value-type="float" office:value="499.829" calcext:value-type="float">
            <text:p>499.83</text:p>
          </table:table-cell>
          <table:table-cell table:formula="of:=([.J7]-[.$H$3])^3" office:value-type="float" office:value="885844.225601601" calcext:value-type="float">
            <text:p>885844.23</text:p>
          </table:table-cell>
        </table:table-row>
        <table:table-row table:style-name="ro2">
          <table:table-cell office:value-type="string" calcext:value-type="string">
            <text:p>Q3</text:p>
          </table:table-cell>
          <table:table-cell table:formula="of:=QUARTILE([.D3:.D32];3)" office:value-type="float" office:value="454.30425" calcext:value-type="float">
            <text:p>454.30</text:p>
          </table:table-cell>
          <table:table-cell/>
          <table:table-cell table:formula="of:=[$'Distribuição de frequências'.B10]" office:value-type="float" office:value="499.933" calcext:value-type="float">
            <text:p>499.93</text:p>
          </table:table-cell>
          <table:table-cell table:formula="of:=([.D8]-[.$B$3])^3" office:value-type="float" office:value="817910.154114411" calcext:value-type="float">
            <text:p>817910.15</text:p>
          </table:table-cell>
          <table:table-cell/>
          <table:table-cell office:value-type="string" calcext:value-type="string">
            <text:p>Q3</text:p>
          </table:table-cell>
          <table:table-cell table:style-name="ce74" table:formula="of:=QUARTILE([.J3:.J32];3)" office:value-type="float" office:value="439.04925" calcext:value-type="float">
            <text:p>439.05</text:p>
          </table:table-cell>
          <table:table-cell/>
          <table:table-cell table:formula="of:=[$'Distribuição de frequências'.C10]" office:value-type="float" office:value="508.222" calcext:value-type="float">
            <text:p>508.22</text:p>
          </table:table-cell>
          <table:table-cell table:formula="of:=([.J8]-[.$H$3])^3" office:value-type="float" office:value="1138974.74300243" calcext:value-type="float">
            <text:p>1138974.74</text:p>
          </table:table-cell>
        </table:table-row>
        <table:table-row table:style-name="ro2">
          <table:table-cell office:value-type="string" calcext:value-type="string">
            <text:p>D1</text:p>
          </table:table-cell>
          <table:table-cell table:formula="of:=PERCENTILE([.D3:.D32];0.1)" office:value-type="float" office:value="350.112" calcext:value-type="float">
            <text:p>350.11</text:p>
          </table:table-cell>
          <table:table-cell/>
          <table:table-cell table:formula="of:=[$'Distribuição de frequências'.B11]" office:value-type="float" office:value="484.764" calcext:value-type="float">
            <text:p>484.76</text:p>
          </table:table-cell>
          <table:table-cell table:formula="of:=([.D9]-[.$B$3])^3" office:value-type="float" office:value="480976.888258387" calcext:value-type="float">
            <text:p>480976.89</text:p>
          </table:table-cell>
          <table:table-cell/>
          <table:table-cell office:value-type="string" calcext:value-type="string">
            <text:p>D1</text:p>
          </table:table-cell>
          <table:table-cell table:style-name="ce74" table:formula="of:=PERCENTILE([.J3:.J32];0.1)" office:value-type="float" office:value="356.1399" calcext:value-type="float">
            <text:p>356.14</text:p>
          </table:table-cell>
          <table:table-cell/>
          <table:table-cell table:formula="of:=[$'Distribuição de frequências'.C11]" office:value-type="float" office:value="384.514" calcext:value-type="float">
            <text:p>384.51</text:p>
          </table:table-cell>
          <table:table-cell table:formula="of:=([.J9]-[.$H$3])^3" office:value-type="float" office:value="-7161.08211700697" calcext:value-type="float">
            <text:p>-7161.08</text:p>
          </table:table-cell>
        </table:table-row>
        <table:table-row table:style-name="ro2">
          <table:table-cell office:value-type="string" calcext:value-type="string">
            <text:p>D9</text:p>
          </table:table-cell>
          <table:table-cell table:formula="of:=PERCENTILE([.D3:.D32];0.9)" office:value-type="float" office:value="501.4576" calcext:value-type="float">
            <text:p>501.46</text:p>
          </table:table-cell>
          <table:table-cell/>
          <table:table-cell table:formula="of:=[$'Distribuição de frequências'.B12]" office:value-type="float" office:value="370.96" calcext:value-type="float">
            <text:p>370.96</text:p>
          </table:table-cell>
          <table:table-cell table:formula="of:=([.D10]-[.$B$3])^3" office:value-type="float" office:value="-44563.5516946856" calcext:value-type="float">
            <text:p>-44563.55</text:p>
          </table:table-cell>
          <table:table-cell/>
          <table:table-cell office:value-type="string" calcext:value-type="string">
            <text:p>D9</text:p>
          </table:table-cell>
          <table:table-cell table:style-name="ce74" table:formula="of:=PERCENTILE([.J3:.J32];0.9)" office:value-type="float" office:value="493.8089" calcext:value-type="float">
            <text:p>493.81</text:p>
          </table:table-cell>
          <table:table-cell/>
          <table:table-cell table:formula="of:=[$'Distribuição de frequências'.C12]" office:value-type="float" office:value="407.587" calcext:value-type="float">
            <text:p>407.59</text:p>
          </table:table-cell>
          <table:table-cell table:formula="of:=([.J10]-[.$H$3])^3" office:value-type="float" office:value="54.7882906034405" calcext:value-type="float">
            <text:p>54.79</text:p>
          </table:table-cell>
        </table:table-row>
        <table:table-row table:style-name="ro2">
          <table:table-cell office:value-type="string" calcext:value-type="string">
            <text:p>P2.5</text:p>
          </table:table-cell>
          <table:table-cell table:formula="of:=PERCENTILE([.D3:.D32];0.025)" office:value-type="float" office:value="349.8027" calcext:value-type="float">
            <text:p>349.80</text:p>
          </table:table-cell>
          <table:table-cell/>
          <table:table-cell table:formula="of:=[$'Distribuição de frequências'.B13]" office:value-type="float" office:value="397.022" calcext:value-type="float">
            <text:p>397.02</text:p>
          </table:table-cell>
          <table:table-cell table:formula="of:=([.D11]-[.$B$3])^3" office:value-type="float" office:value="-828.350497015548" calcext:value-type="float">
            <text:p>-828.35</text:p>
          </table:table-cell>
          <table:table-cell/>
          <table:table-cell office:value-type="string" calcext:value-type="string">
            <text:p>P2.5</text:p>
          </table:table-cell>
          <table:table-cell table:style-name="ce74" table:formula="of:=PERCENTILE([.J3:.J32];0.025)" office:value-type="float" office:value="353.96635" calcext:value-type="float">
            <text:p>353.97</text:p>
          </table:table-cell>
          <table:table-cell/>
          <table:table-cell table:formula="of:=[$'Distribuição de frequências'.C13]" office:value-type="float" office:value="439.315" calcext:value-type="float">
            <text:p>439.32</text:p>
          </table:table-cell>
          <table:table-cell table:formula="of:=([.J11]-[.$H$3])^3" office:value-type="float" office:value="44837.4989313849" calcext:value-type="float">
            <text:p>44837.50</text:p>
          </table:table-cell>
        </table:table-row>
        <table:table-row table:style-name="ro2">
          <table:table-cell office:value-type="string" calcext:value-type="string">
            <text:p>P97.5</text:p>
          </table:table-cell>
          <table:table-cell table:formula="of:=PERCENTILE([.D3:.D32];0.975)" office:value-type="float" office:value="575.38025" calcext:value-type="float">
            <text:p>575.38</text:p>
          </table:table-cell>
          <table:table-cell/>
          <table:table-cell table:formula="of:=[$'Distribuição de frequências'.B14]" office:value-type="float" office:value="499.645" calcext:value-type="float">
            <text:p>499.65</text:p>
          </table:table-cell>
          <table:table-cell table:formula="of:=([.D12]-[.$B$3])^3" office:value-type="float" office:value="810376.95672308" calcext:value-type="float">
            <text:p>810376.96</text:p>
          </table:table-cell>
          <table:table-cell/>
          <table:table-cell office:value-type="string" calcext:value-type="string">
            <text:p>P97.5</text:p>
          </table:table-cell>
          <table:table-cell table:style-name="ce74" table:formula="of:=PERCENTILE([.D3:.D32];0.975)" office:value-type="float" office:value="575.38025" calcext:value-type="float">
            <text:p>575.38</text:p>
          </table:table-cell>
          <table:table-cell/>
          <table:table-cell table:formula="of:=[$'Distribuição de frequências'.C14]" office:value-type="float" office:value="630.51" calcext:value-type="float">
            <text:p>630.51</text:p>
          </table:table-cell>
          <table:table-cell table:formula="of:=([.J12]-[.$H$3])^3" office:value-type="float" office:value="11654016.4954888" calcext:value-type="float">
            <text:p>11654016.50</text:p>
          </table:table-cell>
        </table:table-row>
        <table:table-row table:style-name="ro2">
          <table:table-cell office:value-type="string" calcext:value-type="string">
            <text:p>DMA</text:p>
          </table:table-cell>
          <table:table-cell table:formula="of:=AVEDEV([.D3:.D32])" office:value-type="float" office:value="63.90206" calcext:value-type="float">
            <text:p>63.90</text:p>
          </table:table-cell>
          <table:table-cell/>
          <table:table-cell table:formula="of:=[$'Distribuição de frequências'.B15]" office:value-type="float" office:value="391.028" calcext:value-type="float">
            <text:p>391.03</text:p>
          </table:table-cell>
          <table:table-cell table:formula="of:=([.D13]-[.$B$3])^3" office:value-type="float" office:value="-3642.00459342855" calcext:value-type="float">
            <text:p>-3642.00</text:p>
          </table:table-cell>
          <table:table-cell/>
          <table:table-cell office:value-type="string" calcext:value-type="string">
            <text:p>DMA</text:p>
          </table:table-cell>
          <table:table-cell table:style-name="ce74" table:formula="of:=AVEDEV([.J3:.J32])" office:value-type="float" office:value="51.9281111111111" calcext:value-type="float">
            <text:p>51.93</text:p>
          </table:table-cell>
          <table:table-cell/>
          <table:table-cell table:formula="of:=[$'Distribuição de frequências'.C15]" office:value-type="float" office:value="366.064" calcext:value-type="float">
            <text:p>366.06</text:p>
          </table:table-cell>
          <table:table-cell table:formula="of:=([.J13]-[.$H$3])^3" office:value-type="float" office:value="-53689.0158185028" calcext:value-type="float">
            <text:p>-53689.02</text:p>
          </table:table-cell>
        </table:table-row>
        <table:table-row table:style-name="ro2">
          <table:table-cell office:value-type="string" calcext:value-type="string">
            <text:p>VAR</text:p>
          </table:table-cell>
          <table:table-cell table:formula="of:=VAR([.D3:.D32])" office:value-type="float" office:value="7182.11687315057" calcext:value-type="float">
            <text:p>7182.12</text:p>
          </table:table-cell>
          <table:table-cell/>
          <table:table-cell table:formula="of:=[$'Distribuição de frequências'.B16]" office:value-type="float" office:value="356.788" calcext:value-type="float">
            <text:p>356.79</text:p>
          </table:table-cell>
          <table:table-cell table:formula="of:=([.D14]-[.$B$3])^3" office:value-type="float" office:value="-122212.727552493" calcext:value-type="float">
            <text:p>-122212.73</text:p>
          </table:table-cell>
          <table:table-cell/>
          <table:table-cell office:value-type="string" calcext:value-type="string">
            <text:p>VAR</text:p>
          </table:table-cell>
          <table:table-cell table:style-name="ce74" table:formula="of:=VAR([.J3:.J32])" office:value-type="float" office:value="4392.57430178851" calcext:value-type="float">
            <text:p>4392.57</text:p>
          </table:table-cell>
          <table:table-cell/>
          <table:table-cell table:formula="of:=[$'Distribuição de frequências'.C16]" office:value-type="float" office:value="371.895" calcext:value-type="float">
            <text:p>371.90</text:p>
          </table:table-cell>
          <table:table-cell table:formula="of:=([.J14]-[.$H$3])^3" office:value-type="float" office:value="-32443.2420199621" calcext:value-type="float">
            <text:p>-32443.24</text:p>
          </table:table-cell>
        </table:table-row>
        <table:table-row table:style-name="ro2">
          <table:table-cell office:value-type="string" calcext:value-type="string">
            <text:p>DP</text:p>
          </table:table-cell>
          <table:table-cell table:formula="of:=STDEV([.D3:.D32])" office:value-type="float" office:value="84.7473708922618" calcext:value-type="float">
            <text:p>84.75</text:p>
          </table:table-cell>
          <table:table-cell/>
          <table:table-cell table:formula="of:=[$'Distribuição de frequências'.B17]" office:value-type="float" office:value="375.19" calcext:value-type="float">
            <text:p>375.19</text:p>
          </table:table-cell>
          <table:table-cell table:formula="of:=([.D15]-[.$B$3])^3" office:value-type="float" office:value="-30440.2022053847" calcext:value-type="float">
            <text:p>-30440.20</text:p>
          </table:table-cell>
          <table:table-cell/>
          <table:table-cell office:value-type="string" calcext:value-type="string">
            <text:p>DP</text:p>
          </table:table-cell>
          <table:table-cell table:style-name="ce74" table:formula="of:=STDEV([.J3:.J32])" office:value-type="float" office:value="66.2764988648956" calcext:value-type="float">
            <text:p>66.28</text:p>
          </table:table-cell>
          <table:table-cell/>
          <table:table-cell table:formula="of:=[$'Distribuição de frequências'.C17]" office:value-type="float" office:value="389.018" calcext:value-type="float">
            <text:p>389.02</text:p>
          </table:table-cell>
          <table:table-cell table:formula="of:=([.J15]-[.$H$3])^3" office:value-type="float" office:value="-3222.72919971976" calcext:value-type="float">
            <text:p>-3222.73</text:p>
          </table:table-cell>
        </table:table-row>
        <table:table-row table:style-name="ro2">
          <table:table-cell office:value-type="string" calcext:value-type="string">
            <text:p>CV</text:p>
          </table:table-cell>
          <table:table-cell table:style-name="ce76" table:formula="of:=[.B15]/[.B3]" office:value-type="percentage" office:value="0.208524955471701" calcext:value-type="percentage">
            <text:p>20.85%</text:p>
          </table:table-cell>
          <table:table-cell/>
          <table:table-cell table:formula="of:=[$'Distribuição de frequências'.B18]" office:value-type="float" office:value="384.635" calcext:value-type="float">
            <text:p>384.64</text:p>
          </table:table-cell>
          <table:table-cell table:formula="of:=([.D16]-[.$B$3])^3" office:value-type="float" office:value="-10329.7041021145" calcext:value-type="float">
            <text:p>-10329.70</text:p>
          </table:table-cell>
          <table:table-cell/>
          <table:table-cell office:value-type="string" calcext:value-type="string">
            <text:p>CV</text:p>
          </table:table-cell>
          <table:table-cell table:style-name="ce76" table:formula="of:=[.H15]/[.H3]" office:value-type="percentage" office:value="0.164136491601625" calcext:value-type="percentage">
            <text:p>16.41%</text:p>
          </table:table-cell>
          <table:table-cell/>
          <table:table-cell table:formula="of:=[$'Distribuição de frequências'.C18]" office:value-type="float" office:value="382.082" calcext:value-type="float">
            <text:p>382.08</text:p>
          </table:table-cell>
          <table:table-cell table:formula="of:=([.J16]-[.$H$3])^3" office:value-type="float" office:value="-10228.1106417626" calcext:value-type="float">
            <text:p>-10228.11</text:p>
          </table:table-cell>
        </table:table-row>
        <table:table-row table:style-name="ro2">
          <table:table-cell office:value-type="string" calcext:value-type="string">
            <text:p>As</text:p>
          </table:table-cell>
          <table:table-cell table:formula="of:=([.E33]/[.B15]^3)*([.B2]/(([.B2]-1)*([.B2]-2)))" office:value-type="float" office:value="2.1730595882288" calcext:value-type="float">
            <text:p>2.17</text:p>
          </table:table-cell>
          <table:table-cell/>
          <table:table-cell table:formula="of:=[$'Distribuição de frequências'.B19]" office:value-type="float" office:value="378.236" calcext:value-type="float">
            <text:p>378.24</text:p>
          </table:table-cell>
          <table:table-cell table:formula="of:=([.D17]-[.$B$3])^3" office:value-type="float" office:value="-22372.2909120364" calcext:value-type="float">
            <text:p>-22372.29</text:p>
          </table:table-cell>
          <table:table-cell/>
          <table:table-cell office:value-type="string" calcext:value-type="string">
            <text:p>As</text:p>
          </table:table-cell>
          <table:table-cell table:style-name="ce74" table:formula="of:=([.K33]/[.H15]^3)*([.H2]/(([.H2]-1)*([.H2]-2)))" office:value-type="float" office:value="1.7424348878356" calcext:value-type="float">
            <text:p>1.74</text:p>
          </table:table-cell>
          <table:table-cell/>
          <table:table-cell table:formula="of:=[$'Distribuição de frequências'.C19]" office:value-type="float" office:value="438.252" calcext:value-type="float">
            <text:p>438.25</text:p>
          </table:table-cell>
          <table:table-cell table:formula="of:=([.J17]-[.$H$3])^3" office:value-type="float" office:value="40931.8864309804" calcext:value-type="float">
            <text:p>40931.89</text:p>
          </table:table-cell>
        </table:table-row>
        <table:table-row table:style-name="ro2">
          <table:table-cell office:value-type="string" calcext:value-type="string">
            <text:p>C</text:p>
          </table:table-cell>
          <table:table-cell table:formula="of:=KURT([.D3:.D32])" office:value-type="float" office:value="5.89841014313347" calcext:value-type="float">
            <text:p>5.90</text:p>
          </table:table-cell>
          <table:table-cell/>
          <table:table-cell table:formula="of:=[$'Distribuição de frequências'.B20]" office:value-type="float" office:value="515.179" calcext:value-type="float">
            <text:p>515.18</text:p>
          </table:table-cell>
          <table:table-cell table:formula="of:=([.D18]-[.$B$3])^3" office:value-type="float" office:value="1286686.31943119" calcext:value-type="float">
            <text:p>1286686.32</text:p>
          </table:table-cell>
          <table:table-cell/>
          <table:table-cell office:value-type="string" calcext:value-type="string">
            <text:p>C</text:p>
          </table:table-cell>
          <table:table-cell table:style-name="ce74" table:formula="of:=KURT([.J3:.J32])" office:value-type="float" office:value="3.32275995239831" calcext:value-type="float">
            <text:p>3.32</text:p>
          </table:table-cell>
          <table:table-cell/>
          <table:table-cell table:formula="of:=[$'Distribuição de frequências'.C20]" office:value-type="float" office:value="396.261" calcext:value-type="float">
            <text:p>396.26</text:p>
          </table:table-cell>
          <table:table-cell table:formula="of:=([.J18]-[.$H$3])^3" office:value-type="float" office:value="-426.606327895566" calcext:value-type="float">
            <text:p>-426.61</text:p>
          </table:table-cell>
        </table:table-row>
        <table:table-row table:style-name="ro2">
          <table:table-cell table:style-name="ce70"/>
          <table:table-cell table:style-name="ce77"/>
          <table:table-cell/>
          <table:table-cell table:formula="of:=[$'Distribuição de frequências'.B21]" office:value-type="float" office:value="349.959" calcext:value-type="float">
            <text:p>349.96</text:p>
          </table:table-cell>
          <table:table-cell table:formula="of:=([.D19]-[.$B$3])^3" office:value-type="float" office:value="-179927.371111045" calcext:value-type="float">
            <text:p>-179927.37</text:p>
          </table:table-cell>
          <table:table-cell/>
          <table:table-cell table:style-name="ce9"/>
          <table:table-cell table:number-columns-repeated="2"/>
          <table:table-cell table:formula="of:=[$'Distribuição de frequências'.C21]" office:value-type="float" office:value="353.701" calcext:value-type="float">
            <text:p>353.70</text:p>
          </table:table-cell>
          <table:table-cell table:formula="of:=([.J19]-[.$H$3])^3" office:value-type="float" office:value="-125660.660520591" calcext:value-type="float">
            <text:p>-125660.66</text:p>
          </table:table-cell>
        </table:table-row>
        <table:table-row table:style-name="ro2">
          <table:table-cell table:style-name="ce70"/>
          <table:table-cell table:style-name="ce77"/>
          <table:table-cell/>
          <table:table-cell table:formula="of:=[$'Distribuição de frequências'.B22]" office:value-type="float" office:value="349.475" calcext:value-type="float">
            <text:p>349.48</text:p>
          </table:table-cell>
          <table:table-cell table:formula="of:=([.D20]-[.$B$3])^3" office:value-type="float" office:value="-184594.854431457" calcext:value-type="float">
            <text:p>-184594.85</text:p>
          </table:table-cell>
          <table:table-cell/>
          <table:table-cell table:style-name="ce9"/>
          <table:table-cell table:number-columns-repeated="2"/>
          <table:table-cell table:formula="of:=[$'Distribuição de frequências'.C22]" office:value-type="float" office:value="356.248" calcext:value-type="float">
            <text:p>356.25</text:p>
          </table:table-cell>
          <table:table-cell table:formula="of:=([.J20]-[.$H$3])^3" office:value-type="float" office:value="-107449.181332719" calcext:value-type="float">
            <text:p>-107449.18</text:p>
          </table:table-cell>
        </table:table-row>
        <table:table-row table:style-name="ro2">
          <table:table-cell table:style-name="ce70"/>
          <table:table-cell table:style-name="ce77"/>
          <table:table-cell/>
          <table:table-cell table:formula="of:=[$'Distribuição de frequências'.B23]" office:value-type="float" office:value="350.129" calcext:value-type="float">
            <text:p>350.13</text:p>
          </table:table-cell>
          <table:table-cell table:formula="of:=([.D21]-[.$B$3])^3" office:value-type="float" office:value="-178306.830579239" calcext:value-type="float">
            <text:p>-178306.83</text:p>
          </table:table-cell>
          <table:table-cell/>
          <table:table-cell table:style-name="ce9"/>
          <table:table-cell table:number-columns-repeated="2"/>
          <table:table-cell table:formula="of:=[$'Distribuição de frequências'.C23]" office:value-type="float" office:value="356.34" calcext:value-type="float">
            <text:p>356.34</text:p>
          </table:table-cell>
          <table:table-cell table:formula="of:=([.J21]-[.$H$3])^3" office:value-type="float" office:value="-106826.588978962" calcext:value-type="float">
            <text:p>-106826.59</text:p>
          </table:table-cell>
        </table:table-row>
        <table:table-row table:style-name="ro2">
          <table:table-cell table:style-name="ce70"/>
          <table:table-cell table:style-name="ce77"/>
          <table:table-cell/>
          <table:table-cell table:formula="of:=[$'Distribuição de frequências'.B24]" office:value-type="float" office:value="350.166" calcext:value-type="float">
            <text:p>350.17</text:p>
          </table:table-cell>
          <table:table-cell table:formula="of:=([.D22]-[.$B$3])^3" office:value-type="float" office:value="-177955.418967923" calcext:value-type="float">
            <text:p>-177955.42</text:p>
          </table:table-cell>
          <table:table-cell/>
          <table:table-cell table:style-name="ce9"/>
          <table:table-cell table:number-columns-repeated="2"/>
          <table:table-cell table:formula="of:=[$'Distribuição de frequências'.C24]" office:value-type="float" office:value="367.382" calcext:value-type="float">
            <text:p>367.38</text:p>
          </table:table-cell>
          <table:table-cell table:formula="of:=([.J22]-[.$H$3])^3" office:value-type="float" office:value="-48256.1084176985" calcext:value-type="float">
            <text:p>-48256.11</text:p>
          </table:table-cell>
        </table:table-row>
        <table:table-row table:style-name="ro2">
          <table:table-cell table:style-name="ce70"/>
          <table:table-cell table:style-name="ce77"/>
          <table:table-cell/>
          <table:table-cell table:formula="of:=[$'Distribuição de frequências'.B25]" office:value-type="float" office:value="354.716" calcext:value-type="float">
            <text:p>354.72</text:p>
          </table:table-cell>
          <table:table-cell table:formula="of:=([.D23]-[.$B$3])^3" office:value-type="float" office:value="-138168.90182135" calcext:value-type="float">
            <text:p>-138168.90</text:p>
          </table:table-cell>
          <table:table-cell/>
          <table:table-cell table:style-name="ce9"/>
          <table:table-cell table:number-columns-repeated="2"/>
          <table:table-cell table:formula="of:=[$'Distribuição de frequências'.C25]" office:value-type="float" office:value="356.191" calcext:value-type="float">
            <text:p>356.19</text:p>
          </table:table-cell>
          <table:table-cell table:formula="of:=([.J23]-[.$H$3])^3" office:value-type="float" office:value="-107836.128897906" calcext:value-type="float">
            <text:p>-107836.13</text:p>
          </table:table-cell>
        </table:table-row>
        <table:table-row table:style-name="ro2">
          <table:table-cell table:style-name="ce70"/>
          <table:table-cell table:style-name="ce77"/>
          <table:table-cell/>
          <table:table-cell table:formula="of:=[$'Distribuição de frequências'.B26]" office:value-type="float" office:value="354.768" calcext:value-type="float">
            <text:p>354.77</text:p>
          </table:table-cell>
          <table:table-cell table:formula="of:=([.D24]-[.$B$3])^3" office:value-type="float" office:value="-137752.389461119" calcext:value-type="float">
            <text:p>-137752.39</text:p>
          </table:table-cell>
          <table:table-cell/>
          <table:table-cell table:style-name="ce9"/>
          <table:table-cell table:number-columns-repeated="2"/>
          <table:table-cell table:formula="of:=[$'Distribuição de frequências'.C26]" office:value-type="float" office:value="357.152" calcext:value-type="float">
            <text:p>357.15</text:p>
          </table:table-cell>
          <table:table-cell table:formula="of:=([.J24]-[.$H$3])^3" office:value-type="float" office:value="-101435.495595521" calcext:value-type="float">
            <text:p>-101435.50</text:p>
          </table:table-cell>
        </table:table-row>
        <table:table-row table:style-name="ro2">
          <table:table-cell table:style-name="ce70"/>
          <table:table-cell table:style-name="ce77"/>
          <table:table-cell/>
          <table:table-cell table:formula="of:=[$'Distribuição de frequências'.B27]" office:value-type="float" office:value="350.351" calcext:value-type="float">
            <text:p>350.35</text:p>
          </table:table-cell>
          <table:table-cell table:formula="of:=([.D25]-[.$B$3])^3" office:value-type="float" office:value="-176205.285095669" calcext:value-type="float">
            <text:p>-176205.29</text:p>
          </table:table-cell>
          <table:table-cell/>
          <table:table-cell table:style-name="ce9"/>
          <table:table-cell table:number-columns-repeated="2"/>
          <table:table-cell table:formula="of:=[$'Distribuição de frequências'.C27]" office:value-type="float" office:value="359.267" calcext:value-type="float">
            <text:p>359.27</text:p>
          </table:table-cell>
          <table:table-cell table:formula="of:=([.J25]-[.$H$3])^3" office:value-type="float" office:value="-88251.4896835448" calcext:value-type="float">
            <text:p>-88251.49</text:p>
          </table:table-cell>
        </table:table-row>
        <table:table-row table:style-name="ro2">
          <table:table-cell table:style-name="ce70"/>
          <table:table-cell table:style-name="ce77"/>
          <table:table-cell/>
          <table:table-cell table:formula="of:=[$'Distribuição de frequências'.B28]" office:value-type="float" office:value="353.006" calcext:value-type="float">
            <text:p>353.01</text:p>
          </table:table-cell>
          <table:table-cell table:formula="of:=([.D26]-[.$B$3])^3" office:value-type="float" office:value="-152338.043584595" calcext:value-type="float">
            <text:p>-152338.04</text:p>
          </table:table-cell>
          <table:table-cell/>
          <table:table-cell table:style-name="ce9"/>
          <table:table-cell table:number-columns-repeated="2"/>
          <table:table-cell table:formula="of:=[$'Distribuição de frequências'.C28]" office:value-type="float" office:value="359.18" calcext:value-type="float">
            <text:p>359.18</text:p>
          </table:table-cell>
          <table:table-cell table:formula="of:=([.J26]-[.$H$3])^3" office:value-type="float" office:value="-88769.8561665475" calcext:value-type="float">
            <text:p>-88769.86</text:p>
          </table:table-cell>
        </table:table-row>
        <table:table-row table:style-name="ro2">
          <table:table-cell table:style-name="ce70"/>
          <table:table-cell table:style-name="ce77"/>
          <table:table-cell/>
          <table:table-cell table:formula="of:=[$'Distribuição de frequências'.B29]" office:value-type="float" office:value="354.617" calcext:value-type="float">
            <text:p>354.62</text:p>
          </table:table-cell>
          <table:table-cell table:formula="of:=([.D27]-[.$B$3])^3" office:value-type="float" office:value="-138964.19645978" calcext:value-type="float">
            <text:p>-138964.20</text:p>
          </table:table-cell>
          <table:table-cell/>
          <table:table-cell table:style-name="ce9"/>
          <table:table-cell table:number-columns-repeated="2"/>
          <table:table-cell table:formula="of:=[$'Distribuição de frequências'.C29]" office:value-type="float" office:value="358.185" calcext:value-type="float">
            <text:p>358.19</text:p>
          </table:table-cell>
          <table:table-cell table:formula="of:=([.J27]-[.$H$3])^3" office:value-type="float" office:value="-94843.3545645087" calcext:value-type="float">
            <text:p>-94843.35</text:p>
          </table:table-cell>
        </table:table-row>
        <table:table-row table:style-name="ro2">
          <table:table-cell table:style-name="ce70"/>
          <table:table-cell table:style-name="ce77"/>
          <table:table-cell/>
          <table:table-cell table:formula="of:=[$'Distribuição de frequências'.B30]" office:value-type="float" office:value="352.828" calcext:value-type="float">
            <text:p>352.83</text:p>
          </table:table-cell>
          <table:table-cell table:formula="of:=([.D28]-[.$B$3])^3" office:value-type="float" office:value="-153866.290327028" calcext:value-type="float">
            <text:p>-153866.29</text:p>
          </table:table-cell>
          <table:table-cell/>
          <table:table-cell table:style-name="ce9"/>
          <table:table-cell table:number-columns-repeated="2"/>
          <table:table-cell table:formula="of:=[$'Distribuição de frequências'.C30]" office:value-type="float" office:value="357.628" calcext:value-type="float">
            <text:p>357.63</text:p>
          </table:table-cell>
          <table:table-cell table:formula="of:=([.J28]-[.$H$3])^3" office:value-type="float" office:value="-98361.1831043123" calcext:value-type="float">
            <text:p>-98361.18</text:p>
          </table:table-cell>
        </table:table-row>
        <table:table-row table:style-name="ro2">
          <table:table-cell table:style-name="ce70"/>
          <table:table-cell table:style-name="ce77"/>
          <table:table-cell/>
          <table:table-cell table:formula="of:=[$'Distribuição de frequências'.B31]" office:value-type="float" office:value="351.101" calcext:value-type="float">
            <text:p>351.10</text:p>
          </table:table-cell>
          <table:table-cell table:formula="of:=([.D29]-[.$B$3])^3" office:value-type="float" office:value="-169227.693194097" calcext:value-type="float">
            <text:p>-169227.69</text:p>
          </table:table-cell>
          <table:table-cell/>
          <table:table-cell table:style-name="ce9"/>
          <table:table-cell table:number-columns-repeated="2"/>
          <table:table-cell table:formula="of:=[$'Distribuição de frequências'.C31]" office:value-type="float" office:value="357.849" calcext:value-type="float">
            <text:p>357.85</text:p>
          </table:table-cell>
          <table:table-cell table:formula="of:=([.J29]-[.$H$3])^3" office:value-type="float" office:value="-96955.1944878925" calcext:value-type="float">
            <text:p>-96955.19</text:p>
          </table:table-cell>
        </table:table-row>
        <table:table-row table:style-name="ro2">
          <table:table-cell table:style-name="ce70"/>
          <table:table-cell table:style-name="ce77"/>
          <table:table-cell/>
          <table:table-cell table:formula="of:=[$'Distribuição de frequências'.B32]" office:value-type="float" office:value="351.07" calcext:value-type="float">
            <text:p>351.07</text:p>
          </table:table-cell>
          <table:table-cell table:formula="of:=([.D30]-[.$B$3])^3" office:value-type="float" office:value="-169512.384332924" calcext:value-type="float">
            <text:p>-169512.38</text:p>
          </table:table-cell>
          <table:table-cell/>
          <table:table-cell table:style-name="ce9"/>
          <table:table-cell table:number-columns-repeated="2"/>
          <table:table-cell table:formula="of:=[$'Distribuição de frequências'.C32]" office:value-type="float" office:value="358.153" calcext:value-type="float">
            <text:p>358.15</text:p>
          </table:table-cell>
          <table:table-cell table:formula="of:=([.J30]-[.$H$3])^3" office:value-type="float" office:value="-95043.1476911651" calcext:value-type="float">
            <text:p>-95043.15</text:p>
          </table:table-cell>
        </table:table-row>
        <table:table-row table:style-name="ro2">
          <table:table-cell table:style-name="ce70"/>
          <table:table-cell table:style-name="ce77"/>
          <table:table-cell/>
          <table:table-cell table:formula="of:=[$'Distribuição de frequências'.B33]" office:value-type="float" office:value="350.182" calcext:value-type="float">
            <text:p>350.18</text:p>
          </table:table-cell>
          <table:table-cell table:formula="of:=([.D31]-[.$B$3])^3" office:value-type="float" office:value="-177803.600301674" calcext:value-type="float">
            <text:p>-177803.60</text:p>
          </table:table-cell>
          <table:table-cell/>
          <table:table-cell table:style-name="ce9"/>
          <table:table-cell table:number-columns-repeated="2"/>
          <table:table-cell table:formula="of:=[$'Distribuição de frequências'.C33]" office:value-type="float" office:value="355.68" calcext:value-type="float">
            <text:p>355.68</text:p>
          </table:table-cell>
          <table:table-cell table:formula="of:=([.J31]-[.$H$3])^3" office:value-type="float" office:value="-111346.657264494" calcext:value-type="float">
            <text:p>-111346.66</text:p>
          </table:table-cell>
        </table:table-row>
        <table:table-row table:style-name="ro2">
          <table:table-cell table:style-name="ce70"/>
          <table:table-cell table:style-name="ce77"/>
          <table:table-cell table:style-name="ce78"/>
          <table:table-cell table:formula="of:=[$'Distribuição de frequências'.B34]" office:value-type="float" office:value="349.927" calcext:value-type="float">
            <text:p>349.93</text:p>
          </table:table-cell>
          <table:table-cell table:formula="of:=([.D32]-[.$B$3])^3" office:value-type="float" office:value="-180233.507909604" calcext:value-type="float">
            <text:p>-180233.51</text:p>
          </table:table-cell>
          <table:table-cell/>
          <table:table-cell table:style-name="ce9"/>
          <table:table-cell table:number-columns-repeated="2"/>
          <table:table-cell table:formula="of:=[$'Distribuição de frequências'.C34]" office:value-type="float" office:value="354.067" calcext:value-type="float">
            <text:p>354.07</text:p>
          </table:table-cell>
          <table:table-cell table:formula="of:=([.J32]-[.$H$3])^3" office:value-type="float" office:value="-122926.076660254" calcext:value-type="float">
            <text:p>-122926.08</text:p>
          </table:table-cell>
        </table:table-row>
        <table:table-row table:style-name="ro2">
          <table:table-cell table:style-name="ce71"/>
          <table:table-cell table:style-name="ce78" table:number-columns-repeated="2"/>
          <table:table-cell table:style-name="ce80" office:value-type="string" calcext:value-type="string">
            <text:p>SOMA</text:p>
          </table:table-cell>
          <table:table-cell table:formula="of:=SUM([.E3:.E32])" office:value-type="float" office:value="35800171.9015198" calcext:value-type="float">
            <text:p>35800171.90</text:p>
          </table:table-cell>
          <table:table-cell/>
          <table:table-cell table:style-name="ce100"/>
          <table:table-cell table:style-name="ce21" table:number-columns-repeated="2"/>
          <table:table-cell table:style-name="ce103" office:value-type="string" calcext:value-type="string">
            <text:p>SOMA</text:p>
          </table:table-cell>
          <table:table-cell table:formula="of:=SUM([.K3:.K32])" office:value-type="float" office:value="13729983.2479896" calcext:value-type="float">
            <text:p>13729983.25</text:p>
          </table:table-cell>
        </table:table-row>
        <table:table-row table:style-name="ro1" table:number-rows-repeated="7">
          <table:table-cell table:style-name="Default" table:number-columns-repeated="3"/>
          <table:table-cell table:style-name="ce81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Default" table:number-columns-repeated="3"/>
          <table:table-cell table:style-name="ce81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</table:table-row>
      </table:table>
      <table:table table:name="Correlação e regressão" table:style-name="ta1">
        <table:shapes>
          <draw:frame draw:z-index="0" draw:style-name="gr1" draw:text-style-name="P1" svg:width="13.4386in" svg:height="9.3736in" svg:x="13.615in" svg:y="0.7516in">
            <draw:object draw:notify-on-update-of-ranges="'Correlação e regressão'.D8:'Correlação e regressão'.D37 'Correlação e regressão'.E8:'Correlação e regressão'.E37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4" table:default-cell-style-name="ce124"/>
        <table:table-column table:style-name="co15" table:default-cell-style-name="ce127"/>
        <table:table-column table:style-name="co16" table:default-cell-style-name="ce127"/>
        <table:table-column table:style-name="co17" table:default-cell-style-name="ce129"/>
        <table:table-column table:style-name="co18" table:default-cell-style-name="ce129"/>
        <table:table-column table:style-name="co19" table:number-columns-repeated="3" table:default-cell-style-name="ce131"/>
        <table:table-column table:style-name="co20" table:default-cell-style-name="ce131"/>
        <table:table-column table:style-name="co1" table:default-cell-style-name="ce29"/>
        <table:table-column table:style-name="co1" table:default-cell-style-name="ce121"/>
        <table:table-column table:style-name="co21" table:default-cell-style-name="ce24"/>
        <table:table-column table:style-name="co22" table:default-cell-style-name="ce39"/>
        <table:table-column table:style-name="co1" table:default-cell-style-name="ce24"/>
        <table:table-row table:style-name="ro2">
          <table:table-cell table:style-name="ce122" office:value-type="string" calcext:value-type="string">
            <text:p>Tamanho do Buffer</text:p>
          </table:table-cell>
          <table:table-cell table:style-name="ce122" office:value-type="string" calcext:value-type="string">
            <text:p>Tamanho do Arquivo</text:p>
          </table:table-cell>
          <table:table-cell table:style-name="ce122" office:value-type="string" calcext:value-type="string">
            <text:p>N</text:p>
          </table:table-cell>
          <table:table-cell table:style-name="ce77" table:number-columns-repeated="6"/>
          <table:table-cell table:style-name="Default" table:number-columns-repeated="5"/>
        </table:table-row>
        <table:table-row table:style-name="ro2">
          <table:table-cell table:style-name="ce122" table:formula="of:=1024*8" office:value-type="float" office:value="8192" calcext:value-type="float">
            <text:p>8192</text:p>
          </table:table-cell>
          <table:table-cell table:style-name="ce122" table:formula="of:=1024*1000" office:value-type="float" office:value="1024000" calcext:value-type="float">
            <text:p>1024000</text:p>
          </table:table-cell>
          <table:table-cell table:style-name="ce122" table:formula="of:=COUNT([.D8:.D37])" office:value-type="float" office:value="30" calcext:value-type="float">
            <text:p>30</text:p>
          </table:table-cell>
          <table:table-cell table:style-name="ce77" table:number-columns-repeated="6"/>
          <table:table-cell table:style-name="Default" table:number-columns-repeated="5"/>
        </table:table-row>
        <table:table-row table:style-name="ro2">
          <table:table-cell table:style-name="ce77" table:number-columns-repeated="9"/>
          <table:table-cell table:style-name="Default" table:number-columns-repeated="5"/>
        </table:table-row>
        <table:table-row table:style-name="ro2">
          <table:table-cell table:style-name="ce123" office:value-type="string" calcext:value-type="string" table:number-columns-spanned="10" table:number-rows-spanned="1">
            <text:p>fread/fwrite X read/write</text:p>
          </table:table-cell>
          <table:covered-table-cell table:number-columns-repeated="7" table:style-name="ce101"/>
          <table:covered-table-cell table:style-name="ce104"/>
          <table:covered-table-cell table:style-name="ce28"/>
          <table:table-cell table:style-name="Default" table:number-columns-repeated="4"/>
        </table:table-row>
        <table:table-row table:style-name="ro2">
          <table:table-cell/>
          <table:table-cell table:style-name="ce77" table:number-columns-repeated="7"/>
          <table:table-cell table:style-name="ce101"/>
          <table:table-cell/>
          <table:table-cell table:style-name="Default" table:number-columns-repeated="4"/>
        </table:table-row>
        <table:table-row table:style-name="ro2">
          <table:table-cell/>
          <table:table-cell table:style-name="ce77" table:number-columns-repeated="2"/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Y</text:p>
          </table:table-cell>
          <table:table-cell table:style-name="ce77" table:number-columns-repeated="3"/>
          <table:table-cell table:style-name="ce125"/>
          <table:table-cell/>
          <table:table-cell table:style-name="Default" table:number-columns-repeated="4"/>
        </table:table-row>
        <table:table-row table:style-name="ro3">
          <table:table-cell/>
          <table:table-cell table:style-name="ce126" office:value-type="string" calcext:value-type="string">
            <text:p>Buffer (KB)</text:p>
          </table:table-cell>
          <table:table-cell table:style-name="ce126" office:value-type="string" calcext:value-type="string">
            <text:p>Arquivo (KB)</text:p>
          </table:table-cell>
          <table:table-cell table:style-name="ce126" office:value-type="string" calcext:value-type="string">
            <text:p>fread/fwrite</text:p>
          </table:table-cell>
          <table:table-cell table:style-name="ce126" office:value-type="string" calcext:value-type="string">
            <text:p>read/write</text:p>
          </table:table-cell>
          <table:table-cell table:style-name="ce126" office:value-type="string" calcext:value-type="string">
            <text:p>X*Y</text:p>
          </table:table-cell>
          <table:table-cell table:style-name="ce126" office:value-type="string" calcext:value-type="string">
            <text:p>X²</text:p>
          </table:table-cell>
          <table:table-cell table:style-name="ce126" office:value-type="string" calcext:value-type="string">
            <text:p>Y²</text:p>
          </table:table-cell>
          <table:table-cell table:style-name="ce126" office:value-type="string" calcext:value-type="string">
            <text:p>Ŷ</text:p>
          </table:table-cell>
          <table:table-cell table:number-columns-repeated="5"/>
        </table:table-row>
        <table:table-row table:style-name="ro2">
          <table:table-cell/>
          <table:table-cell table:formula="of:=[.$A$2]/1024" office:value-type="float" office:value="8" calcext:value-type="float">
            <text:p>8</text:p>
          </table:table-cell>
          <table:table-cell table:formula="of:=[.$B$2]/1000" office:value-type="float" office:value="1024" calcext:value-type="float">
            <text:p>1024</text:p>
          </table:table-cell>
          <table:table-cell table:formula="of:=[$'Distribuição de frequências'.B5]" office:value-type="float" office:value="427.626" calcext:value-type="float">
            <text:p>427.63</text:p>
          </table:table-cell>
          <table:table-cell table:formula="of:=[$'Distribuição de frequências'.C5]" office:value-type="float" office:value="469.539" calcext:value-type="float">
            <text:p>469.54</text:p>
          </table:table-cell>
          <table:table-cell table:formula="of:=[.D8]*[.E8]" office:value-type="float" office:value="200787.084414" calcext:value-type="float">
            <text:p>200787.08</text:p>
          </table:table-cell>
          <table:table-cell table:formula="of:=[.D8]^2" office:value-type="float" office:value="182863.995876" calcext:value-type="float">
            <text:p>182864.00</text:p>
          </table:table-cell>
          <table:table-cell table:formula="of:=[.E8]^2" office:value-type="float" office:value="220466.872521" calcext:value-type="float">
            <text:p>220466.87</text:p>
          </table:table-cell>
          <table:table-cell table:formula="of:=[.$B$41]+([.$C$41]*[.D8])" office:value-type="float" office:value="414.643206719943" calcext:value-type="float">
            <text:p>414.64</text:p>
          </table:table-cell>
          <table:table-cell table:number-columns-repeated="5"/>
        </table:table-row>
        <table:table-row table:style-name="ro2">
          <table:table-cell/>
          <table:table-cell table:formula="of:=[.$A$2]/1024" office:value-type="float" office:value="8" calcext:value-type="float">
            <text:p>8</text:p>
          </table:table-cell>
          <table:table-cell table:formula="of:=[.$B$2]/1000" office:value-type="float" office:value="1024" calcext:value-type="float">
            <text:p>1024</text:p>
          </table:table-cell>
          <table:table-cell table:formula="of:=[$'Distribuição de frequências'.B6]" office:value-type="float" office:value="463.197" calcext:value-type="float">
            <text:p>463.20</text:p>
          </table:table-cell>
          <table:table-cell table:formula="of:=[$'Distribuição de frequências'.C6]" office:value-type="float" office:value="469.063" calcext:value-type="float">
            <text:p>469.06</text:p>
          </table:table-cell>
          <table:table-cell table:formula="of:=[.D9]*[.E9]" office:value-type="float" office:value="217268.574411" calcext:value-type="float">
            <text:p>217268.57</text:p>
          </table:table-cell>
          <table:table-cell table:formula="of:=[.D9]^2" office:value-type="float" office:value="214551.460809" calcext:value-type="float">
            <text:p>214551.46</text:p>
          </table:table-cell>
          <table:table-cell table:formula="of:=[.E9]^2" office:value-type="float" office:value="220020.097969" calcext:value-type="float">
            <text:p>220020.10</text:p>
          </table:table-cell>
          <table:table-cell table:formula="of:=[.$B$41]+([.$C$41]*[.D9])" office:value-type="float" office:value="432.844671519757" calcext:value-type="float">
            <text:p>432.84</text:p>
          </table:table-cell>
          <table:table-cell table:number-columns-repeated="5"/>
        </table:table-row>
        <table:table-row table:style-name="ro2">
          <table:table-cell/>
          <table:table-cell table:formula="of:=[.$A$2]/1024" office:value-type="float" office:value="8" calcext:value-type="float">
            <text:p>8</text:p>
          </table:table-cell>
          <table:table-cell table:formula="of:=[.$B$2]/1000" office:value-type="float" office:value="1024" calcext:value-type="float">
            <text:p>1024</text:p>
          </table:table-cell>
          <table:table-cell table:formula="of:=[$'Distribuição de frequências'.B7]" office:value-type="float" office:value="481.013" calcext:value-type="float">
            <text:p>481.01</text:p>
          </table:table-cell>
          <table:table-cell table:formula="of:=[$'Distribuição de frequências'.C7]" office:value-type="float" office:value="493.14" calcext:value-type="float">
            <text:p>493.14</text:p>
          </table:table-cell>
          <table:table-cell table:formula="of:=[.D10]*[.E10]" office:value-type="float" office:value="237206.75082" calcext:value-type="float">
            <text:p>237206.75</text:p>
          </table:table-cell>
          <table:table-cell table:formula="of:=[.D10]^2" office:value-type="float" office:value="231373.506169" calcext:value-type="float">
            <text:p>231373.51</text:p>
          </table:table-cell>
          <table:table-cell table:formula="of:=[.E10]^2" office:value-type="float" office:value="243187.0596" calcext:value-type="float">
            <text:p>243187.06</text:p>
          </table:table-cell>
          <table:table-cell table:formula="of:=[.$B$41]+([.$C$41]*[.D10])" office:value-type="float" office:value="441.961010584542" calcext:value-type="float">
            <text:p>441.96</text:p>
          </table:table-cell>
          <table:table-cell table:number-columns-repeated="5"/>
        </table:table-row>
        <table:table-row table:style-name="ro2">
          <table:table-cell/>
          <table:table-cell table:formula="of:=[.$A$2]/1024" office:value-type="float" office:value="8" calcext:value-type="float">
            <text:p>8</text:p>
          </table:table-cell>
          <table:table-cell table:formula="of:=[.$B$2]/1000" office:value-type="float" office:value="1024" calcext:value-type="float">
            <text:p>1024</text:p>
          </table:table-cell>
          <table:table-cell table:formula="of:=[$'Distribuição de frequências'.B8]" office:value-type="float" office:value="727.043" calcext:value-type="float">
            <text:p>727.04</text:p>
          </table:table-cell>
          <table:table-cell table:formula="of:=[$'Distribuição de frequências'.C8]" office:value-type="float" office:value="461.354" calcext:value-type="float">
            <text:p>461.35</text:p>
          </table:table-cell>
          <table:table-cell table:formula="of:=[.D11]*[.E11]" office:value-type="float" office:value="335424.196222" calcext:value-type="float">
            <text:p>335424.20</text:p>
          </table:table-cell>
          <table:table-cell table:formula="of:=[.D11]^2" office:value-type="float" office:value="528591.523849" calcext:value-type="float">
            <text:p>528591.52</text:p>
          </table:table-cell>
          <table:table-cell table:formula="of:=[.E11]^2" office:value-type="float" office:value="212847.513316" calcext:value-type="float">
            <text:p>212847.51</text:p>
          </table:table-cell>
          <table:table-cell table:formula="of:=[.$B$41]+([.$C$41]*[.D11])" office:value-type="float" office:value="567.853068291615" calcext:value-type="float">
            <text:p>567.85</text:p>
          </table:table-cell>
          <table:table-cell table:number-columns-repeated="5"/>
        </table:table-row>
        <table:table-row table:style-name="ro2">
          <table:table-cell/>
          <table:table-cell table:formula="of:=[.$A$2]/1024" office:value-type="float" office:value="8" calcext:value-type="float">
            <text:p>8</text:p>
          </table:table-cell>
          <table:table-cell table:formula="of:=[.$B$2]/1000" office:value-type="float" office:value="1024" calcext:value-type="float">
            <text:p>1024</text:p>
          </table:table-cell>
          <table:table-cell table:formula="of:=[$'Distribuição de frequências'.B9]" office:value-type="float" office:value="517.853" calcext:value-type="float">
            <text:p>517.85</text:p>
          </table:table-cell>
          <table:table-cell table:formula="of:=[$'Distribuição de frequências'.C9]" office:value-type="float" office:value="499.829" calcext:value-type="float">
            <text:p>499.83</text:p>
          </table:table-cell>
          <table:table-cell table:formula="of:=[.D12]*[.E12]" office:value-type="float" office:value="258837.947137" calcext:value-type="float">
            <text:p>258837.95</text:p>
          </table:table-cell>
          <table:table-cell table:formula="of:=[.D12]^2" office:value-type="float" office:value="268171.729609" calcext:value-type="float">
            <text:p>268171.73</text:p>
          </table:table-cell>
          <table:table-cell table:formula="of:=[.E12]^2" office:value-type="float" office:value="249829.029241" calcext:value-type="float">
            <text:p>249829.03</text:p>
          </table:table-cell>
          <table:table-cell table:formula="of:=[.$B$41]+([.$C$41]*[.D12])" office:value-type="float" office:value="460.81181498209" calcext:value-type="float">
            <text:p>460.81</text:p>
          </table:table-cell>
          <table:table-cell table:number-columns-repeated="5"/>
        </table:table-row>
        <table:table-row table:style-name="ro2">
          <table:table-cell/>
          <table:table-cell table:formula="of:=[.$A$2]/1024" office:value-type="float" office:value="8" calcext:value-type="float">
            <text:p>8</text:p>
          </table:table-cell>
          <table:table-cell table:formula="of:=[.$B$2]/1000" office:value-type="float" office:value="1024" calcext:value-type="float">
            <text:p>1024</text:p>
          </table:table-cell>
          <table:table-cell table:formula="of:=[$'Distribuição de frequências'.B10]" office:value-type="float" office:value="499.933" calcext:value-type="float">
            <text:p>499.93</text:p>
          </table:table-cell>
          <table:table-cell table:formula="of:=[$'Distribuição de frequências'.C10]" office:value-type="float" office:value="508.222" calcext:value-type="float">
            <text:p>508.22</text:p>
          </table:table-cell>
          <table:table-cell table:formula="of:=[.D13]*[.E13]" office:value-type="float" office:value="254076.949126" calcext:value-type="float">
            <text:p>254076.95</text:p>
          </table:table-cell>
          <table:table-cell table:formula="of:=[.D13]^2" office:value-type="float" office:value="249933.004489" calcext:value-type="float">
            <text:p>249933.00</text:p>
          </table:table-cell>
          <table:table-cell table:formula="of:=[.E13]^2" office:value-type="float" office:value="258289.601284" calcext:value-type="float">
            <text:p>258289.60</text:p>
          </table:table-cell>
          <table:table-cell table:formula="of:=[.$B$41]+([.$C$41]*[.D13])" office:value-type="float" office:value="451.642259748538" calcext:value-type="float">
            <text:p>451.64</text:p>
          </table:table-cell>
          <table:table-cell table:number-columns-repeated="5"/>
        </table:table-row>
        <table:table-row table:style-name="ro2">
          <table:table-cell/>
          <table:table-cell table:formula="of:=[.$A$2]/1024" office:value-type="float" office:value="8" calcext:value-type="float">
            <text:p>8</text:p>
          </table:table-cell>
          <table:table-cell table:formula="of:=[.$B$2]/1000" office:value-type="float" office:value="1024" calcext:value-type="float">
            <text:p>1024</text:p>
          </table:table-cell>
          <table:table-cell table:formula="of:=[$'Distribuição de frequências'.B11]" office:value-type="float" office:value="484.764" calcext:value-type="float">
            <text:p>484.76</text:p>
          </table:table-cell>
          <table:table-cell table:formula="of:=[$'Distribuição de frequências'.C11]" office:value-type="float" office:value="384.514" calcext:value-type="float">
            <text:p>384.51</text:p>
          </table:table-cell>
          <table:table-cell table:formula="of:=[.D14]*[.E14]" office:value-type="float" office:value="186398.544696" calcext:value-type="float">
            <text:p>186398.54</text:p>
          </table:table-cell>
          <table:table-cell table:formula="of:=[.D14]^2" office:value-type="float" office:value="234996.135696" calcext:value-type="float">
            <text:p>234996.14</text:p>
          </table:table-cell>
          <table:table-cell table:formula="of:=[.E14]^2" office:value-type="float" office:value="147851.016196" calcext:value-type="float">
            <text:p>147851.02</text:p>
          </table:table-cell>
          <table:table-cell table:formula="of:=[.$B$41]+([.$C$41]*[.D14])" office:value-type="float" office:value="443.880374517637" calcext:value-type="float">
            <text:p>443.88</text:p>
          </table:table-cell>
          <table:table-cell table:number-columns-repeated="5"/>
        </table:table-row>
        <table:table-row table:style-name="ro2">
          <table:table-cell/>
          <table:table-cell table:formula="of:=[.$A$2]/1024" office:value-type="float" office:value="8" calcext:value-type="float">
            <text:p>8</text:p>
          </table:table-cell>
          <table:table-cell table:formula="of:=[.$B$2]/1000" office:value-type="float" office:value="1024" calcext:value-type="float">
            <text:p>1024</text:p>
          </table:table-cell>
          <table:table-cell table:formula="of:=[$'Distribuição de frequências'.B12]" office:value-type="float" office:value="370.96" calcext:value-type="float">
            <text:p>370.96</text:p>
          </table:table-cell>
          <table:table-cell table:formula="of:=[$'Distribuição de frequências'.C12]" office:value-type="float" office:value="407.587" calcext:value-type="float">
            <text:p>407.59</text:p>
          </table:table-cell>
          <table:table-cell table:formula="of:=[.D15]*[.E15]" office:value-type="float" office:value="151198.47352" calcext:value-type="float">
            <text:p>151198.47</text:p>
          </table:table-cell>
          <table:table-cell table:formula="of:=[.D15]^2" office:value-type="float" office:value="137611.3216" calcext:value-type="float">
            <text:p>137611.32</text:p>
          </table:table-cell>
          <table:table-cell table:formula="of:=[.E15]^2" office:value-type="float" office:value="166127.162569" calcext:value-type="float">
            <text:p>166127.16</text:p>
          </table:table-cell>
          <table:table-cell table:formula="of:=[.$B$41]+([.$C$41]*[.D15])" office:value-type="float" office:value="385.647558457418" calcext:value-type="float">
            <text:p>385.65</text:p>
          </table:table-cell>
          <table:table-cell table:number-columns-repeated="5"/>
        </table:table-row>
        <table:table-row table:style-name="ro2">
          <table:table-cell/>
          <table:table-cell table:formula="of:=[.$A$2]/1024" office:value-type="float" office:value="8" calcext:value-type="float">
            <text:p>8</text:p>
          </table:table-cell>
          <table:table-cell table:formula="of:=[.$B$2]/1000" office:value-type="float" office:value="1024" calcext:value-type="float">
            <text:p>1024</text:p>
          </table:table-cell>
          <table:table-cell table:formula="of:=[$'Distribuição de frequências'.B13]" office:value-type="float" office:value="397.022" calcext:value-type="float">
            <text:p>397.02</text:p>
          </table:table-cell>
          <table:table-cell table:formula="of:=[$'Distribuição de frequências'.C13]" office:value-type="float" office:value="439.315" calcext:value-type="float">
            <text:p>439.32</text:p>
          </table:table-cell>
          <table:table-cell table:formula="of:=[.D16]*[.E16]" office:value-type="float" office:value="174417.71993" calcext:value-type="float">
            <text:p>174417.72</text:p>
          </table:table-cell>
          <table:table-cell table:formula="of:=[.D16]^2" office:value-type="float" office:value="157626.468484" calcext:value-type="float">
            <text:p>157626.47</text:p>
          </table:table-cell>
          <table:table-cell table:formula="of:=[.E16]^2" office:value-type="float" office:value="192997.669225" calcext:value-type="float">
            <text:p>192997.67</text:p>
          </table:table-cell>
          <table:table-cell table:formula="of:=[.$B$41]+([.$C$41]*[.D16])" office:value-type="float" office:value="398.983325672642" calcext:value-type="float">
            <text:p>398.98</text:p>
          </table:table-cell>
          <table:table-cell table:number-columns-repeated="5"/>
        </table:table-row>
        <table:table-row table:style-name="ro2">
          <table:table-cell/>
          <table:table-cell table:formula="of:=[.$A$2]/1024" office:value-type="float" office:value="8" calcext:value-type="float">
            <text:p>8</text:p>
          </table:table-cell>
          <table:table-cell table:formula="of:=[.$B$2]/1000" office:value-type="float" office:value="1024" calcext:value-type="float">
            <text:p>1024</text:p>
          </table:table-cell>
          <table:table-cell table:formula="of:=[$'Distribuição de frequências'.B14]" office:value-type="float" office:value="499.645" calcext:value-type="float">
            <text:p>499.65</text:p>
          </table:table-cell>
          <table:table-cell table:formula="of:=[$'Distribuição de frequências'.C14]" office:value-type="float" office:value="630.51" calcext:value-type="float">
            <text:p>630.51</text:p>
          </table:table-cell>
          <table:table-cell table:formula="of:=[.D17]*[.E17]" office:value-type="float" office:value="315031.16895" calcext:value-type="float">
            <text:p>315031.17</text:p>
          </table:table-cell>
          <table:table-cell table:formula="of:=[.D17]^2" office:value-type="float" office:value="249645.126025" calcext:value-type="float">
            <text:p>249645.13</text:p>
          </table:table-cell>
          <table:table-cell table:formula="of:=[.E17]^2" office:value-type="float" office:value="397542.8601" calcext:value-type="float">
            <text:p>397542.86</text:p>
          </table:table-cell>
          <table:table-cell table:formula="of:=[.$B$41]+([.$C$41]*[.D17])" office:value-type="float" office:value="451.49489189657" calcext:value-type="float">
            <text:p>451.49</text:p>
          </table:table-cell>
          <table:table-cell table:number-columns-repeated="5"/>
        </table:table-row>
        <table:table-row table:style-name="ro2">
          <table:table-cell/>
          <table:table-cell table:formula="of:=[.$A$2]/1024" office:value-type="float" office:value="8" calcext:value-type="float">
            <text:p>8</text:p>
          </table:table-cell>
          <table:table-cell table:formula="of:=[.$B$2]/1000" office:value-type="float" office:value="1024" calcext:value-type="float">
            <text:p>1024</text:p>
          </table:table-cell>
          <table:table-cell table:formula="of:=[$'Distribuição de frequências'.B15]" office:value-type="float" office:value="391.028" calcext:value-type="float">
            <text:p>391.03</text:p>
          </table:table-cell>
          <table:table-cell table:formula="of:=[$'Distribuição de frequências'.C15]" office:value-type="float" office:value="366.064" calcext:value-type="float">
            <text:p>366.06</text:p>
          </table:table-cell>
          <table:table-cell table:formula="of:=[.D18]*[.E18]" office:value-type="float" office:value="143141.273792" calcext:value-type="float">
            <text:p>143141.27</text:p>
          </table:table-cell>
          <table:table-cell table:formula="of:=[.D18]^2" office:value-type="float" office:value="152902.896784" calcext:value-type="float">
            <text:p>152902.90</text:p>
          </table:table-cell>
          <table:table-cell table:formula="of:=[.E18]^2" office:value-type="float" office:value="134002.852096" calcext:value-type="float">
            <text:p>134002.85</text:p>
          </table:table-cell>
          <table:table-cell table:formula="of:=[.$B$41]+([.$C$41]*[.D18])" office:value-type="float" office:value="395.916232253563" calcext:value-type="float">
            <text:p>395.92</text:p>
          </table:table-cell>
          <table:table-cell table:number-columns-repeated="5"/>
        </table:table-row>
        <table:table-row table:style-name="ro2">
          <table:table-cell/>
          <table:table-cell table:formula="of:=[.$A$2]/1024" office:value-type="float" office:value="8" calcext:value-type="float">
            <text:p>8</text:p>
          </table:table-cell>
          <table:table-cell table:formula="of:=[.$B$2]/1000" office:value-type="float" office:value="1024" calcext:value-type="float">
            <text:p>1024</text:p>
          </table:table-cell>
          <table:table-cell table:formula="of:=[$'Distribuição de frequências'.B16]" office:value-type="float" office:value="356.788" calcext:value-type="float">
            <text:p>356.79</text:p>
          </table:table-cell>
          <table:table-cell table:formula="of:=[$'Distribuição de frequências'.C16]" office:value-type="float" office:value="371.895" calcext:value-type="float">
            <text:p>371.90</text:p>
          </table:table-cell>
          <table:table-cell table:formula="of:=[.D19]*[.E19]" office:value-type="float" office:value="132687.67326" calcext:value-type="float">
            <text:p>132687.67</text:p>
          </table:table-cell>
          <table:table-cell table:formula="of:=[.D19]^2" office:value-type="float" office:value="127297.676944" calcext:value-type="float">
            <text:p>127297.68</text:p>
          </table:table-cell>
          <table:table-cell table:formula="of:=[.E19]^2" office:value-type="float" office:value="138305.891025" calcext:value-type="float">
            <text:p>138305.89</text:p>
          </table:table-cell>
          <table:table-cell table:formula="of:=[.$B$41]+([.$C$41]*[.D19])" office:value-type="float" office:value="378.395832075169" calcext:value-type="float">
            <text:p>378.40</text:p>
          </table:table-cell>
          <table:table-cell table:number-columns-repeated="5"/>
        </table:table-row>
        <table:table-row table:style-name="ro2">
          <table:table-cell/>
          <table:table-cell table:formula="of:=[.$A$2]/1024" office:value-type="float" office:value="8" calcext:value-type="float">
            <text:p>8</text:p>
          </table:table-cell>
          <table:table-cell table:formula="of:=[.$B$2]/1000" office:value-type="float" office:value="1024" calcext:value-type="float">
            <text:p>1024</text:p>
          </table:table-cell>
          <table:table-cell table:formula="of:=[$'Distribuição de frequências'.B17]" office:value-type="float" office:value="375.19" calcext:value-type="float">
            <text:p>375.19</text:p>
          </table:table-cell>
          <table:table-cell table:formula="of:=[$'Distribuição de frequências'.C17]" office:value-type="float" office:value="389.018" calcext:value-type="float">
            <text:p>389.02</text:p>
          </table:table-cell>
          <table:table-cell table:formula="of:=[.D20]*[.E20]" office:value-type="float" office:value="145955.66342" calcext:value-type="float">
            <text:p>145955.66</text:p>
          </table:table-cell>
          <table:table-cell table:formula="of:=[.D20]^2" office:value-type="float" office:value="140767.5361" calcext:value-type="float">
            <text:p>140767.54</text:p>
          </table:table-cell>
          <table:table-cell table:formula="of:=[.E20]^2" office:value-type="float" office:value="151335.004324" calcext:value-type="float">
            <text:p>151335.00</text:p>
          </table:table-cell>
          <table:table-cell table:formula="of:=[.$B$41]+([.$C$41]*[.D20])" office:value-type="float" office:value="387.812023783195" calcext:value-type="float">
            <text:p>387.81</text:p>
          </table:table-cell>
          <table:table-cell table:number-columns-repeated="5"/>
        </table:table-row>
        <table:table-row table:style-name="ro2">
          <table:table-cell/>
          <table:table-cell table:formula="of:=[.$A$2]/1024" office:value-type="float" office:value="8" calcext:value-type="float">
            <text:p>8</text:p>
          </table:table-cell>
          <table:table-cell table:formula="of:=[.$B$2]/1000" office:value-type="float" office:value="1024" calcext:value-type="float">
            <text:p>1024</text:p>
          </table:table-cell>
          <table:table-cell table:formula="of:=[$'Distribuição de frequências'.B18]" office:value-type="float" office:value="384.635" calcext:value-type="float">
            <text:p>384.64</text:p>
          </table:table-cell>
          <table:table-cell table:formula="of:=[$'Distribuição de frequências'.C18]" office:value-type="float" office:value="382.082" calcext:value-type="float">
            <text:p>382.08</text:p>
          </table:table-cell>
          <table:table-cell table:formula="of:=[.D21]*[.E21]" office:value-type="float" office:value="146962.11007" calcext:value-type="float">
            <text:p>146962.11</text:p>
          </table:table-cell>
          <table:table-cell table:formula="of:=[.D21]^2" office:value-type="float" office:value="147944.083225" calcext:value-type="float">
            <text:p>147944.08</text:p>
          </table:table-cell>
          <table:table-cell table:formula="of:=[.E21]^2" office:value-type="float" office:value="145986.654724" calcext:value-type="float">
            <text:p>145986.65</text:p>
          </table:table-cell>
          <table:table-cell table:formula="of:=[.$B$41]+([.$C$41]*[.D21])" office:value-type="float" office:value="392.644972956236" calcext:value-type="float">
            <text:p>392.64</text:p>
          </table:table-cell>
          <table:table-cell table:number-columns-repeated="5"/>
        </table:table-row>
        <table:table-row table:style-name="ro2">
          <table:table-cell/>
          <table:table-cell table:formula="of:=[.$A$2]/1024" office:value-type="float" office:value="8" calcext:value-type="float">
            <text:p>8</text:p>
          </table:table-cell>
          <table:table-cell table:formula="of:=[.$B$2]/1000" office:value-type="float" office:value="1024" calcext:value-type="float">
            <text:p>1024</text:p>
          </table:table-cell>
          <table:table-cell table:formula="of:=[$'Distribuição de frequências'.B19]" office:value-type="float" office:value="378.236" calcext:value-type="float">
            <text:p>378.24</text:p>
          </table:table-cell>
          <table:table-cell table:formula="of:=[$'Distribuição de frequências'.C19]" office:value-type="float" office:value="438.252" calcext:value-type="float">
            <text:p>438.25</text:p>
          </table:table-cell>
          <table:table-cell table:formula="of:=[.D22]*[.E22]" office:value-type="float" office:value="165762.683472" calcext:value-type="float">
            <text:p>165762.68</text:p>
          </table:table-cell>
          <table:table-cell table:formula="of:=[.D22]^2" office:value-type="float" office:value="143062.471696" calcext:value-type="float">
            <text:p>143062.47</text:p>
          </table:table-cell>
          <table:table-cell table:formula="of:=[.E22]^2" office:value-type="float" office:value="192064.815504" calcext:value-type="float">
            <text:p>192064.82</text:p>
          </table:table-cell>
          <table:table-cell table:formula="of:=[.$B$41]+([.$C$41]*[.D22])" office:value-type="float" office:value="389.370643495326" calcext:value-type="float">
            <text:p>389.37</text:p>
          </table:table-cell>
          <table:table-cell table:number-columns-repeated="5"/>
        </table:table-row>
        <table:table-row table:style-name="ro2">
          <table:table-cell/>
          <table:table-cell table:formula="of:=[.$A$2]/1024" office:value-type="float" office:value="8" calcext:value-type="float">
            <text:p>8</text:p>
          </table:table-cell>
          <table:table-cell table:formula="of:=[.$B$2]/1000" office:value-type="float" office:value="1024" calcext:value-type="float">
            <text:p>1024</text:p>
          </table:table-cell>
          <table:table-cell table:formula="of:=[$'Distribuição de frequências'.B20]" office:value-type="float" office:value="515.179" calcext:value-type="float">
            <text:p>515.18</text:p>
          </table:table-cell>
          <table:table-cell table:formula="of:=[$'Distribuição de frequências'.C20]" office:value-type="float" office:value="396.261" calcext:value-type="float">
            <text:p>396.26</text:p>
          </table:table-cell>
          <table:table-cell table:formula="of:=[.D23]*[.E23]" office:value-type="float" office:value="204145.345719" calcext:value-type="float">
            <text:p>204145.35</text:p>
          </table:table-cell>
          <table:table-cell table:formula="of:=[.D23]^2" office:value-type="float" office:value="265409.402041" calcext:value-type="float">
            <text:p>265409.40</text:p>
          </table:table-cell>
          <table:table-cell table:formula="of:=[.E23]^2" office:value-type="float" office:value="157022.780121" calcext:value-type="float">
            <text:p>157022.78</text:p>
          </table:table-cell>
          <table:table-cell table:formula="of:=[.$B$41]+([.$C$41]*[.D23])" office:value-type="float" office:value="459.443545412083" calcext:value-type="float">
            <text:p>459.44</text:p>
          </table:table-cell>
          <table:table-cell table:number-columns-repeated="5"/>
        </table:table-row>
        <table:table-row table:style-name="ro2">
          <table:table-cell/>
          <table:table-cell table:formula="of:=[.$A$2]/1024" office:value-type="float" office:value="8" calcext:value-type="float">
            <text:p>8</text:p>
          </table:table-cell>
          <table:table-cell table:formula="of:=[.$B$2]/1000" office:value-type="float" office:value="1024" calcext:value-type="float">
            <text:p>1024</text:p>
          </table:table-cell>
          <table:table-cell table:formula="of:=[$'Distribuição de frequências'.B21]" office:value-type="float" office:value="349.959" calcext:value-type="float">
            <text:p>349.96</text:p>
          </table:table-cell>
          <table:table-cell table:formula="of:=[$'Distribuição de frequências'.C21]" office:value-type="float" office:value="353.701" calcext:value-type="float">
            <text:p>353.70</text:p>
          </table:table-cell>
          <table:table-cell table:formula="of:=[.D24]*[.E24]" office:value-type="float" office:value="123780.848259" calcext:value-type="float">
            <text:p>123780.85</text:p>
          </table:table-cell>
          <table:table-cell table:formula="of:=[.D24]^2" office:value-type="float" office:value="122471.301681" calcext:value-type="float">
            <text:p>122471.30</text:p>
          </table:table-cell>
          <table:table-cell table:formula="of:=[.E24]^2" office:value-type="float" office:value="125104.397401" calcext:value-type="float">
            <text:p>125104.40</text:p>
          </table:table-cell>
          <table:table-cell table:formula="of:=[.$B$41]+([.$C$41]*[.D24])" office:value-type="float" office:value="374.901474224169" calcext:value-type="float">
            <text:p>374.90</text:p>
          </table:table-cell>
          <table:table-cell table:number-columns-repeated="5"/>
        </table:table-row>
        <table:table-row table:style-name="ro2">
          <table:table-cell/>
          <table:table-cell table:formula="of:=[.$A$2]/1024" office:value-type="float" office:value="8" calcext:value-type="float">
            <text:p>8</text:p>
          </table:table-cell>
          <table:table-cell table:formula="of:=[.$B$2]/1000" office:value-type="float" office:value="1024" calcext:value-type="float">
            <text:p>1024</text:p>
          </table:table-cell>
          <table:table-cell table:formula="of:=[$'Distribuição de frequências'.B22]" office:value-type="float" office:value="349.475" calcext:value-type="float">
            <text:p>349.48</text:p>
          </table:table-cell>
          <table:table-cell table:formula="of:=[$'Distribuição de frequências'.C22]" office:value-type="float" office:value="356.248" calcext:value-type="float">
            <text:p>356.25</text:p>
          </table:table-cell>
          <table:table-cell table:formula="of:=[.D25]*[.E25]" office:value-type="float" office:value="124499.7698" calcext:value-type="float">
            <text:p>124499.77</text:p>
          </table:table-cell>
          <table:table-cell table:formula="of:=[.D25]^2" office:value-type="float" office:value="122132.775625" calcext:value-type="float">
            <text:p>122132.78</text:p>
          </table:table-cell>
          <table:table-cell table:formula="of:=[.E25]^2" office:value-type="float" office:value="126912.637504" calcext:value-type="float">
            <text:p>126912.64</text:p>
          </table:table-cell>
          <table:table-cell table:formula="of:=[.$B$41]+([.$C$41]*[.D25])" office:value-type="float" office:value="374.653814361834" calcext:value-type="float">
            <text:p>374.65</text:p>
          </table:table-cell>
          <table:table-cell table:number-columns-repeated="5"/>
        </table:table-row>
        <table:table-row table:style-name="ro2">
          <table:table-cell/>
          <table:table-cell table:formula="of:=[.$A$2]/1024" office:value-type="float" office:value="8" calcext:value-type="float">
            <text:p>8</text:p>
          </table:table-cell>
          <table:table-cell table:formula="of:=[.$B$2]/1000" office:value-type="float" office:value="1024" calcext:value-type="float">
            <text:p>1024</text:p>
          </table:table-cell>
          <table:table-cell table:formula="of:=[$'Distribuição de frequências'.B23]" office:value-type="float" office:value="350.129" calcext:value-type="float">
            <text:p>350.13</text:p>
          </table:table-cell>
          <table:table-cell table:formula="of:=[$'Distribuição de frequências'.C23]" office:value-type="float" office:value="356.34" calcext:value-type="float">
            <text:p>356.34</text:p>
          </table:table-cell>
          <table:table-cell table:formula="of:=[.D26]*[.E26]" office:value-type="float" office:value="124764.96786" calcext:value-type="float">
            <text:p>124764.97</text:p>
          </table:table-cell>
          <table:table-cell table:formula="of:=[.D26]^2" office:value-type="float" office:value="122590.316641" calcext:value-type="float">
            <text:p>122590.32</text:p>
          </table:table-cell>
          <table:table-cell table:formula="of:=[.E26]^2" office:value-type="float" office:value="126978.1956" calcext:value-type="float">
            <text:p>126978.20</text:p>
          </table:table-cell>
          <table:table-cell table:formula="of:=[.$B$41]+([.$C$41]*[.D26])" office:value-type="float" office:value="374.988462192344" calcext:value-type="float">
            <text:p>374.99</text:p>
          </table:table-cell>
          <table:table-cell table:number-columns-repeated="5"/>
        </table:table-row>
        <table:table-row table:style-name="ro2">
          <table:table-cell/>
          <table:table-cell table:formula="of:=[.$A$2]/1024" office:value-type="float" office:value="8" calcext:value-type="float">
            <text:p>8</text:p>
          </table:table-cell>
          <table:table-cell table:formula="of:=[.$B$2]/1000" office:value-type="float" office:value="1024" calcext:value-type="float">
            <text:p>1024</text:p>
          </table:table-cell>
          <table:table-cell table:formula="of:=[$'Distribuição de frequências'.B24]" office:value-type="float" office:value="350.166" calcext:value-type="float">
            <text:p>350.17</text:p>
          </table:table-cell>
          <table:table-cell table:formula="of:=[$'Distribuição de frequências'.C24]" office:value-type="float" office:value="367.382" calcext:value-type="float">
            <text:p>367.38</text:p>
          </table:table-cell>
          <table:table-cell table:formula="of:=[.D27]*[.E27]" office:value-type="float" office:value="128644.685412" calcext:value-type="float">
            <text:p>128644.69</text:p>
          </table:table-cell>
          <table:table-cell table:formula="of:=[.D27]^2" office:value-type="float" office:value="122616.227556" calcext:value-type="float">
            <text:p>122616.23</text:p>
          </table:table-cell>
          <table:table-cell table:formula="of:=[.E27]^2" office:value-type="float" office:value="134969.533924" calcext:value-type="float">
            <text:p>134969.53</text:p>
          </table:table-cell>
          <table:table-cell table:formula="of:=[.$B$41]+([.$C$41]*[.D27])" office:value-type="float" office:value="375.007394867771" calcext:value-type="float">
            <text:p>375.01</text:p>
          </table:table-cell>
          <table:table-cell table:number-columns-repeated="5"/>
        </table:table-row>
        <table:table-row table:style-name="ro2">
          <table:table-cell/>
          <table:table-cell table:formula="of:=[.$A$2]/1024" office:value-type="float" office:value="8" calcext:value-type="float">
            <text:p>8</text:p>
          </table:table-cell>
          <table:table-cell table:formula="of:=[.$B$2]/1000" office:value-type="float" office:value="1024" calcext:value-type="float">
            <text:p>1024</text:p>
          </table:table-cell>
          <table:table-cell table:formula="of:=[$'Distribuição de frequências'.B25]" office:value-type="float" office:value="354.716" calcext:value-type="float">
            <text:p>354.72</text:p>
          </table:table-cell>
          <table:table-cell table:formula="of:=[$'Distribuição de frequências'.C25]" office:value-type="float" office:value="356.191" calcext:value-type="float">
            <text:p>356.19</text:p>
          </table:table-cell>
          <table:table-cell table:formula="of:=[.D28]*[.E28]" office:value-type="float" office:value="126346.646756" calcext:value-type="float">
            <text:p>126346.65</text:p>
          </table:table-cell>
          <table:table-cell table:formula="of:=[.D28]^2" office:value-type="float" office:value="125823.440656" calcext:value-type="float">
            <text:p>125823.44</text:p>
          </table:table-cell>
          <table:table-cell table:formula="of:=[.E28]^2" office:value-type="float" office:value="126872.028481" calcext:value-type="float">
            <text:p>126872.03</text:p>
          </table:table-cell>
          <table:table-cell table:formula="of:=[.$B$41]+([.$C$41]*[.D28])" office:value-type="float" office:value="377.33560225129" calcext:value-type="float">
            <text:p>377.34</text:p>
          </table:table-cell>
          <table:table-cell table:number-columns-repeated="5"/>
        </table:table-row>
        <table:table-row table:style-name="ro2">
          <table:table-cell/>
          <table:table-cell table:formula="of:=[.$A$2]/1024" office:value-type="float" office:value="8" calcext:value-type="float">
            <text:p>8</text:p>
          </table:table-cell>
          <table:table-cell table:formula="of:=[.$B$2]/1000" office:value-type="float" office:value="1024" calcext:value-type="float">
            <text:p>1024</text:p>
          </table:table-cell>
          <table:table-cell table:formula="of:=[$'Distribuição de frequências'.B26]" office:value-type="float" office:value="354.768" calcext:value-type="float">
            <text:p>354.77</text:p>
          </table:table-cell>
          <table:table-cell table:formula="of:=[$'Distribuição de frequências'.C26]" office:value-type="float" office:value="357.152" calcext:value-type="float">
            <text:p>357.15</text:p>
          </table:table-cell>
          <table:table-cell table:formula="of:=[.D29]*[.E29]" office:value-type="float" office:value="126706.100736" calcext:value-type="float">
            <text:p>126706.10</text:p>
          </table:table-cell>
          <table:table-cell table:formula="of:=[.D29]^2" office:value-type="float" office:value="125860.333824" calcext:value-type="float">
            <text:p>125860.33</text:p>
          </table:table-cell>
          <table:table-cell table:formula="of:=[.E29]^2" office:value-type="float" office:value="127557.551104" calcext:value-type="float">
            <text:p>127557.55</text:p>
          </table:table-cell>
          <table:table-cell table:formula="of:=[.$B$41]+([.$C$41]*[.D29])" office:value-type="float" office:value="377.362210335673" calcext:value-type="float">
            <text:p>377.36</text:p>
          </table:table-cell>
          <table:table-cell table:number-columns-repeated="5"/>
        </table:table-row>
        <table:table-row table:style-name="ro2">
          <table:table-cell/>
          <table:table-cell table:formula="of:=[.$A$2]/1024" office:value-type="float" office:value="8" calcext:value-type="float">
            <text:p>8</text:p>
          </table:table-cell>
          <table:table-cell table:formula="of:=[.$B$2]/1000" office:value-type="float" office:value="1024" calcext:value-type="float">
            <text:p>1024</text:p>
          </table:table-cell>
          <table:table-cell table:formula="of:=[$'Distribuição de frequências'.B27]" office:value-type="float" office:value="350.351" calcext:value-type="float">
            <text:p>350.35</text:p>
          </table:table-cell>
          <table:table-cell table:formula="of:=[$'Distribuição de frequências'.C27]" office:value-type="float" office:value="359.267" calcext:value-type="float">
            <text:p>359.27</text:p>
          </table:table-cell>
          <table:table-cell table:formula="of:=[.D30]*[.E30]" office:value-type="float" office:value="125869.552717" calcext:value-type="float">
            <text:p>125869.55</text:p>
          </table:table-cell>
          <table:table-cell table:formula="of:=[.D30]^2" office:value-type="float" office:value="122745.823201" calcext:value-type="float">
            <text:p>122745.82</text:p>
          </table:table-cell>
          <table:table-cell table:formula="of:=[.E30]^2" office:value-type="float" office:value="129072.777289" calcext:value-type="float">
            <text:p>129072.78</text:p>
          </table:table-cell>
          <table:table-cell table:formula="of:=[.$B$41]+([.$C$41]*[.D30])" office:value-type="float" office:value="375.102058244903" calcext:value-type="float">
            <text:p>375.10</text:p>
          </table:table-cell>
          <table:table-cell table:number-columns-repeated="5"/>
        </table:table-row>
        <table:table-row table:style-name="ro2">
          <table:table-cell/>
          <table:table-cell table:formula="of:=[.$A$2]/1024" office:value-type="float" office:value="8" calcext:value-type="float">
            <text:p>8</text:p>
          </table:table-cell>
          <table:table-cell table:formula="of:=[.$B$2]/1000" office:value-type="float" office:value="1024" calcext:value-type="float">
            <text:p>1024</text:p>
          </table:table-cell>
          <table:table-cell table:formula="of:=[$'Distribuição de frequências'.B28]" office:value-type="float" office:value="353.006" calcext:value-type="float">
            <text:p>353.01</text:p>
          </table:table-cell>
          <table:table-cell table:formula="of:=[$'Distribuição de frequências'.C28]" office:value-type="float" office:value="359.18" calcext:value-type="float">
            <text:p>359.18</text:p>
          </table:table-cell>
          <table:table-cell table:formula="of:=[.D31]*[.E31]" office:value-type="float" office:value="126792.69508" calcext:value-type="float">
            <text:p>126792.70</text:p>
          </table:table-cell>
          <table:table-cell table:formula="of:=[.D31]^2" office:value-type="float" office:value="124613.236036" calcext:value-type="float">
            <text:p>124613.24</text:p>
          </table:table-cell>
          <table:table-cell table:formula="of:=[.E31]^2" office:value-type="float" office:value="129010.2724" calcext:value-type="float">
            <text:p>129010.27</text:p>
          </table:table-cell>
          <table:table-cell table:formula="of:=[.$B$41]+([.$C$41]*[.D31])" office:value-type="float" office:value="376.460605630231" calcext:value-type="float">
            <text:p>376.46</text:p>
          </table:table-cell>
          <table:table-cell table:number-columns-repeated="5"/>
        </table:table-row>
        <table:table-row table:style-name="ro2">
          <table:table-cell/>
          <table:table-cell table:formula="of:=[.$A$2]/1024" office:value-type="float" office:value="8" calcext:value-type="float">
            <text:p>8</text:p>
          </table:table-cell>
          <table:table-cell table:formula="of:=[.$B$2]/1000" office:value-type="float" office:value="1024" calcext:value-type="float">
            <text:p>1024</text:p>
          </table:table-cell>
          <table:table-cell table:formula="of:=[$'Distribuição de frequências'.B29]" office:value-type="float" office:value="354.617" calcext:value-type="float">
            <text:p>354.62</text:p>
          </table:table-cell>
          <table:table-cell table:formula="of:=[$'Distribuição de frequências'.C29]" office:value-type="float" office:value="358.185" calcext:value-type="float">
            <text:p>358.19</text:p>
          </table:table-cell>
          <table:table-cell table:formula="of:=[.D32]*[.E32]" office:value-type="float" office:value="127018.490145" calcext:value-type="float">
            <text:p>127018.49</text:p>
          </table:table-cell>
          <table:table-cell table:formula="of:=[.D32]^2" office:value-type="float" office:value="125753.216689" calcext:value-type="float">
            <text:p>125753.22</text:p>
          </table:table-cell>
          <table:table-cell table:formula="of:=[.E32]^2" office:value-type="float" office:value="128296.494225" calcext:value-type="float">
            <text:p>128296.49</text:p>
          </table:table-cell>
          <table:table-cell table:formula="of:=[.$B$41]+([.$C$41]*[.D32])" office:value-type="float" office:value="377.284944552176" calcext:value-type="float">
            <text:p>377.28</text:p>
          </table:table-cell>
          <table:table-cell table:number-columns-repeated="5"/>
        </table:table-row>
        <table:table-row table:style-name="ro2">
          <table:table-cell/>
          <table:table-cell table:formula="of:=[.$A$2]/1024" office:value-type="float" office:value="8" calcext:value-type="float">
            <text:p>8</text:p>
          </table:table-cell>
          <table:table-cell table:formula="of:=[.$B$2]/1000" office:value-type="float" office:value="1024" calcext:value-type="float">
            <text:p>1024</text:p>
          </table:table-cell>
          <table:table-cell table:formula="of:=[$'Distribuição de frequências'.B30]" office:value-type="float" office:value="352.828" calcext:value-type="float">
            <text:p>352.83</text:p>
          </table:table-cell>
          <table:table-cell table:formula="of:=[$'Distribuição de frequências'.C30]" office:value-type="float" office:value="357.628" calcext:value-type="float">
            <text:p>357.63</text:p>
          </table:table-cell>
          <table:table-cell table:formula="of:=[.D33]*[.E33]" office:value-type="float" office:value="126181.171984" calcext:value-type="float">
            <text:p>126181.17</text:p>
          </table:table-cell>
          <table:table-cell table:formula="of:=[.D33]^2" office:value-type="float" office:value="124487.597584" calcext:value-type="float">
            <text:p>124487.60</text:p>
          </table:table-cell>
          <table:table-cell table:formula="of:=[.E33]^2" office:value-type="float" office:value="127897.786384" calcext:value-type="float">
            <text:p>127897.79</text:p>
          </table:table-cell>
          <table:table-cell table:formula="of:=[.$B$41]+([.$C$41]*[.D33])" office:value-type="float" office:value="376.369524110612" calcext:value-type="float">
            <text:p>376.37</text:p>
          </table:table-cell>
          <table:table-cell table:number-columns-repeated="5"/>
        </table:table-row>
        <table:table-row table:style-name="ro2">
          <table:table-cell/>
          <table:table-cell table:formula="of:=[.$A$2]/1024" office:value-type="float" office:value="8" calcext:value-type="float">
            <text:p>8</text:p>
          </table:table-cell>
          <table:table-cell table:formula="of:=[.$B$2]/1000" office:value-type="float" office:value="1024" calcext:value-type="float">
            <text:p>1024</text:p>
          </table:table-cell>
          <table:table-cell table:formula="of:=[$'Distribuição de frequências'.B31]" office:value-type="float" office:value="351.101" calcext:value-type="float">
            <text:p>351.10</text:p>
          </table:table-cell>
          <table:table-cell table:formula="of:=[$'Distribuição de frequências'.C31]" office:value-type="float" office:value="357.849" calcext:value-type="float">
            <text:p>357.85</text:p>
          </table:table-cell>
          <table:table-cell table:formula="of:=[.D34]*[.E34]" office:value-type="float" office:value="125641.141749" calcext:value-type="float">
            <text:p>125641.14</text:p>
          </table:table-cell>
          <table:table-cell table:formula="of:=[.D34]^2" office:value-type="float" office:value="123271.912201" calcext:value-type="float">
            <text:p>123271.91</text:p>
          </table:table-cell>
          <table:table-cell table:formula="of:=[.E34]^2" office:value-type="float" office:value="128055.906801" calcext:value-type="float">
            <text:p>128055.91</text:p>
          </table:table-cell>
          <table:table-cell table:formula="of:=[.$B$41]+([.$C$41]*[.D34])" office:value-type="float" office:value="375.485828692736" calcext:value-type="float">
            <text:p>375.49</text:p>
          </table:table-cell>
          <table:table-cell table:number-columns-repeated="5"/>
        </table:table-row>
        <table:table-row table:style-name="ro2">
          <table:table-cell/>
          <table:table-cell table:formula="of:=[.$A$2]/1024" office:value-type="float" office:value="8" calcext:value-type="float">
            <text:p>8</text:p>
          </table:table-cell>
          <table:table-cell table:formula="of:=[.$B$2]/1000" office:value-type="float" office:value="1024" calcext:value-type="float">
            <text:p>1024</text:p>
          </table:table-cell>
          <table:table-cell table:formula="of:=[$'Distribuição de frequências'.B32]" office:value-type="float" office:value="351.07" calcext:value-type="float">
            <text:p>351.07</text:p>
          </table:table-cell>
          <table:table-cell table:formula="of:=[$'Distribuição de frequências'.C32]" office:value-type="float" office:value="358.153" calcext:value-type="float">
            <text:p>358.15</text:p>
          </table:table-cell>
          <table:table-cell table:formula="of:=[.D35]*[.E35]" office:value-type="float" office:value="125736.77371" calcext:value-type="float">
            <text:p>125736.77</text:p>
          </table:table-cell>
          <table:table-cell table:formula="of:=[.D35]^2" office:value-type="float" office:value="123250.1449" calcext:value-type="float">
            <text:p>123250.14</text:p>
          </table:table-cell>
          <table:table-cell table:formula="of:=[.E35]^2" office:value-type="float" office:value="128273.571409" calcext:value-type="float">
            <text:p>128273.57</text:p>
          </table:table-cell>
          <table:table-cell table:formula="of:=[.$B$41]+([.$C$41]*[.D35])" office:value-type="float" office:value="375.469966180892" calcext:value-type="float">
            <text:p>375.47</text:p>
          </table:table-cell>
          <table:table-cell table:number-columns-repeated="5"/>
        </table:table-row>
        <table:table-row table:style-name="ro2">
          <table:table-cell/>
          <table:table-cell table:formula="of:=[.$A$2]/1024" office:value-type="float" office:value="8" calcext:value-type="float">
            <text:p>8</text:p>
          </table:table-cell>
          <table:table-cell table:formula="of:=[.$B$2]/1000" office:value-type="float" office:value="1024" calcext:value-type="float">
            <text:p>1024</text:p>
          </table:table-cell>
          <table:table-cell table:formula="of:=[$'Distribuição de frequências'.B33]" office:value-type="float" office:value="350.182" calcext:value-type="float">
            <text:p>350.18</text:p>
          </table:table-cell>
          <table:table-cell table:formula="of:=[$'Distribuição de frequências'.C33]" office:value-type="float" office:value="355.68" calcext:value-type="float">
            <text:p>355.68</text:p>
          </table:table-cell>
          <table:table-cell table:formula="of:=[.D36]*[.E36]" office:value-type="float" office:value="124552.73376" calcext:value-type="float">
            <text:p>124552.73</text:p>
          </table:table-cell>
          <table:table-cell table:formula="of:=[.D36]^2" office:value-type="float" office:value="122627.433124" calcext:value-type="float">
            <text:p>122627.43</text:p>
          </table:table-cell>
          <table:table-cell table:formula="of:=[.E36]^2" office:value-type="float" office:value="126508.2624" calcext:value-type="float">
            <text:p>126508.26</text:p>
          </table:table-cell>
          <table:table-cell table:formula="of:=[.$B$41]+([.$C$41]*[.D36])" office:value-type="float" office:value="375.015581970658" calcext:value-type="float">
            <text:p>375.02</text:p>
          </table:table-cell>
          <table:table-cell table:number-columns-repeated="5"/>
        </table:table-row>
        <table:table-row table:style-name="ro2">
          <table:table-cell/>
          <table:table-cell table:formula="of:=[.$A$2]/1024" office:value-type="float" office:value="8" calcext:value-type="float">
            <text:p>8</text:p>
          </table:table-cell>
          <table:table-cell table:formula="of:=[.$B$2]/1000" office:value-type="float" office:value="1024" calcext:value-type="float">
            <text:p>1024</text:p>
          </table:table-cell>
          <table:table-cell table:formula="of:=[$'Distribuição de frequências'.B34]" office:value-type="float" office:value="349.927" calcext:value-type="float">
            <text:p>349.93</text:p>
          </table:table-cell>
          <table:table-cell table:formula="of:=[$'Distribuição de frequências'.C34]" office:value-type="float" office:value="354.067" calcext:value-type="float">
            <text:p>354.07</text:p>
          </table:table-cell>
          <table:table-cell table:formula="of:=[.D37]*[.E37]" office:value-type="float" office:value="123897.603109" calcext:value-type="float">
            <text:p>123897.60</text:p>
          </table:table-cell>
          <table:table-cell table:formula="of:=[.D37]^2" office:value-type="float" office:value="122448.905329" calcext:value-type="float">
            <text:p>122448.91</text:p>
          </table:table-cell>
          <table:table-cell table:formula="of:=[.E37]^2" office:value-type="float" office:value="125363.440489" calcext:value-type="float">
            <text:p>125363.44</text:p>
          </table:table-cell>
          <table:table-cell table:formula="of:=[.$B$41]+([.$C$41]*[.D37])" office:value-type="float" office:value="374.885100018395" calcext:value-type="float">
            <text:p>374.89</text:p>
          </table:table-cell>
          <table:table-cell/>
          <table:table-cell table:style-name="ce24"/>
          <table:table-cell table:number-columns-repeated="3"/>
        </table:table-row>
        <table:table-row table:style-name="ro2">
          <table:table-cell/>
          <table:table-cell table:style-name="ce126" office:value-type="string" calcext:value-type="string">
            <text:p>SOMA</text:p>
          </table:table-cell>
          <table:table-cell table:style-name="ce126"/>
          <table:table-cell table:style-name="ce130" table:formula="of:=SUM([.D8:.D37])" office:value-type="float" office:value="12192.407" calcext:value-type="float">
            <text:p>12192.41</text:p>
          </table:table-cell>
          <table:table-cell table:style-name="ce130" table:formula="of:=SUM([.E8:.E37])" office:value-type="float" office:value="12113.668" calcext:value-type="float">
            <text:p>12113.67</text:p>
          </table:table-cell>
          <table:table-cell table:style-name="ce130" table:formula="of:=SUM([.F8:.F37])" office:value-type="float" office:value="5029735.340036" calcext:value-type="float">
            <text:p>5029735.34</text:p>
          </table:table-cell>
          <table:table-cell table:style-name="ce130" table:formula="of:=SUM([.G8:.G37])" office:value-type="float" office:value="5163441.004443" calcext:value-type="float">
            <text:p>5163441.00</text:p>
          </table:table-cell>
          <table:table-cell table:style-name="ce130" table:formula="of:=SUM([.H8:.H37])" office:value-type="float" office:value="5018749.735226" calcext:value-type="float">
            <text:p>5018749.74</text:p>
          </table:table-cell>
          <table:table-cell table:style-name="ce130"/>
          <table:table-cell/>
          <table:table-cell table:style-name="Default" table:number-columns-repeated="4"/>
        </table:table-row>
        <table:table-row table:style-name="ro2">
          <table:table-cell/>
          <table:table-cell table:style-name="ce77" table:number-columns-repeated="7"/>
          <table:table-cell table:style-name="ce132"/>
          <table:table-cell/>
          <table:table-cell table:style-name="Default" table:number-columns-repeated="4"/>
        </table:table-row>
        <table:table-row table:style-name="ro2">
          <table:table-cell/>
          <table:table-cell table:style-name="ce126" office:value-type="string" calcext:value-type="string">
            <text:p>a</text:p>
          </table:table-cell>
          <table:table-cell table:style-name="ce126" office:value-type="string" calcext:value-type="string">
            <text:p>b</text:p>
          </table:table-cell>
          <table:table-cell table:style-name="ce126" office:value-type="string" calcext:value-type="string">
            <text:p>R</text:p>
          </table:table-cell>
          <table:table-cell table:style-name="ce77" table:number-columns-repeated="4"/>
          <table:table-cell table:style-name="ce125"/>
          <table:table-cell/>
          <table:table-cell table:style-name="Default" table:number-columns-repeated="4"/>
        </table:table-row>
        <table:table-row table:style-name="ro2">
          <table:table-cell table:style-name="ce125"/>
          <table:table-cell table:style-name="ce128" table:formula="of:=([.E38]-([.C41]*[.D38]))/([.C2])" office:value-type="float" office:value="195.829578020009" calcext:value-type="float">
            <text:p>195.82958</text:p>
          </table:table-cell>
          <table:table-cell table:style-name="ce128" table:formula="of:=([.C2]*[.F38]-[.D38]*[.E38])/([.C2]*[.G38]-([.D38]^2))" office:value-type="float" office:value="0.511693930443738" calcext:value-type="float">
            <text:p>0.51169</text:p>
          </table:table-cell>
          <table:table-cell table:style-name="ce128" table:formula="of:=CORREL([.D8:.D37];[.E8:.E37])" office:value-type="float" office:value="0.654300031675388" calcext:value-type="float">
            <text:p>0.65430</text:p>
          </table:table-cell>
          <table:table-cell table:style-name="ce125" table:number-columns-repeated="5"/>
          <table:table-cell/>
          <table:table-cell table:style-name="Default" table:number-columns-repeated="4"/>
        </table:table-row>
        <table:table-row table:style-name="ro1">
          <table:table-cell table:style-name="ce100"/>
          <table:table-cell table:style-name="ce21" table:number-columns-repeated="8"/>
          <table:table-cell table:style-name="ce32"/>
          <table:table-cell table:style-name="Default" table:number-columns-repeated="4"/>
        </table:table-row>
        <table:table-row table:style-name="ro1">
          <table:table-cell table:style-name="Default" table:number-columns-repeated="14"/>
        </table:table-row>
        <table:table-row table:style-name="ro1">
          <table:table-cell table:style-name="ce118" office:value-type="string" calcext:value-type="string" table:number-columns-spanned="8" table:number-rows-spanned="11">
            <text:p>Correlação vai dar zero, pois os dados são de metodos diferentes. </text:p>
            <text:p>Se fosse fazer uma correlação seria necessário alterar o tamnho do </text:p>
            <text:p>Buffer ou do arquivo para ser correlacionar.</text:p>
          </table:table-cell>
          <table:covered-table-cell table:number-columns-repeated="7" table:style-name="Default"/>
          <table:table-cell table:style-name="Default" table:number-columns-repeated="6"/>
        </table:table-row>
        <table:table-row table:style-name="ro1">
          <table:covered-table-cell table:number-columns-repeated="8" table:style-name="Default"/>
          <table:table-cell table:style-name="Default" table:number-columns-repeated="6"/>
        </table:table-row>
        <table:table-row table:style-name="ro1">
          <table:covered-table-cell table:number-columns-repeated="8" table:style-name="Default"/>
          <table:table-cell table:style-name="Default" table:number-columns-repeated="6"/>
        </table:table-row>
        <table:table-row table:style-name="ro1">
          <table:covered-table-cell table:number-columns-repeated="8" table:style-name="Default"/>
          <table:table-cell table:style-name="Default" table:number-columns-repeated="6"/>
        </table:table-row>
        <table:table-row table:style-name="ro1">
          <table:covered-table-cell table:number-columns-repeated="8" table:style-name="Default"/>
          <table:table-cell table:style-name="Default" table:number-columns-repeated="6"/>
        </table:table-row>
        <table:table-row table:style-name="ro1">
          <table:covered-table-cell table:number-columns-repeated="8" table:style-name="Default"/>
          <table:table-cell table:style-name="Default" table:number-columns-repeated="6"/>
        </table:table-row>
        <table:table-row table:style-name="ro1">
          <table:covered-table-cell table:number-columns-repeated="8" table:style-name="Default"/>
          <table:table-cell table:style-name="Default" table:number-columns-repeated="6"/>
        </table:table-row>
        <table:table-row table:style-name="ro1">
          <table:covered-table-cell table:number-columns-repeated="8" table:style-name="Default"/>
          <table:table-cell table:style-name="Default" table:number-columns-repeated="6"/>
        </table:table-row>
        <table:table-row table:style-name="ro1">
          <table:covered-table-cell table:number-columns-repeated="8" table:style-name="Default"/>
          <table:table-cell table:style-name="Default" table:number-columns-repeated="6"/>
        </table:table-row>
        <table:table-row table:style-name="ro1">
          <table:covered-table-cell table:number-columns-repeated="8" table:style-name="Default"/>
          <table:table-cell table:style-name="Default" table:number-columns-repeated="6"/>
        </table:table-row>
        <table:table-row table:style-name="ro1">
          <table:covered-table-cell table:number-columns-repeated="8" table:style-name="Default"/>
          <table:table-cell table:style-name="Default" table:number-columns-repeated="6"/>
        </table:table-row>
      </table:table>
      <table:named-expressions/>
      <table:database-ranges>
        <table:database-range table:name="__Anonymous_Sheet_DB__0" table:target-range-address="'Distribuição de frequências'.A1:'Distribuição de frequências'.A1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fo:font-family="'DejaVu Sans'" style:font-family-generic="swiss" style:font-pitch="variable" fo:font-size="10pt" style:font-family-asian="'Noto Sans CJK SC'" style:font-family-generic-asian="system" style:font-pitch-asian="variable" style:font-size-asian="10pt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5" number:min-decimal-places="15" number:min-integer-digits="1"/>
    </number:number-style>
    <number:number-style style:name="N130">
      <number:number number:decimal-places="14" number:min-decimal-places="14" number:min-integer-digits="1"/>
    </number:number-style>
    <number:number-style style:name="N131">
      <number:number number:decimal-places="13" number:min-decimal-places="13" number:min-integer-digits="1"/>
    </number:number-style>
    <number:number-style style:name="N132">
      <number:number number:decimal-places="12" number:min-decimal-places="12" number:min-integer-digits="1"/>
    </number:number-style>
    <number:number-style style:name="N133">
      <number:number number:decimal-places="11" number:min-decimal-places="11" number:min-integer-digits="1"/>
    </number:number-style>
    <number:number-style style:name="N134">
      <number:number number:decimal-places="10" number:min-decimal-places="10" number:min-integer-digits="1"/>
    </number:number-style>
    <number:number-style style:name="N135">
      <number:number number:decimal-places="9" number:min-decimal-places="9" number:min-integer-digits="1"/>
    </number:number-style>
    <number:number-style style:name="N136">
      <number:number number:decimal-places="8" number:min-decimal-places="8" number:min-integer-digits="1"/>
    </number:number-style>
    <number:number-style style:name="N137">
      <number:number number:decimal-places="7" number:min-decimal-places="7" number:min-integer-digits="1"/>
    </number:number-style>
    <number:number-style style:name="N138">
      <number:number number:decimal-places="6" number:min-decimal-places="6" number:min-integer-digits="1"/>
    </number:number-style>
    <number:number-style style:name="N139">
      <number:number number:decimal-places="5" number:min-decimal-places="5" number:min-integer-digits="1"/>
    </number:number-style>
    <number:number-style style:name="N140">
      <number:number number:decimal-places="4" number:min-decimal-places="4" number:min-integer-digits="1"/>
    </number:number-style>
    <number:number-style style:name="N141">
      <number:number number:decimal-places="3" number:min-decimal-places="3" number:min-integer-digits="1" number:grouping="true"/>
    </number:number-style>
    <number:number-style style:name="N142">
      <number:number number:decimal-places="4" number:min-decimal-places="4" number:min-integer-digits="1" number:grouping="true"/>
    </number:number-style>
    <number:number-style style:name="N143">
      <number:number number:decimal-places="5" number:min-decimal-places="5" number:min-integer-digits="1" number:grouping="true"/>
    </number:number-style>
    <number:number-style style:name="N144">
      <number:number number:decimal-places="3" number:min-decimal-places="3" number:min-integer-digits="1"/>
    </number:number-style>
    <number:number-style style:name="N145">
      <number:number number:decimal-places="1" number:min-decimal-places="1" number:min-integer-digits="1"/>
    </number:number-style>
    <number:number-style style:name="N146">
      <number:number number:decimal-places="1" number:min-decimal-places="1" number:min-integer-digits="1" number:grouping="true"/>
    </number:number-style>
    <number:number-style style:name="N147">
      <number:number number:decimal-places="16" number:min-decimal-places="16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6-11T23:53:43.483577400</dc:date>
    <meta:editing-duration>PT1H45M17S</meta:editing-duration>
    <meta:editing-cycles>14</meta:editing-cycles>
    <meta:generator>LibreOffice/25.2.3.2$Windows_X86_64 LibreOffice_project/bbb074479178df812d175f709636b368952c2ce3</meta:generator>
    <meta:document-statistic meta:table-count="3" meta:cell-count="1121" meta:object-count="7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gap-width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808080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005cm" svg:height="14.822cm" xlink:href=".." xlink:type="simple" chart:class="chart:bar" chart:style-name="ch1">
        <chart:title svg:x="9.331cm" svg:y="0.432cm" chart:style-name="ch2">
          <text:p>Histograma Absoluto</text:p>
        </chart:title>
        <chart:subtitle svg:x="0cm" svg:y="0cm" chart:style-name="ch2"/>
        <chart:plot-area chart:style-name="ch3" svg:x="0.46cm" svg:y="1.507cm" svg:width="22.085cm" svg:height="13.01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1.288cm" svg:y="1.507cm" svg:width="21.062cm" svg:height="12.37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'Distribuição de frequências'.P12:'Distribuição de frequências'.P25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'Distribuição de frequências'.Q12:'Distribuição de frequências'.Q25" chart:label-cell-address="'Distribuição de frequências'.Q10:'Distribuição de frequências'.Q10" chart:class="chart:bar"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</text:p>
                <draw:g>
                  <svg:desc>'Distribuição de frequências'.Q10:'Distribuição de frequências'.Q10</svg:desc>
                </draw:g>
              </table:table-cell>
            </table:table-row>
          </table:table-header-rows>
          <table:table-rows>
            <table:table-row>
              <table:table-cell office:value-type="float" office:value="349.475">
                <text:p>349.475</text:p>
                <draw:g>
                  <svg:desc>'Distribuição de frequências'.P12:'Distribuição de frequências'.P25</svg:desc>
                </draw:g>
              </table:table-cell>
              <table:table-cell office:value-type="float" office:value="15">
                <text:p>15</text:p>
                <draw:g>
                  <svg:desc>'Distribuição de frequências'.Q12:'Distribuição de frequências'.Q25</svg:desc>
                </draw:g>
              </table:table-cell>
            </table:table-row>
            <table:table-row>
              <table:table-cell office:value-type="float" office:value="378.518692307692">
                <text:p>378.5186923076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07.562384615385">
                <text:p>407.5623846153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6.606076923077">
                <text:p>436.6060769230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65.649769230769">
                <text:p>465.6497692307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94.693461538462">
                <text:p>494.6934615384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23.737153846154">
                <text:p>523.7371538461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52.780846153846">
                <text:p>552.780846153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81.824538461538">
                <text:p>581.8245384615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0.868230769231">
                <text:p>610.868230769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9.911923076923">
                <text:p>639.9119230769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8.955615384615">
                <text:p>668.9556153846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7.999307692307">
                <text:p>697.9993076923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7.043">
                <text:p>727.04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3.2$Windows_X86_64 LibreOffice_project/bbb074479178df812d175f709636b368952c2ce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2">
      <number:number number:decimal-places="2" number:min-decimal-places="2" number:min-integer-digits="1"/>
    </number:number-style>
    <number:number-style style:name="N140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 chart:data-label-series="fals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svg:stroke-color="#b3b3b3" draw:fill="solid" draw:fill-color="#ffffff"/>
    </style:style>
    <style:style style:name="ch9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</office:automatic-styles>
  <office:body>
    <office:chart>
      <chart:chart svg:width="21.693cm" svg:height="14.521cm" xlink:href=".." xlink:type="simple" chart:class="chart:scatter" chart:style-name="ch1">
        <chart:title svg:x="7.512cm" svg:y="0.426cm" chart:style-name="ch2">
          <text:p><text:span text:style-name="T1">Polígono de Frequêcias Relativo</text:span></text:p>
        </chart:title>
        <chart:subtitle svg:x="0cm" svg:y="0cm" chart:style-name="ch2"/>
        <chart:plot-area chart:style-name="ch3" svg:x="0.433cm" svg:y="1.495cm" svg:width="20.827cm" svg:height="12.736cm">
          <chart:coordinate-region svg:x="1.736cm" svg:y="1.695cm" svg:width="18.996cm" svg:height="11.889cm"/>
          <chart:axis chart:dimension="x" chart:name="primary-x" chart:style-name="ch4" chartooo:axis-type="auto">
            <chart:categories table:cell-range-address="'Distribuição de frequências'.P11:'Distribuição de frequências'.P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istribuição de frequências'.R11:'Distribuição de frequências'.R26" chart:class="chart:scatter">
            <chart:domain table:cell-range-address="'Distribuição de frequências'.P11:'Distribuição de frequências'.P26"/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P</text:p>
              </table:table-cell>
              <table:table-cell office:value-type="string">
                <text:p>Coluna R</text:p>
              </table:table-cell>
            </table:table-row>
          </table:table-header-rows>
          <table:table-rows>
            <table:table-row>
              <table:table-cell office:value-type="float" office:value="300">
                <text:p>300</text:p>
                <draw:g>
                  <svg:desc>'Distribuição de frequências'.P11:'Distribuição de frequências'.P26</svg:desc>
                </draw:g>
              </table:table-cell>
              <table:table-cell office:value-type="float" office:value="300">
                <text:p>300</text:p>
                <draw:g>
                  <svg:desc>'Distribuição de frequências'.P11:'Distribuição de frequências'.P26</svg:desc>
                </draw:g>
              </table:table-cell>
              <table:table-cell office:value-type="float" office:value="0">
                <text:p>0</text:p>
                <draw:g>
                  <svg:desc>'Distribuição de frequências'.R11:'Distribuição de frequências'.R26</svg:desc>
                </draw:g>
              </table:table-cell>
            </table:table-row>
            <table:table-row>
              <table:table-cell office:value-type="float" office:value="349.475">
                <text:p>349.475</text:p>
              </table:table-cell>
              <table:table-cell office:value-type="float" office:value="349.475">
                <text:p>349.47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378.518692307692">
                <text:p>378.518692307692</text:p>
              </table:table-cell>
              <table:table-cell office:value-type="float" office:value="378.518692307692">
                <text:p>378.518692307692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float" office:value="407.562384615385">
                <text:p>407.562384615385</text:p>
              </table:table-cell>
              <table:table-cell office:value-type="float" office:value="407.562384615385">
                <text:p>407.562384615385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float" office:value="436.606076923077">
                <text:p>436.606076923077</text:p>
              </table:table-cell>
              <table:table-cell office:value-type="float" office:value="436.606076923077">
                <text:p>436.606076923077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float" office:value="465.649769230769">
                <text:p>465.649769230769</text:p>
              </table:table-cell>
              <table:table-cell office:value-type="float" office:value="465.649769230769">
                <text:p>465.649769230769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float" office:value="494.693461538462">
                <text:p>494.693461538462</text:p>
              </table:table-cell>
              <table:table-cell office:value-type="float" office:value="494.693461538462">
                <text:p>494.693461538462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float" office:value="523.737153846154">
                <text:p>523.737153846154</text:p>
              </table:table-cell>
              <table:table-cell office:value-type="float" office:value="523.737153846154">
                <text:p>523.737153846154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float" office:value="552.780846153846">
                <text:p>552.780846153846</text:p>
              </table:table-cell>
              <table:table-cell office:value-type="float" office:value="552.780846153846">
                <text:p>552.780846153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81.824538461538">
                <text:p>581.824538461538</text:p>
              </table:table-cell>
              <table:table-cell office:value-type="float" office:value="581.824538461538">
                <text:p>581.8245384615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0.868230769231">
                <text:p>610.868230769231</text:p>
              </table:table-cell>
              <table:table-cell office:value-type="float" office:value="610.868230769231">
                <text:p>610.868230769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9.911923076923">
                <text:p>639.911923076923</text:p>
              </table:table-cell>
              <table:table-cell office:value-type="float" office:value="639.911923076923">
                <text:p>639.9119230769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8.955615384615">
                <text:p>668.955615384615</text:p>
              </table:table-cell>
              <table:table-cell office:value-type="float" office:value="668.955615384615">
                <text:p>668.9556153846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7.999307692307">
                <text:p>697.999307692307</text:p>
              </table:table-cell>
              <table:table-cell office:value-type="float" office:value="697.999307692307">
                <text:p>697.9993076923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7.043">
                <text:p>727.043</text:p>
              </table:table-cell>
              <table:table-cell office:value-type="float" office:value="727.043">
                <text:p>727.043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3.2$Windows_X86_64 LibreOffice_project/bbb074479178df812d175f709636b368952c2ce3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 chart:data-label-series="fals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043cm" svg:height="14.447cm" xlink:href=".." xlink:type="simple" chart:class="chart:scatter" chart:style-name="ch1">
        <chart:title svg:x="11.35cm" svg:y="0.424cm" chart:style-name="ch2">
          <text:p>Ogiva</text:p>
        </chart:title>
        <chart:subtitle svg:x="0cm" svg:y="0cm" chart:style-name="ch2"/>
        <chart:plot-area chart:style-name="ch3" svg:x="0.48cm" svg:y="1.491cm" svg:width="23.083cm" svg:height="12.668cm">
          <chart:coordinate-region svg:x="1.114cm" svg:y="1.69cm" svg:width="21.921cm" svg:height="11.82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Distribuição de frequências'.S11:'Distribuição de frequências'.S25" chart:class="chart:scatter">
            <chart:domain table:cell-range-address="'Distribuição de frequências'.O11:'Distribuição de frequências'.O25"/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O</text:p>
              </table:table-cell>
              <table:table-cell office:value-type="string">
                <text:p>Coluna 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'Distribuição de frequências'.O11:'Distribuição de frequências'.O25</svg:desc>
                </draw:g>
              </table:table-cell>
              <table:table-cell office:value-type="float" office:value="0">
                <text:p>0</text:p>
                <draw:g>
                  <svg:desc>'Distribuição de frequências'.S11:'Distribuição de frequências'.S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3.996846153846">
                <text:p>363.99684615384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3.040538461539">
                <text:p>393.04053846153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2.084230769231">
                <text:p>422.08423076923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1.127923076923">
                <text:p>451.12792307692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0.171615384615">
                <text:p>480.17161538461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9.215307692308">
                <text:p>509.21530769230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38.259">
                <text:p>538.25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67.302692307692">
                <text:p>567.30269230769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6.346384615385">
                <text:p>596.34638461538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25.390076923077">
                <text:p>625.39007692307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54.433769230769">
                <text:p>654.43376923076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83.477461538461">
                <text:p>683.47746153846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12.521153846154">
                <text:p>712.52115384615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41.564846153846">
                <text:p>741.564846153846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3.2$Windows_X86_64 LibreOffice_project/bbb074479178df812d175f709636b368952c2ce3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gap-width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fill-color="#ff4000"/>
      <style:text-properties fo:font-size="10pt" style:font-size-asian="10pt" style:font-size-complex="10pt"/>
    </style:style>
    <style:style style:name="ch9" style:family="chart">
      <style:graphic-properties draw:stroke="solid" draw:fill="none" draw:fill-color="#808080"/>
    </style:style>
    <style:style style:name="ch10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</office:automatic-styles>
  <office:body>
    <office:chart>
      <chart:chart svg:width="22.822cm" svg:height="14.887cm" xlink:href=".." xlink:type="simple" chart:class="chart:bar" chart:style-name="ch1">
        <chart:title svg:x="9.24cm" svg:y="0.433cm" chart:style-name="ch2">
          <text:p><text:span text:style-name="T1">Histograma Absoluto</text:span></text:p>
        </chart:title>
        <chart:subtitle svg:x="0cm" svg:y="0cm" chart:style-name="ch2"/>
        <chart:plot-area chart:style-name="ch3" svg:x="0.456cm" svg:y="1.509cm" svg:width="21.91cm" svg:height="13.08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chart:coordinate-region svg:x="1.151cm" svg:y="1.509cm" svg:width="21.153cm" svg:height="12.43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'Distribuição de frequências'.P48:'Distribuição de frequências'.P61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'Distribuição de frequências'.Q48:'Distribuição de frequências'.Q61" chart:label-cell-address="'Distribuição de frequências'.Q28:'Distribuição de frequências'.Q28" chart:class="chart:bar"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Distribuição de frequências'.Q28:'Distribuição de frequências'.Q28</svg:desc>
                </draw:g>
              </table:table-cell>
            </table:table-row>
          </table:table-header-rows>
          <table:table-rows>
            <table:table-row>
              <table:table-cell office:value-type="float" office:value="353.701">
                <text:p>353.701</text:p>
                <draw:g>
                  <svg:desc>'Distribuição de frequências'.P48:'Distribuição de frequências'.P61</svg:desc>
                </draw:g>
              </table:table-cell>
              <table:table-cell office:value-type="float" office:value="13">
                <text:p>13</text:p>
                <draw:g>
                  <svg:desc>'Distribuição de frequências'.Q48:'Distribuição de frequências'.Q61</svg:desc>
                </draw:g>
              </table:table-cell>
            </table:table-row>
            <table:table-row>
              <table:table-cell office:value-type="float" office:value="374.994">
                <text:p>374.9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96.287">
                <text:p>396.2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17.58">
                <text:p>417.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.873">
                <text:p>438.8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60.166">
                <text:p>460.1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81.459">
                <text:p>481.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2.752">
                <text:p>502.7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24.045">
                <text:p>524.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5.338">
                <text:p>545.3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66.631">
                <text:p>566.6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87.924">
                <text:p>587.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9.217">
                <text:p>609.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0.51">
                <text:p>630.5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3.2$Windows_X86_64 LibreOffice_project/bbb074479178df812d175f709636b368952c2ce3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40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 chart:data-label-series="fals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</office:automatic-styles>
  <office:body>
    <office:chart>
      <chart:chart svg:width="21.645cm" svg:height="14.64cm" xlink:href=".." xlink:type="simple" chart:class="chart:scatter" chart:style-name="ch1">
        <chart:title svg:x="7.488cm" svg:y="0.428cm" chart:style-name="ch2">
          <text:p><text:span text:style-name="T1">Polígono de Frequêcias Relativo</text:span></text:p>
        </chart:title>
        <chart:subtitle svg:x="0cm" svg:y="0cm" chart:style-name="ch2"/>
        <chart:plot-area chart:style-name="ch3" svg:x="0.432cm" svg:y="1.499cm" svg:width="20.781cm" svg:height="12.849cm">
          <chart:coordinate-region svg:x="1.735cm" svg:y="1.698cm" svg:width="18.95cm" svg:height="12.003cm"/>
          <chart:axis chart:dimension="x" chart:name="primary-x" chart:style-name="ch4" chartooo:axis-type="auto">
            <chart:categories table:cell-range-address="'Distribuição de frequências'.P47:'Distribuição de frequências'.P6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istribuição de frequências'.R47:'Distribuição de frequências'.R62" chart:class="chart:scatter">
            <chart:domain table:cell-range-address="'Distribuição de frequências'.P47:'Distribuição de frequências'.P62"/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P</text:p>
              </table:table-cell>
              <table:table-cell office:value-type="string">
                <text:p>Coluna R</text:p>
              </table:table-cell>
            </table:table-row>
          </table:table-header-rows>
          <table:table-rows>
            <table:table-row>
              <table:table-cell office:value-type="float" office:value="300">
                <text:p>300</text:p>
                <draw:g>
                  <svg:desc>'Distribuição de frequências'.P47:'Distribuição de frequências'.P62</svg:desc>
                </draw:g>
              </table:table-cell>
              <table:table-cell office:value-type="float" office:value="300">
                <text:p>300</text:p>
                <draw:g>
                  <svg:desc>'Distribuição de frequências'.P47:'Distribuição de frequências'.P62</svg:desc>
                </draw:g>
              </table:table-cell>
              <table:table-cell office:value-type="float" office:value="0">
                <text:p>0</text:p>
                <draw:g>
                  <svg:desc>'Distribuição de frequências'.R47:'Distribuição de frequências'.R62</svg:desc>
                </draw:g>
              </table:table-cell>
            </table:table-row>
            <table:table-row>
              <table:table-cell office:value-type="float" office:value="353.701">
                <text:p>353.701</text:p>
              </table:table-cell>
              <table:table-cell office:value-type="float" office:value="353.701">
                <text:p>353.701</text:p>
              </table:table-cell>
              <table:table-cell office:value-type="float" office:value="0.433333333333333">
                <text:p>0.433333333333333</text:p>
              </table:table-cell>
            </table:table-row>
            <table:table-row>
              <table:table-cell office:value-type="float" office:value="374.994">
                <text:p>374.994</text:p>
              </table:table-cell>
              <table:table-cell office:value-type="float" office:value="374.994">
                <text:p>374.994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float" office:value="396.287">
                <text:p>396.287</text:p>
              </table:table-cell>
              <table:table-cell office:value-type="float" office:value="396.287">
                <text:p>396.287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float" office:value="417.58">
                <text:p>417.58</text:p>
              </table:table-cell>
              <table:table-cell office:value-type="float" office:value="417.58">
                <text:p>417.58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float" office:value="438.873">
                <text:p>438.873</text:p>
              </table:table-cell>
              <table:table-cell office:value-type="float" office:value="438.873">
                <text:p>438.873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float" office:value="460.166">
                <text:p>460.166</text:p>
              </table:table-cell>
              <table:table-cell office:value-type="float" office:value="460.166">
                <text:p>460.16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481.459">
                <text:p>481.459</text:p>
              </table:table-cell>
              <table:table-cell office:value-type="float" office:value="481.459">
                <text:p>481.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2.752">
                <text:p>502.752</text:p>
              </table:table-cell>
              <table:table-cell office:value-type="float" office:value="502.752">
                <text:p>502.75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524.045">
                <text:p>524.045</text:p>
              </table:table-cell>
              <table:table-cell office:value-type="float" office:value="524.045">
                <text:p>524.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5.338">
                <text:p>545.338</text:p>
              </table:table-cell>
              <table:table-cell office:value-type="float" office:value="545.338">
                <text:p>545.3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66.631">
                <text:p>566.631</text:p>
              </table:table-cell>
              <table:table-cell office:value-type="float" office:value="566.631">
                <text:p>566.6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87.924">
                <text:p>587.924</text:p>
              </table:table-cell>
              <table:table-cell office:value-type="float" office:value="587.924">
                <text:p>587.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9.217">
                <text:p>609.217</text:p>
              </table:table-cell>
              <table:table-cell office:value-type="float" office:value="609.217">
                <text:p>609.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0.51">
                <text:p>630.51</text:p>
              </table:table-cell>
              <table:table-cell office:value-type="float" office:value="630.51">
                <text:p>630.51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3.2$Windows_X86_64 LibreOffice_project/bbb074479178df812d175f709636b368952c2ce3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 chart:data-label-series="fals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194cm" svg:height="14.668cm" xlink:href=".." xlink:type="simple" chart:class="chart:scatter" chart:style-name="ch1">
        <chart:title svg:x="11.426cm" svg:y="0.429cm" chart:style-name="ch2">
          <text:p>Ogiva</text:p>
        </chart:title>
        <chart:subtitle svg:x="0cm" svg:y="0cm" chart:style-name="ch2"/>
        <chart:plot-area chart:style-name="ch3" svg:x="0.483cm" svg:y="1.501cm" svg:width="23.228cm" svg:height="12.874cm">
          <chart:coordinate-region svg:x="1.117cm" svg:y="1.701cm" svg:width="22.066cm" svg:height="12.027cm"/>
          <chart:axis chart:dimension="x" chart:name="primary-x" chart:style-name="ch4" chartooo:axis-type="auto">
            <chart:categories table:cell-range-address="'Distribuição de frequências'.O47:'Distribuição de frequências'.O6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istribuição de frequências'.S47:'Distribuição de frequências'.S61" chart:class="chart:scatter">
            <chart:domain table:cell-range-address="'Distribuição de frequências'.O47:'Distribuição de frequências'.O61"/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O</text:p>
              </table:table-cell>
              <table:table-cell office:value-type="string">
                <text:p>Coluna S</text:p>
              </table:table-cell>
            </table:table-row>
          </table:table-header-rows>
          <table:table-rows>
            <table:table-row>
              <table:table-cell office:value-type="float" office:value="300">
                <text:p>300</text:p>
                <draw:g>
                  <svg:desc>'Distribuição de frequências'.O47:'Distribuição de frequências'.O61</svg:desc>
                </draw:g>
              </table:table-cell>
              <table:table-cell office:value-type="float" office:value="300">
                <text:p>300</text:p>
                <draw:g>
                  <svg:desc>'Distribuição de frequências'.O47:'Distribuição de frequências'.O61</svg:desc>
                </draw:g>
              </table:table-cell>
              <table:table-cell office:value-type="float" office:value="0">
                <text:p>0</text:p>
                <draw:g>
                  <svg:desc>'Distribuição de frequências'.S47:'Distribuição de frequências'.S61</svg:desc>
                </draw:g>
              </table:table-cell>
            </table:table-row>
            <table:table-row>
              <table:table-cell office:value-type="float" office:value="364.3475">
                <text:p>364.3475</text:p>
              </table:table-cell>
              <table:table-cell office:value-type="float" office:value="364.3475">
                <text:p>364.347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85.6405">
                <text:p>385.6405</text:p>
              </table:table-cell>
              <table:table-cell office:value-type="float" office:value="385.6405">
                <text:p>385.640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06.9335">
                <text:p>406.9335</text:p>
              </table:table-cell>
              <table:table-cell office:value-type="float" office:value="406.9335">
                <text:p>406.933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28.2265">
                <text:p>428.2265</text:p>
              </table:table-cell>
              <table:table-cell office:value-type="float" office:value="428.2265">
                <text:p>428.226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49.5195">
                <text:p>449.5195</text:p>
              </table:table-cell>
              <table:table-cell office:value-type="float" office:value="449.5195">
                <text:p>449.519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70.8125">
                <text:p>470.8125</text:p>
              </table:table-cell>
              <table:table-cell office:value-type="float" office:value="470.8125">
                <text:p>470.81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92.1055">
                <text:p>492.1055</text:p>
              </table:table-cell>
              <table:table-cell office:value-type="float" office:value="492.1055">
                <text:p>492.105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513.3985">
                <text:p>513.3985</text:p>
              </table:table-cell>
              <table:table-cell office:value-type="float" office:value="513.3985">
                <text:p>513.398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534.6915">
                <text:p>534.6915</text:p>
              </table:table-cell>
              <table:table-cell office:value-type="float" office:value="534.6915">
                <text:p>534.691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555.9845">
                <text:p>555.9845</text:p>
              </table:table-cell>
              <table:table-cell office:value-type="float" office:value="555.9845">
                <text:p>555.984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577.2775">
                <text:p>577.2775</text:p>
              </table:table-cell>
              <table:table-cell office:value-type="float" office:value="577.2775">
                <text:p>577.277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598.5705">
                <text:p>598.5705</text:p>
              </table:table-cell>
              <table:table-cell office:value-type="float" office:value="598.5705">
                <text:p>598.570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619.8635">
                <text:p>619.8635</text:p>
              </table:table-cell>
              <table:table-cell office:value-type="float" office:value="619.8635">
                <text:p>619.863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641.1565">
                <text:p>641.1565</text:p>
              </table:table-cell>
              <table:table-cell office:value-type="float" office:value="641.1565">
                <text:p>641.1565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3.2$Windows_X86_64 LibreOffice_project/bbb074479178df812d175f709636b368952c2ce3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4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3pt" style:font-size-asian="13pt" style:font-size-complex="13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7b59"/>
    </style:style>
    <style:style style:name="ch10" style:family="chart">
      <style:text-properties fo:font-size="14pt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T1" style:family="text">
      <style:text-properties fo:font-size="14pt" style:font-size-asian="9pt" style:font-size-complex="9pt"/>
    </style:style>
  </office:automatic-styles>
  <office:body>
    <office:chart>
      <chart:chart svg:width="34.135cm" svg:height="23.81cm" xlink:href=".." xlink:type="simple" chart:class="chart:scatter" chart:style-name="ch1">
        <chart:plot-area chart:style-name="ch2" svg:x="1.985cm" svg:y="0.476cm" svg:width="31.468cm" svg:height="21.585cm">
          <chart:coordinate-region svg:x="3.288cm" svg:y="0.676cm" svg:width="29.637cm" svg:height="20.738cm"/>
          <chart:axis chart:dimension="x" chart:name="primary-x" chart:style-name="ch3">
            <chart:title svg:x="16.973cm" svg:y="22.537cm" chart:style-name="ch4">
              <text:p><text:span text:style-name="T1">Fread</text:span></text:p>
            </chart:title>
          </chart:axis>
          <chart:axis chart:dimension="y" chart:name="primary-y" chart:style-name="ch5">
            <chart:title svg:x="0.451cm" svg:y="11.958cm" chart:style-name="ch6">
              <text:p><text:span text:style-name="T1">Read</text:span></text:p>
            </chart:title>
            <chart:grid chart:style-name="ch7" chart:class="major"/>
          </chart:axis>
          <chart:series chart:style-name="ch8" chart:values-cell-range-address="'Correlação e regressão'.E8:'Correlação e regressão'.E37" chart:class="chart:scatter">
            <chart:domain table:cell-range-address="'Correlação e regressão'.D8:'Correlação e regressão'.D37"/>
            <chart:regression-curve chart:style-name="ch9">
              <chart:equation chart:display-equation="true" chart:display-r-square="true" svg:x="4.157cm" svg:y="16.933cm" chart:style-name="ch10"/>
            </chart:regression-curve>
            <chart:data-point chart:repeated="10"/>
            <chart:data-point chart:style-name="ch11"/>
            <chart:data-point chart:repeated="2"/>
            <chart:data-point chart:style-name="ch11"/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D</text:p>
              </table:table-cell>
              <table:table-cell office:value-type="string">
                <text:p>Colu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7.626">
                <text:p>427.626</text:p>
                <draw:g>
                  <svg:desc>'Correlação e regressão'.D8:'Correlação e regressão'.D37</svg:desc>
                </draw:g>
              </table:table-cell>
              <table:table-cell office:value-type="float" office:value="469.539">
                <text:p>469.539</text:p>
                <draw:g>
                  <svg:desc>'Correlação e regressão'.E8:'Correlação e regressão'.E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63.197">
                <text:p>463.197</text:p>
              </table:table-cell>
              <table:table-cell office:value-type="float" office:value="469.063">
                <text:p>469.0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81.013">
                <text:p>481.013</text:p>
              </table:table-cell>
              <table:table-cell office:value-type="float" office:value="493.14">
                <text:p>493.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27.043">
                <text:p>727.043</text:p>
              </table:table-cell>
              <table:table-cell office:value-type="float" office:value="461.354">
                <text:p>461.3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7.853">
                <text:p>517.853</text:p>
              </table:table-cell>
              <table:table-cell office:value-type="float" office:value="499.829">
                <text:p>499.8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9.933">
                <text:p>499.933</text:p>
              </table:table-cell>
              <table:table-cell office:value-type="float" office:value="508.222">
                <text:p>508.2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4.764">
                <text:p>484.764</text:p>
              </table:table-cell>
              <table:table-cell office:value-type="float" office:value="384.514">
                <text:p>384.5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0.96">
                <text:p>370.96</text:p>
              </table:table-cell>
              <table:table-cell office:value-type="float" office:value="407.587">
                <text:p>407.5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97.022">
                <text:p>397.022</text:p>
              </table:table-cell>
              <table:table-cell office:value-type="float" office:value="439.315">
                <text:p>439.3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9.645">
                <text:p>499.645</text:p>
              </table:table-cell>
              <table:table-cell office:value-type="float" office:value="630.51">
                <text:p>630.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91.028">
                <text:p>391.028</text:p>
              </table:table-cell>
              <table:table-cell office:value-type="float" office:value="366.064">
                <text:p>366.0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6.788">
                <text:p>356.788</text:p>
              </table:table-cell>
              <table:table-cell office:value-type="float" office:value="371.895">
                <text:p>371.8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75.19">
                <text:p>375.19</text:p>
              </table:table-cell>
              <table:table-cell office:value-type="float" office:value="389.018">
                <text:p>389.0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84.635">
                <text:p>384.635</text:p>
              </table:table-cell>
              <table:table-cell office:value-type="float" office:value="382.082">
                <text:p>382.0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78.236">
                <text:p>378.236</text:p>
              </table:table-cell>
              <table:table-cell office:value-type="float" office:value="438.252">
                <text:p>438.2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15.179">
                <text:p>515.179</text:p>
              </table:table-cell>
              <table:table-cell office:value-type="float" office:value="396.261">
                <text:p>396.2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9.959">
                <text:p>349.959</text:p>
              </table:table-cell>
              <table:table-cell office:value-type="float" office:value="353.701">
                <text:p>353.7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9.475">
                <text:p>349.475</text:p>
              </table:table-cell>
              <table:table-cell office:value-type="float" office:value="356.248">
                <text:p>356.2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50.129">
                <text:p>350.129</text:p>
              </table:table-cell>
              <table:table-cell office:value-type="float" office:value="356.34">
                <text:p>356.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0.166">
                <text:p>350.166</text:p>
              </table:table-cell>
              <table:table-cell office:value-type="float" office:value="367.382">
                <text:p>367.3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54.716">
                <text:p>354.716</text:p>
              </table:table-cell>
              <table:table-cell office:value-type="float" office:value="356.191">
                <text:p>356.1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54.768">
                <text:p>354.768</text:p>
              </table:table-cell>
              <table:table-cell office:value-type="float" office:value="357.152">
                <text:p>357.1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50.351">
                <text:p>350.351</text:p>
              </table:table-cell>
              <table:table-cell office:value-type="float" office:value="359.267">
                <text:p>359.2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53.006">
                <text:p>353.006</text:p>
              </table:table-cell>
              <table:table-cell office:value-type="float" office:value="359.18">
                <text:p>359.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54.617">
                <text:p>354.617</text:p>
              </table:table-cell>
              <table:table-cell office:value-type="float" office:value="358.185">
                <text:p>358.1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52.828">
                <text:p>352.828</text:p>
              </table:table-cell>
              <table:table-cell office:value-type="float" office:value="357.628">
                <text:p>357.6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51.101">
                <text:p>351.101</text:p>
              </table:table-cell>
              <table:table-cell office:value-type="float" office:value="357.849">
                <text:p>357.8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51.07">
                <text:p>351.07</text:p>
              </table:table-cell>
              <table:table-cell office:value-type="float" office:value="358.153">
                <text:p>358.1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50.182">
                <text:p>350.182</text:p>
              </table:table-cell>
              <table:table-cell office:value-type="float" office:value="355.68">
                <text:p>355.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9.927">
                <text:p>349.927</text:p>
              </table:table-cell>
              <table:table-cell office:value-type="float" office:value="354.067">
                <text:p>354.06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3.2$Windows_X86_64 LibreOffice_project/bbb074479178df812d175f709636b368952c2ce3</meta:generator>
  </office:meta>
</office:document-meta>
</file>

<file path=Object 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